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start" style:justify-single-word="false"/>
    </style:style>
    <style:style style:name="P4" style:family="paragraph" style:parent-style-name="Header">
      <style:paragraph-properties fo:text-align="start" style:justify-single-word="false"/>
      <style:text-properties fo:font-weight="bold" style:font-weight-asian="bold" style:font-weight-complex="bold"/>
    </style:style>
    <style:style style:name="P5" style:family="paragraph" style:parent-style-name="Header">
      <style:paragraph-properties fo:text-align="end" style:justify-single-word="false"/>
      <style:text-properties fo:font-weight="bold" style:font-weight-asian="bold" style:font-weight-complex="bold"/>
    </style:style>
    <style:style style:name="P6" style:family="paragraph" style:parent-style-name="Header">
      <style:paragraph-properties fo:text-align="start" style:justify-single-word="false"/>
    </style:style>
    <style:style style:name="P7" style:family="paragraph" style:parent-style-name="Header">
      <style:paragraph-properties fo:text-align="end" style:justify-single-word="false"/>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start" style:justify-single-word="false"/>
      <style:text-properties fo:font-weight="normal" style:font-weight-asian="normal" style:font-weight-complex="normal"/>
    </style:style>
    <style:style style:name="P17" style:family="paragraph" style:parent-style-name="Text_20_body">
      <style:paragraph-properties fo:margin-left="0.5in" fo:margin-right="0in" fo:text-align="start" style:justify-single-word="false" fo:text-indent="0in" style:auto-text-indent="false"/>
      <style:text-properties fo:font-style="italic" style:font-style-asian="italic" style:font-style-complex="italic"/>
    </style:style>
    <style:style style:name="P18" style:family="paragraph" style:parent-style-name="Contents_20_1">
      <style:paragraph-properties>
        <style:tab-stops>
          <style:tab-stop style:position="4.5in" style:type="right" style:leader-style="dotted" style:leader-text="."/>
        </style:tab-stops>
      </style:paragraph-properties>
    </style:style>
    <style:style style:name="P19" style:family="paragraph" style:parent-style-name="Contents_20_2">
      <style:paragraph-properties>
        <style:tab-stops>
          <style:tab-stop style:position="4.3035in" style:type="right" style:leader-style="dotted" style:leader-text="."/>
        </style:tab-stops>
      </style:paragraph-properties>
    </style:style>
    <style:style style:name="P20" style:family="paragraph" style:parent-style-name="Quotation" style:list-style-name="L14"/>
    <style:style style:name="P21" style:family="paragraph" style:parent-style-name="Title" style:master-page-name="Intro_20_First_20_Page">
      <style:paragraph-properties style:page-number="1"/>
    </style:style>
    <style:style style:name="P22" style:family="paragraph" style:parent-style-name="Title" style:master-page-name="Intro_20_First_20_Page">
      <style:paragraph-properties style:page-number="auto"/>
    </style:style>
    <style:style style:name="P23" style:family="paragraph" style:parent-style-name="Title" style:master-page-name="Forward_20_First_20_Page">
      <style:paragraph-properties style:page-number="auto"/>
    </style:style>
    <style:style style:name="P24" style:family="paragraph" style:parent-style-name="Title" style:master-page-name="Chapter_20_First_20_Page">
      <style:paragraph-properties style:page-number="1" fo:break-before="auto" fo:break-after="auto"/>
    </style:style>
    <style:style style:name="P25" style:family="paragraph" style:parent-style-name="Title" style:master-page-name="Chapter_20_First_20_Page">
      <style:paragraph-properties style:page-number="auto" fo:break-before="auto" fo:break-after="auto"/>
    </style:style>
    <style:style style:name="P26" style:family="paragraph" style:parent-style-name="Title" style:master-page-name="Chapter_20_First_20_Page">
      <style:paragraph-properties style:page-number="auto"/>
    </style:style>
    <style:style style:name="P27" style:family="paragraph" style:parent-style-name="Title" style:master-page-name="Chapter_20_First_20_Page">
      <style:paragraph-properties style:page-number="auto" fo:break-before="page"/>
    </style:style>
    <style:style style:name="P28" style:family="paragraph" style:parent-style-name="Main_20_Title" style:master-page-name="Cover_20_Page">
      <style:paragraph-properties fo:margin-top="0in" fo:margin-bottom="0.2098in" fo:line-height="115%"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name-asian="Microsoft YaHei" style:font-size-asian="18pt" style:font-weight-asian="bold" style:font-name-complex="Mangal" style:font-size-complex="18pt" style:font-weight-complex="bold"/>
    </style:style>
    <style:style style:name="P29" style:family="paragraph" style:parent-style-name="Subtitle">
      <style:paragraph-properties fo:text-align="start" style:justify-single-word="false"/>
    </style:style>
    <style:style style:name="P30" style:family="paragraph" style:parent-style-name="Subtitle">
      <style:paragraph-properties fo:break-before="page"/>
    </style:style>
    <style:style style:name="P31" style:family="paragraph" style:parent-style-name="Heading_20_3" style:master-page-name="">
      <style:paragraph-properties style:page-number="auto"/>
    </style:style>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10"/>
    <style:style style:name="P35" style:family="paragraph" style:parent-style-name="Heading_20_1"/>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6">
      <style:paragraph-properties fo:text-align="start" style:justify-single-word="false"/>
    </style:style>
    <style:style style:name="P41" style:family="paragraph" style:parent-style-name="Text_20_body" style:list-style-name="L7">
      <style:paragraph-properties fo:text-align="start" style:justify-single-word="false"/>
    </style:style>
    <style:style style:name="P42" style:family="paragraph" style:parent-style-name="Text_20_body" style:list-style-name="L9">
      <style:paragraph-properties fo:text-align="start" style:justify-single-word="false"/>
    </style:style>
    <style:style style:name="P43" style:family="paragraph" style:parent-style-name="Text_20_body" style:list-style-name="L12">
      <style:paragraph-properties fo:text-align="start" style:justify-single-word="false"/>
    </style:style>
    <style:style style:name="P44" style:family="paragraph" style:parent-style-name="Text_20_body" style:list-style-name="L15">
      <style:paragraph-properties fo:text-align="start" style:justify-single-word="false"/>
    </style:style>
    <style:style style:name="P45" style:family="paragraph" style:parent-style-name="Text_20_body" style:list-style-name="L8"/>
    <style:style style:name="P46" style:family="paragraph" style:parent-style-name="Text_20_body" style:list-style-name="L11"/>
    <style:style style:name="P47" style:family="paragraph" style:parent-style-name="Text_20_body" style:list-style-name="L10"/>
    <style:style style:name="P48" style:family="paragraph" style:parent-style-name="Text_20_body" style:list-style-name="L13"/>
    <style:style style:name="P49" style:family="paragraph" style:parent-style-name="Text_20_body" style:list-style-name="L13">
      <style:text-properties fo:font-weight="bold" style:font-weight-asian="bold" style:font-weight-complex="bold"/>
    </style:style>
    <style:style style:name="P50" style:family="paragraph" style:parent-style-name="Text_20_body" style:list-style-name="L15"/>
    <style:style style:name="P51" style:family="paragraph" style:parent-style-name="Text_20_body" style:list-style-name="L16"/>
    <style:style style:name="P52" style:family="paragraph" style:parent-style-name="Text_20_body" style:list-style-name="L6" style:master-page-name="">
      <style:paragraph-properties fo:text-align="start" style:justify-single-word="false" style:page-number="auto" fo:keep-with-next="alway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fo:font-size="10pt" style:font-size-asian="10pt" style:font-size-complex="10pt"/>
    </style:style>
    <style:style style:name="T7" style:family="text">
      <style:text-properties style:use-window-font-color="true" style:font-name="TITUS Cyberbit Basic" fo:font-size="10pt" fo:language="en" fo:country="US" style:font-name-asian="TITUS Cyberbit Basic" style:font-size-asian="10pt" style:font-name-complex="TITUS Cyberbit Basic" style:font-size-complex="10pt"/>
    </style:style>
    <style:style style:name="T8" style:family="text">
      <style:text-properties style:use-window-font-color="true" style:font-name="TITUS Cyberbit Basic" fo:font-size="11pt" fo:language="el" fo:country="GR" style:font-name-asian="TITUS Cyberbit Basic" style:font-size-asian="10pt" style:font-name-complex="TITUS Cyberbit Basic" style:font-size-complex="10pt"/>
    </style:style>
    <style:style style:name="T9" style:family="text">
      <style:text-properties style:text-position="super 58%"/>
    </style:style>
    <style:style style:name="T10" style:family="text">
      <style:text-properties style:text-position="super 58%" fo:font-style="normal" style:font-style-asian="normal" style:font-style-complex="normal"/>
    </style:style>
    <style:style style:name="T11" style:family="text">
      <style:text-properties fo:font-style="normal" style:font-style-asian="normal" style:font-style-complex="normal"/>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 style:num-suffix="." style:num-format="I">
        <style:list-level-properties text:list-level-position-and-space-mode="label-alignment" fo:text-align="end">
          <style:list-level-label-alignment text:label-followed-by="listtab" text:list-tab-stop-position="0.5in" fo:text-indent="-0.1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prefix="("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Hebrews</text:p>
      <text:h text:style-name="Main_20_Subtitle" text:outline-level="2">The View from the Mishkan</text:h>
      <text:p text:style-name="P14"/>
      <text:p text:style-name="P9">Introduction to Messianic Midrash</text:p>
      <text:p text:style-name="P8"/>
      <text:p text:style-name="P8"/>
      <text:p text:style-name="P8"/>
      <text:p text:style-name="P8"/>
      <text:p text:style-name="P8"/>
      <text:p text:style-name="P8"/>
      <text:p text:style-name="P10"/>
      <text:p text:style-name="P10"/>
      <text:p text:style-name="P10"/>
      <text:p text:style-name="P10"/>
      <text:p text:style-name="P10"/>
      <text:p text:style-name="P9"/>
      <text:p text:style-name="P11">by David Negley</text:p>
      <text:h text:style-name="P21" text:outline-level="1">Dedication</text:h>
      <text:p text:style-name="P13"/>
      <text:p text:style-name="P13">I dedicate this work to the God of Israel, He who calls Jews and Gentiles to build together a community that models the power of love and righteousness. May he send his Mashiach speedily and in our days.</text:p>
      <text:p text:style-name="P13">My wife, Kathie, of course deserves nothing but the highest praise for her patience, support, and assistance throughout the development of this material. She is truly God's gift to me in this life. She believed I could bring this work to life. </text:p>
      <text:p text:style-name="P13">I also wish to thank several friends who were instrumental in helping me flesh out my thoughts for this work. Rosh William Scott has been a faithful study partner for many years, and I value his friendship. Rebbetzin Yona Gray was a huge help in putting this book together. Her eagle eye and keen questioning helped ensure I stayed on track. Finally, I want to thank Dr. Roy Blizzard for his assistance in thinking through this subject matter, and prompting me to include a number of key elements.</text:p>
      <text:p text:style-name="P13">Without the assistance of all of the above, this book would never have come to fruition. </text:p>
      <text:p text:style-name="P13">David Negley<text:line-break/>Germantown, MD<text:line-break/>May <text:s/>2015</text:p>
      <text:p text:style-name="P13"/>
      <text:h text:style-name="P22" text:outline-level="1">Table of Contents</text:h>
      <text:p text:style-name="Text_20_body"/>
      <text:table-of-content text:style-name="Sect1" text:protected="true" text:name="Table of Contents2">
        <text:table-of-content-source text:outline-level="2"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18">Dedication<text:tab/>i</text:p>
          <text:p text:style-name="P18">Table of Contents<text:tab/>iii</text:p>
          <text:p text:style-name="P18">Forward <text:tab/>vii</text:p>
          <text:p text:style-name="P18">Introduction <text:tab/>ix</text:p>
          <text:p text:style-name="P18">Part 1 <text:tab/>1</text:p>
          <text:p text:style-name="P19">Historical Review <text:tab/>1</text:p>
          <text:p text:style-name="P18">Part 2 <text:tab/>9</text:p>
          <text:p text:style-name="P19">Canon and Commentary <text:tab/>9</text:p>
          <text:p text:style-name="P18">Part 3 <text:tab/>15</text:p>
          <text:p text:style-name="P19">Yeshua as Rosh Galut <text:tab/>15</text:p>
          <text:p text:style-name="P18">Part 4 <text:tab/>21</text:p>
          <text:p text:style-name="P19">The Problems at Hand <text:tab/>21</text:p>
          <text:p text:style-name="P18">Hebrews in <text:line-break/>Rabbinic Relief <text:tab/>23</text:p>
          <text:p text:style-name="P19">Mashiach, Solution to Our Problems <text:tab/>23</text:p>
          <text:p text:style-name="P18">Bibliography <text:tab/>59</text:p>
          <text:p text:style-name="P18">Glossary<text:tab/>61</text:p>
          <text:p text:style-name="P18">Notes<text:tab/>63</text:p>
          <text:p text:style-name="P18">Internet Articles<text:tab/>65</text:p>
          <text:p text:style-name="P19">New Testament Use of the Old Testament:<text:line-break/>A Case Study from Hebrews 1-2<text:tab/>65</text:p>
          <text:p text:style-name="P19">THE INTERPRETATION OF SCRIPTURE<text:tab/>86</text:p>
          <text:p text:style-name="P19">Course at Crandall University<text:tab/>86</text:p>
        </text:index-body>
      </text:table-of-content>
      <text:p text:style-name="Standard"/>
      <text:p text:style-name="Standard">Initial suggested outline:</text:p>
      <text:p text:style-name="Standard">Outline for material in “Messianic Midrash”. </text:p>
      <text:p text:style-name="Standard">Part 1<text:tab/>Historical Background</text:p>
      <text:p text:style-name="Standard">Part 2<text:tab/>Canon and Commentary<text:line-break/><text:tab/>A review of the literary development during the period from Moshe to Ezra.</text:p>
      <text:list xml:id="list8059262088922394794" text:style-name="L1">
        <text:list-item>
          <text:p text:style-name="P32">Composition and Integration of the Canon</text:p>
          <text:list>
            <text:list-item>
              <text:p text:style-name="P32">Torah</text:p>
            </text:list-item>
            <text:list-item>
              <text:p text:style-name="P32"><text:soft-page-break/>Prophets and Writings added later</text:p>
            </text:list-item>
          </text:list>
        </text:list-item>
        <text:list-item>
          <text:p text:style-name="P32">Captivity and the Messianic Hope</text:p>
          <text:list>
            <text:list-item>
              <text:p text:style-name="P32">Apocalyptic Expectation<text:line-break/>Cite examples of apocalyptic literature, including Daniel and the Sibylline Oracles</text:p>
            </text:list-item>
            <text:list-item>
              <text:p text:style-name="P32">Son of David<text:line-break/>Messianic discussions in the Talmud</text:p>
            </text:list-item>
            <text:list-item>
              <text:p text:style-name="P32">Rabbinic Midrash <text:line-break/>A form of inspirational textual exposition</text:p>
            </text:list-item>
          </text:list>
        </text:list-item>
      </text:list>
      <text:p text:style-name="Standard">Part 3<text:line-break/></text:p>
      <text:p text:style-name="Standard">Part 4<text:line-break/>Treatment of Hebrews</text:p>
      <text:list xml:id="list8077313837117464796" text:style-name="L2">
        <text:list-item>
          <text:p text:style-name="P33">Occasion for Writing of Hebrews</text:p>
          <text:list>
            <text:list-item>
              <text:p text:style-name="P33">Failed Monarchy</text:p>
            </text:list-item>
            <text:list-item>
              <text:p text:style-name="P33">Failed Priesthood</text:p>
            </text:list-item>
            <text:list-item>
              <text:p text:style-name="P33">Apparent Failure of Yeshua</text:p>
            </text:list-item>
            <text:list-item>
              <text:p text:style-name="P33">The Destruction of Jerusalem and the Temple</text:p>
            </text:list-item>
            <text:list-item>
              <text:p text:style-name="P33">Purpose of Hebrews<text:line-break/>To encourage the readers in light of the apparent failure of all their Messianic Hopes.</text:p>
            </text:list-item>
          </text:list>
        </text:list-item>
        <text:list-item>
          <text:p text:style-name="P33">Outline of Hebrews</text:p>
          <text:list>
            <text:list-item>
              <text:p text:style-name="P33">1:1—10:34<text:line-break/>Yeshua qualified to succeed David as king and priest.</text:p>
              <text:list>
                <text:list-item>
                  <text:p text:style-name="P33">As Literal Heir</text:p>
                </text:list-item>
                <text:list-item>
                  <text:p text:style-name="P33">As Literal Human Being</text:p>
                </text:list-item>
                <text:list-item>
                  <text:p text:style-name="P33">As Deliverer Like Moshe</text:p>
                </text:list-item>
              </text:list>
            </text:list-item>
            <text:list-item>
              <text:p text:style-name="P33"><text:soft-page-break/>B. 10:35—13:25<text:line-break/>Encouragement to maintain through this period of trial, when the expectation seems to be failing... just like all those who endured trials in previous generations.</text:p>
            </text:list-item>
          </text:list>
        </text:list-item>
      </text:list>
      <text:h text:style-name="P23" text:outline-level="1">Forward </text:h>
      <text:p text:style-name="P13"/>
      <text:p text:style-name="Text_20_body">The “Letter to the Hebrews” has long been a favorite of mine. Not because I have understood it so well, but rather because I sensed I did not understand it well at all! Ever since the first time I read the letter through, back in January of 1981, I felt a nagging sensation that I was missing something. There were features in the letter that didn't quite ring true, or that seemed inconsistent. It was as if the letter was taunting me, challenging me to delve into areas I was, as of yet, unable to comprehend.</text:p>
      <text:p text:style-name="Text_20_body">I was never quite certain I understood it, but I was very sure it needed to be understood—especially since I kept running into people who assured me that the purpose of the letter was to set aside the Levitical priesthood and the Temple sacrifices. That always seemed to be quite a trick when one considers the numerous statements in the TNK<text:note text:id="ftn1" text:note-class="footnote"><text:note-citation>1</text:note-citation><text:note-body><text:p text:style-name="Footnote">An acronym composed of the initial letters of three Hebrew words: <text:line-break/>- <text:span text:style-name="T4">T</text:span>orah (usually translated “law”, but more accurately “instruction);<text:line-break/>- <text:span text:style-name="T4">N</text:span>evi'im (“prophets”);<text:line-break/>- <text:span text:style-name="T4">K</text:span>etuvim ('writings”)<text:line-break/>From these three you may recognize the origin of certain designations for the Hebrew Bible, like “the Law and the Prophets” or “the Law and the Writings”.</text:p></text:note-body></text:note> documenting the idea that the Torah (also known as “the Pentateuch” or “the Five Books of Moses”) is supposed to be perpetual.</text:p>
      <text:p text:style-name="Text_20_body">That is why I have spent many hours over the past thirty years studying the letter. I hoped that I would eventually reach a point where I understood those parts that seemed so disturbing. Ironically, I found that the number of problematic passages only grew as time went on! So, I did what most of us do when faced with such situations—I sat the letter aside for a few months or years, and returned to it afresh after letting my subconscious work on it for awhile. Then I would set it aside for another few months, and return to it again. I've gone through this cycle more than half-a-dozen times—including teaching several classes through the entire letter.</text:p>
      <text:p text:style-name="P13">And so, I have periodically re-read Hebrews, seeking to understand it from the author's own point of view. I hoped that I would someday find the interpretive key that would allow me to glean from the book a con<text:soft-page-break/>sistent and coherent message—the message intended by its author, and recognized by its first readers. This seemed like a daunting task for many years. But finally, the nut began to crack. First, I began to notice similarities between Hebrews and other ancient writings like, “The Epistle of Barnabas” and “The Shepherd of Hermas”. Then, I began to notice a couple of puns embedded in the epistle. Finally, I learned enough about rabbinic midrash that I could see some similarities of technique between the Biblical letter and some of the midrashic material written by the sages and rabbis of Israel.</text:p>
      <text:p text:style-name="Text_20_body">As a result, the study you are about to read is largely the record of my personal struggle with the text. I came to appreciate this letter in a way never suggested to me by any other author or commentator, though I am deeply indebted to some for the <text:s/>nuggets they have uncovered in their studies, and made available to the world. What I have done in this work is to integrate ideas from traditional Jewish authors and resources, as well as standard historical analysis. As a result, the focus will be on literary forms and expressions, rather than what might be described a standard Christian theology.</text:p>
      <text:p text:style-name="Text_20_body">I hope you will appreciate and enjoy the material in this book, <text:s/>as well as find it a useful resource in bringing a perspective you may not have considered previously.</text:p>
      <text:p text:style-name="P13"/>
      <text:h text:style-name="P22" text:outline-level="1">Introduction </text:h>
      <text:p text:style-name="P13"/>
      <text:h text:style-name="Heading_20_1" text:outline-level="3">Theme</text:h>
      <text:p text:style-name="Text_20_body">The “Letter to the Hebrews” holds the distinction of being simultaneously the most influential writing in Christian theology and also the most radically misunderstood of the Messianic Writings. This letter is the single-handed source for the use of the terms “Old Testament” and “New Testament” as descriptors for the compilation of books and letters we call “The Bible”. Additionally, Hebrews is frequently cited in defense of doctrines like,</text:p>
      <text:list xml:id="list6435570642949142434" text:style-name="L3">
        <text:list-item>
          <text:p text:style-name="P36">the divine nature of the Messiah;</text:p>
        </text:list-item>
        <text:list-item>
          <text:p text:style-name="P36">the annulment of the Torah;</text:p>
        </text:list-item>
        <text:list-item>
          <text:p text:style-name="P36">the replacement of the Temple in Jerusalem by an invisible worship center located in Heaven;</text:p>
        </text:list-item>
        <text:list-item>
          <text:p text:style-name="P36">the replacement of the Levitical priesthood by a new and different class of priesthood, based upon Melchizedek, rather than Levi;</text:p>
        </text:list-item>
        <text:list-item>
          <text:p text:style-name="P36">the replacement of animal sacrifices with the person of Yeshua.</text:p>
        </text:list-item>
      </text:list>
      <text:p text:style-name="Text_20_body">Unfortunately, while the letter is popular, it is also gravely mis-understood by those who read it. This misunderstanding is based on a combination of factors. </text:p>
      <text:p text:style-name="Text_20_body">Modern readers of Hebrews often fail to grasp the underlying questions being addressed by the author. When reading the letter in a vacuum, most interpreters tend to see it as an argument for the superiority of Yeshua over all other elements of Judaism—he is superior to angels; to Moshe; and even the great Patriarch, Avraham himself! He is superior to the Temple, the Priesthood, and even replaces the sacrifices offered in the Temple.</text:p>
      <text:p text:style-name="Text_20_body">We typically accept all these assertions at face value, taking the text in a woodenly literal fashion. This is understandable when one lacks sufficient context explaining why the letter was written. The assumption is that the writer would follow the same sort of anti-Jewish rhetoric that is common today. If the points seem to be making the case for the superi<text:soft-page-break/>ority of one's existing position, then they are easily absorbed without question. We accept everything in a woodenly literal manner, even when that same material, in any other setting would be readily identified as fanciful, or metaphorical.</text:p>
      <text:p text:style-name="Text_20_body">Because the sections within the letter are lengthy and somewhat difficult to follow, readers rarely develop a good sense of the overall flow. As a result, we often resort to what I call “sound bite theology” when citing passages from the letter. That is, quotations from Hebrews are highly prone to being taken out of context. Any single verse quoted from Hebrews in order to defend a view is likely to be an example of cherry-picking at its worst.</text:p>
      <text:h text:style-name="Heading_20_1" text:outline-level="3">Genre</text:h>
      <text:p text:style-name="Text_20_body">You may notice that Hebrews is sometimes referred to as a “book”, and sometimes as a “letter”. That's because it has some elements of both. For the most part, Hebrews reads like a collection of unrelated vignettes. Sometimes, it sounds like a doctrinal thesis. Then, in the end, it cloaea out with something resembling the standard <text:s/>“complimentary close” of a letter. What are we to do with this?</text:p>
      <text:p text:style-name="Text_20_body">Some have suggested that there is an entire genre that we can identify as “the exhortation” (Gr.<text:span text:style-name="T6"> </text:span><text:span text:style-name="T8">παράκλησις</text:span><text:span text:style-name="T7">)</text:span>. We find this word used to describe somewhat similar material in Acts 13:15; 20:2; 1 Tim. 4:13, and others. However, while Hebrews does explicitly refer to itself as an exhortation in 13:22, the word, <text:span text:style-name="T2">paraklesis</text:span>, is so general as to be of little value in defining a genre of literature. The word means “come alongside”, and is often used for very disparate activities, including “comfort”, “exhortation”, “solace”, and other sorts of interactions.</text:p>
      <text:p text:style-name="Text_20_body">It seems that a better attribution for the material found in this writing would be, “<text:span text:style-name="T2">midrash</text:span>”. This genre of literature is little understood among non-Jewish readers. It makes heavy and sophisticated use of allegory and metaphor, employing creative story-telling in a way not commonly seen in Western prose. It is, in fact, more similar to what we think of as <text:soft-page-break/>poetry than prose. We will see later in this book what that means to the interpreter.</text:p>
      <text:p text:style-name="Text_20_body">There are places in both Biblical literature, and other writings, where a literalistic interpretation of a single sentence or two apart from its context leads to obvious and blatant error. We immediately spot that our understanding is off. We get that sense of, “Now, that ain't right!”</text:p>
      <text:p text:style-name="Text_20_body">Just for entertainment's sake, consider the story of “Chicken Little”. What would happen if we were to read <text:s/>that children's story with the same literalistic approach usually applied to Hebrews? We would find ourselves believing that barnyard animals speak, bake bread, and can be lazy freeloaders. But is that the point of the story? No! The children's tale is designed to teach the reader not to be selfish, like the anthropomorphic animals in the story.</text:p>
      <text:p text:style-name="Text_20_body">Believe it or not, there are similar sorts of stories in the Scriptures. There are stories where trees are depicted as having a political discussions<text:note text:id="ftn2" text:note-class="footnote"><text:note-citation>2</text:note-citation><text:note-body><text:p text:style-name="Footnote">Shoftim/Judges 9:8-15</text:p></text:note-body></text:note>, and Israel is described as a metaphorical vineyard.<text:note text:id="ftn3" text:note-class="footnote"><text:note-citation>3</text:note-citation><text:note-body><text:p text:style-name="Footnote">Yeshayahu/Isaiah 5:1-6</text:p></text:note-body></text:note> These clearly represent instances where the Biblical record must <text:span text:style-name="T4">not </text:span>be taken in a woodenly literal fashion, or else we would find ourselves grossly misunderstanding the author's intention.</text:p>
      <text:p text:style-name="Text_20_body">In rabbinic literature, we find this concept adapted to the needs of the audience. In the writing of encouragements, exhortations, and even legal renderings, rabbis often employed a wide variety of literary techniques, including the anthropomorphism of both deity and animals, metaphor, metonymy, honorifics, and a host of others. Whole books have been written on identifying the use of non-literal language in the Bible. Basically, it should never surprise us to discover the use of non-literal language in rabbinic material, which we call, “<text:span text:style-name="T2">aggadah</text:span>”, or “<text:span text:style-name="T2">midrash</text:span>”. Midrashic literature is designed to communicate a single point of truth, without necessarily being literally true in and of itself. </text:p>
      <text:p text:style-name="Text_20_body"><text:soft-page-break/>An excellent illustration of rabbinic-style <text:span text:style-name="T2">midrash</text:span> can be found in the Gospels, which record Yeshua telling stories about farmers, fishermen, and accountants. The audiences all recognized that the speaker was not giving news accounts, but was intending to communicate a single lesson regarding fidelity, trust, or some other character trait. Yeshua did not have to tell people that his stories were only stories—everybody knew what he was doing. And he rarely had to explain the purpose of a particular story—it was usually self-evident to his audience (though there were a few occasions when Yeshua had to explain himself to his students when they returned home).</text:p>
      <text:p text:style-name="Text_20_body">Thus, we come to a simple premise when it comes to reading rabbinic literature, including the example of Messianic <text:span text:style-name="T2">midrash</text:span> known as Hebrews—let us not be overly gullible. It is one thing to accept that the Almighty is able to accomplish the impossible—trusting that Hashem has the trait of omnipotence is axiomatic to a Biblical perspective. However, it should give us cause to pause when we read descriptions of the omnipresent G-d residing in a Tabernacle, sitting on a throne, receiving blood offerings from a human sacrifice, etc. This is the point where the author clearly is using allegory to make the point that we are accepted by the Almighty, regardless of our circumstances.</text:p>
      <text:h text:style-name="Heading_20_1" text:outline-level="3">Purpose</text:h>
      <text:p text:style-name="Text_20_body">What circumstances might that be? That, in itself, is a controversial point surrounding the letter. There is really very little information, internal or external, available to help us in determining the author's purpose in writing. We don't really know who wrote the letter, when it was written, or to whom it was written. As a result, the interpretation we assign to the letter is largely a matter of what assumptions the interpreter brings with him regarding time, purpose, and style.</text:p>
      <text:p text:style-name="Text_20_body">Historically, Christian interpreters have followed a standard narrative—that the purpose of the letter is to demonstrate Yeshua is greater than everything and everybody—because he is God Almighty. As a result, subsequent sections of the letter are presumed to teach that Yeshua, <text:soft-page-break/>with his “God DNA”, replaces every Torah-based institution, including the priesthood and the sacrificial system. The last few concluding chapters are then understood as exhortations to hold on to this all-important truth that “Jesus is God incarnate”.</text:p>
      <text:p text:style-name="Text_20_body">As we proceed through Hebrews, though, we will find that this may not be the best understanding of the material. Once we learn to recognize the genre employed by the author, we will be able to gain some objectivity, enabling us to see the forest rather than the trees. </text:p>
      <text:p text:style-name="P13"/>
      <text:h text:style-name="P24" text:outline-level="1">Part 1 </text:h>
      <text:h text:style-name="Subtitle" text:outline-level="2">Historical Review </text:h>
      <text:h text:style-name="Heading_20_1" text:outline-level="3">Where Do I Begin?</text:h>
      <text:p text:style-name="Text_20_body">There is an old song from the 1970's, called, “Love Story”. The opening line is relevant to our present discussion. In it, the performer asks his audience the question,</text:p>
      <text:p text:style-name="P17">Where do I begin<text:line-break/>To tell the story of how great a love can be<text:line-break/>The sweet love story that is older than the sea<text:line-break/>The simple truth about the love you bring to me?<text:line-break/>Where do I start?</text:p>
      <text:p text:style-name="Text_20_body">The reason Hebrews has been almost universally misunderstood is that those who read it bring to their interpretation a framework that is completely alien to the original parties. We want the work to address issues in terms we were taught by our Sunday school teachers—</text:p>
      <text:list xml:id="list1006515900562743959" text:style-name="L4">
        <text:list-item>
          <text:p text:style-name="P37">The superiority of Yeshua, and his supersedence over all aspects of religious Judaism;</text:p>
        </text:list-item>
        <text:list-item>
          <text:p text:style-name="P37">His priesthood is greater than Levi;</text:p>
        </text:list-item>
        <text:list-item>
          <text:p text:style-name="P37">His sacrifice is greater than those offered by Levi;</text:p>
        </text:list-item>
        <text:list-item>
          <text:p text:style-name="P37">His covenant is superior to any that went before. </text:p>
        </text:list-item>
      </text:list>
      <text:p text:style-name="Text_20_body">The only problem is, all these ideas have been introduced into the text by interpreters outside of Israel, seeking to justify a view that is designed to marginalize Israel and replace the chosen nation with a new body, known as “the Church”.</text:p>
      <text:p text:style-name="Text_20_body">Part of learning the Messianic Jewish perspective is to understand that everything begins and ends with Israel. In order to grasp the significance of the Biblical text, no matter where we open the pages, we must understand what has gone before, and what will happen later. That's why we adopt the approach we do as we seek to discern the meaning intended by the author of Hebrews.</text:p>
      <text:p text:style-name="Text_20_body">Like the song says, there are a number of questions that need to be addressed before we can even begin to tell the story of the Letter to the <text:soft-page-break/>Hebrews. We must ask where the story began, where the story led, and where the story can be expected to conclude. </text:p>
      <text:h text:style-name="Heading_20_2" text:outline-level="4">Here's Where We Begin</text:h>
      <text:p text:style-name="Text_20_body">Most study guides like this, designed to lead the reader through a particular book of the Bible, tend to start with basic information regarding the author, the audience, the date of composition, and the occasion for writing. All interpretation of the text tends to be based on those core pieces of identifying information. However, there are two reasons we won't be doing that for the Letter to the Hebrews:</text:p>
      <text:list xml:id="list7475639345456086125" text:style-name="L5">
        <text:list-item>
          <text:p text:style-name="P38">Since you are reading this, we take for granted that you are looking for the Messianic Perspective on the letter to the Hebrews. In order to do this, one must always begin with a story. That's the Jewish way, after all! So, we'll be starting with Jewish/Israeli history to give us a good grounding in history.</text:p>
        </text:list-item>
        <text:list-item>
          <text:p text:style-name="P38">In the case of Hebrews, we don't know any of that usual stuff! As amazing at it may sound, no one really has any idea who wrote Hebrews, or when it was written. The very fact that this letter was admitted into the canon makes it an excellent example of “blind faith”.</text:p>
        </text:list-item>
      </text:list>
      <text:p text:style-name="Text_20_body">So, we won’t be following the usual approach to understanding the content of Hebrews. The fundamental background simply isn't there. Instead, we are going to start off by reviewing some Israeli history in order to bring us up to speed. This informational back-story will introduce you to some elements of developing Jewish religious discussion that you may find surprising.</text:p>
      <text:p text:style-name="Text_20_body">A firm commitment to the historical-grammatical method of interpretation is necessary in order to properly follow the significance of the events recorded in any ancient text. This is acknowledged by almost all conservative interpreters of the Bible. The canonical documents absolutely must be interpreted in the context of the events of their day, and the religious understanding of those who wrote them. Otherwise, the <text:soft-page-break/>texts would be meaningless, and the interpretation offered would be no more valuable than the results of a psychiatrist's Rorschach test.</text:p>
      <text:p text:style-name="Text_20_body">For that reason, it is important to begin our study of Biblical Writings by first working through some of the historical progression. The Bible is unique in that, due to the antiquity of the Torah, there is an interplay between early canon, later canon, and the interpretation of the canon. This is significant because it means that we have to understand, not only the events of the historical story, but the methodology of the leading interpreters of that story, even while the story is still being written. Just as important as the history surrounding the document is the document's place in the literary development of Israeli religious writings.</text:p>
      <text:p text:style-name="Text_20_body">If that all sounds confusing, don't be alarmed. It <text:span text:style-name="T4">is </text:span>confusing. We're talking about a history that covers some 3,000 years, and a written record of that history that took some 1600 years to write. Lots of stuff happened, including the complete dissolution of the Northern Kingdom, exile of the leading Jewish families into an alien culture, and the desperate attempt to interpret the divine revelation from Sinai and the Prophets in such a way as to identify a national hero who could pave the way to restoration. That's a lot of material to remember when trying to understand later material. More, when we are reading the Gospels and the Messianic Letters, we have to realize that the authors were employing interpretive techniques that were developed during the Babylonian captivity.</text:p>
      <text:h text:style-name="Heading_20_1" text:outline-level="3">The Calling and Destiny of Israel</text:h>
      <text:p text:style-name="Text_20_body">Thankfully, we aren't required to instantly remember every detail of Israeli history simultaneously in order to follow the historical narrative that forms the background to the sacred texts. It is sufficient to keep in the forefront of our thinking a key half-dozen points of historical background when interpreting the Messianic Writings. If we keep these points in mind at all times, we will generally have a good grasp of Messiah's purpose, and the expectation his followers would have held regarding their own mission and calling. </text:p>
      <text:p text:style-name="Text_20_body">On the other hand, if we don't... then we won't. </text:p>
      <text:p text:style-name="Text_20_body"><text:soft-page-break/>By knowing at least a simplified outline of the history of Israel, we will begin to better appreciate the purpose of the entire Biblical narrative—to track the calling and protection of Israel by God Almighty. Everything else we learn from Scripture is based on that premise.</text:p>
      <text:p text:style-name="Text_20_body">Let's review these historical points, and get them firmly fixed in our minds.</text:p>
      <text:list xml:id="list8153370122412079843" text:style-name="L6">
        <text:list-item>
          <text:p text:style-name="P40">The Call of Abraham</text:p>
          <text:p text:style-name="P39">The very definition of the Jewish people begins with “<text:span text:style-name="T2">Avraham Avinu</text:span>”, “Abraham Our Father”. Avraham represents the beginning of of the story of the Jews. His departure from the Chaldean city of Ur, his settlement in the territory of Cana'an, and his relationships with local leaders, like Malki-Tzedek established that region as the homeland for his descendants.</text:p>
        </text:list-item>
        <text:list-item>
          <text:p text:style-name="P40">Giving of Torah </text:p>
          <text:p text:style-name="P39">Hundreds of years after the great Patriarch, his children went into slavery in Mitzrayim/Egypt. Their deliverance from slavery is fabled in song and theater, so we have little need to reccount those details here. The hallmark event of that deliverance, defining Israel's very existence as a nation, is the giving of the Torah from Mount Sinai. </text:p>
          <text:p text:style-name="P39">The Sinai covenant marks the moment when Israel transitioned from a loose confederation of tribes into a nation, complete with a national constitution and body of law. The Torah gave instruction for life, health, and justice. It also foretold that Israel would remain in their Land so long as they observed the terms of the covenant. When they neglected the covenant, they would find themselves dispersed from the Land.<text:note text:id="ftn4" text:note-class="footnote"><text:note-citation>4</text:note-citation><text:note-body><text:p text:style-name="Footnote">This theme can be found explicitly delineated in Devarim/Deuteronomy 30.</text:p></text:note-body></text:note></text:p>
        </text:list-item>
        <text:list-item>
          <text:p text:style-name="P40">David Hamelech</text:p>
          <text:p text:style-name="P39">As Israel grew in the Land, they came to desire a King of the same sort as the kings of all the other nations. They were not <text:soft-page-break/>satisfied to have Hashem, the unseen God of Israel, as their king. So, after the fitful start with Saul, David ascended to the throne.</text:p>
          <text:p text:style-name="P39">In his capacity as King, David extended the borders of Israel, and made the nation strong. Thus, he came to symbolize the archetype for all successful kings who would follow in his dynasty. This Davidic archetype is our key to understanding Yeshua's mission and the theme of Hebrews.</text:p>
          <text:p text:style-name="P39">Throughout his reign as king of Israel, David set the gold standard for a number of key elements which would forever leave their impact on the Israeli view of their monarch. Of these, two stand out as the most significant:</text:p>
        </text:list-item>
      </text:list>
      <text:list xml:id="list3927075959002679132" text:style-name="L7">
        <text:list-item>
          <text:list>
            <text:list-item>
              <text:p text:style-name="P41">Davidic Covenant</text:p>
            </text:list-item>
            <text:list-item>
              <text:p text:style-name="P41">David as Prototypical Priest/King</text:p>
            </text:list-item>
          </text:list>
        </text:list-item>
      </text:list>
      <text:list xml:id="list21233963" text:continue-list="list8153370122412079843" text:style-name="L6">
        <text:list-header>
          <text:p text:style-name="P39">Keep in mind that, as subsequent events played out in the drama of Israel's existence, those who were aware of this Davidic template kept careful watch over the Davidic line, and continued to long for the restoration of David's glory as part of the renewed elevation of Israel to a place of noble status among the nations.</text:p>
          <text:p text:style-name="P39">One simply cannot overstate the importance of David and his dynasty to the national hopes and aspirations of the Israeli nation. We <text:span text:style-name="T4">must</text:span> stop viewing the Psalms and the histories of Israel as source texts for “Jesus prophecies”, and begin to appreciate them for what they really are—the record of David's political and religious activities. </text:p>
        </text:list-header>
        <text:list-item>
          <text:p text:style-name="P40">Divided Monarchy</text:p>
          <text:p text:style-name="P39">Once the great King David departed this world, his son took his place on the throne of Israel. During Solomon's reign, the expansion of Israel's <text:s/>economy and political influence continued. But <text:soft-page-break/>once Solomon passed away, the kingdom immediately began to suffer internal turmoil and dissolution.</text:p>
          <text:p text:style-name="P39">First and foremost, was the division of the kingdom. Solomon's son, Reheboam, inherited the rights to the Israeli throne. However, Reheboam quickly demonstrated to the population that he lacked the political and social sense his father probided in such great abundance. Meanwhile, a rival quickly made his presence known. This rival was named Jereboam, and he offered that nation a vision of “Hope and Change” that was as alluring then as it is today.</text:p>
          <text:p text:style-name="P39">Thus was born the “Divided Monarchy”. Jereboam took with him the lion's share of the Israeli nation, in terms of both population and real estate. He also took with him the national identification--”Israel”. Reheboam, based in the region of Judah, kept with him Judah, Benjamin, and some of the Levites. This Southern Kingdom was then designated, “Judah”.</text:p>
          <text:p text:style-name="P39">There are two imporant points that need to be kept in the fore of our thinking about this national split:</text:p>
          <text:list>
            <text:list-item>
              <text:p text:style-name="P39">From this point forward, as we read the chronicles of events relevant to the history of Israel, “Israel” and “Judah” are two separate nations. This means we must be careful when reading passages that mention “Israel”. Sometimes the label will refer to only the Northern Kingdom, and sometimes it may refer to the original group of all twelve tribes descended from Ya'akov/Jacob.</text:p>
            </text:list-item>
            <text:list-item>
              <text:p text:style-name="P39">Once the Northern Kingdom goes into exile (see next historical event), it will never again be restored as a political body. When the prophets speak of regathering Israel, they have in mind the return of the families in the Northern region to a state of submission to the Davidic monarchy, based in Jerusalem.</text:p>
            </text:list-item>
          </text:list>
        </text:list-item>
        <text:list-item>
          <text:p text:style-name="P40">Assyrian Captivity</text:p>
          <text:p text:style-name="P39"><text:soft-page-break/>After the successful reign of David's son, Solomon, the nation of Israel was split into two parts. Because the Northern Kingdom <text:s/>consisted of the majority population, it retained the name “Israel”, while the Southern Kingdom took the name, “Judah”, named after the tribe from whom the king was selected.</text:p>
          <text:p text:style-name="P39">In 722 BCE, some 200 years after Solomon, the Northern Kingdom had become so corrupt as to justify the judgment prescribed in the Torah—dispersion at the hands of the Assyrian Empire. This dispersion resulted in the complete and utter dissolution of the Northern political entity. All that remained to represent the political body of Israel was the Southern Kingdom, Judah.</text:p>
        </text:list-item>
        <text:list-item>
          <text:p text:style-name="P40">Babylonian Exile</text:p>
          <text:p text:style-name="P39">Unfortunately, the Southern Kingdom had its own issues, which eventually lead to its dissolution. However, they were preserved in captivity by the promises Hashem gave to David, and by their dedication to the House of David. Hashem used this coherence as the centerpiece for the national regathering and return to the Land. We find this explicitly explained in Ezekiel 37.</text:p>
          <text:p text:style-name="P39">While in exile, the sages of Israel worked hard at discerning what constituted the failure of Israel, and how to rectify that failure. </text:p>
          <text:p text:style-name="P39">Along the way, they also considered how to identify the Davidic heir who would restore Israel from exile. This is why the term “Son of David” is synonymous with “Messiah”. This theme is also the theme of Hebrews, where the first order of business is identifying the answer to the question. “What is the purpose and function of the Messiah?”</text:p>
        </text:list-item>
        <text:list-item>
          <text:p text:style-name="P52">Return from Exile</text:p>
          <text:p text:style-name="P40">The Babylonian empire was overtaken by the Medo-Persian Empire, under Cyrus the Persian. Cyrus allowed the Jews in his empire to return home, if they so desired. As a result, many Jews <text:soft-page-break/>chose to remain in the Euphrates region, where popular Jewish schools, ccalled “yeshivot”, had been established.</text:p>
          <text:p text:style-name="P39">Dedication to the lineage of David allowed the Jewish remnant to quickly identify Zerubabbel as the rightful heir to the throne who would oversee the return of Israel to their home land. </text:p>
          <text:p text:style-name="P40">Thus, what might be called, “The Second Jewish Commonwealth” was re-established in the Land of Israel... <text:s/>sort of. The Israeli monarchy never achieved the level of power or prestige it had once possessed, and there was a constant struggle to maintain control, in light of the constant political and military forces in conflict over the Israel territory.</text:p>
        </text:list-item>
        <text:list-item>
          <text:p text:style-name="P40">Yeshua</text:p>
          <text:p text:style-name="P39">In the first century, Yeshua Hanotzri<text:note text:id="ftn5" text:note-class="footnote"><text:note-citation>5</text:note-citation><text:note-body><text:p text:style-name="Footnote">Usually translated, “Jesus of Nazareth”, or “Jesus the Nazarene”.</text:p></text:note-body></text:note> presented himself as the Davidic heir who would redeem and regather the nation of Israel, thus fulfilling the messianic expectations that had been put in place during the Babylonian Exile. This explains why the Gospels go to great lengths to demonstrate Yeshua's connection to David. The great King from the days of Israel's Golden Age served as the paradigm for all who would come after him.<text:note text:id="ftn6" text:note-class="footnote"><text:note-citation>6</text:note-citation><text:note-body><text:p text:style-name="Footnote">Tehillim/Psalms 89; Shmuel Bet/Second Samuel 7.</text:p></text:note-body></text:note></text:p>
        </text:list-item>
      </text:list>
      <text:p text:style-name="P13">With this brief historical review in mind, it becomes clear that the concept of “Messiah” in Jewish thought cannot be divorced from the restoration of Israel and the primacy of the Israeli empire over all the nations of the world.</text:p>
      <text:p text:style-name="P13">Now, many of us have heard of this idea of “Yeshua, King over all the earth”. But most of us lack familiarity with how uniquely Jewish this concept is, or how the writings of the sages develop this theme. So, let us spend some time reviewing the Talmudic material that talks about the “Son of David”.</text:p>
      <text:p text:style-name="P13"/>
      <text:h text:style-name="P25" text:outline-level="1">Part 2 </text:h>
      <text:h text:style-name="P29" text:outline-level="2">Canon and Commentary </text:h>
      <text:h text:style-name="Heading_20_1" text:outline-level="3">What Was the Question?</text:h>
      <text:p text:style-name="Standard">Part 2<text:tab/>Canon and Commentary<text:line-break/><text:tab/>A review of the literary development during the period from Moshe to Ezra.</text:p>
      <text:list xml:id="list21243363" text:continue-list="list8059262088922394794" text:style-name="L1">
        <text:list-item>
          <text:p text:style-name="P32">Composition and Integration of the Canon</text:p>
          <text:list>
            <text:list-item>
              <text:p text:style-name="P32">Torah</text:p>
            </text:list-item>
            <text:list-item>
              <text:p text:style-name="P32">Prophets and Writings added later</text:p>
            </text:list-item>
          </text:list>
        </text:list-item>
        <text:list-item>
          <text:p text:style-name="P32">Captivity and the Messianic Hope</text:p>
          <text:list>
            <text:list-item>
              <text:p text:style-name="P32">Apocalyptic Expectation<text:line-break/>Cite examples of apocalyptic literature, including Daniel and the Sibylline Oracles</text:p>
            </text:list-item>
            <text:list-item>
              <text:p text:style-name="P32">Son of David<text:line-break/>Messianic discussions in the Talmud</text:p>
            </text:list-item>
          </text:list>
        </text:list-item>
      </text:list>
      <text:p text:style-name="Text_20_body">Rabbinic Midrash <text:line-break/>A form of inspirational textual exposition</text:p>
      <text:p text:style-name="Text_20_body"/>
      <text:p text:style-name="Text_20_body">Do you ever wonder why people wrote things down in ancient times? Writing then wasn't like it is today. These days, if you want to write something down, you go find a scrap of paper or maybe even a full sheet, grab a handy-dandy ballpoint pen, and write to your heart's content. The tools for writing everything, from directions, to shopping lists, to an entire book are all cheap and readily available. Technology has made the process of writing trivial.</text:p>
      <text:p text:style-name="Text_20_body">But this wasn't always so. In ancient times, preparing writing materials was difficult and laborious. Whether you were using plant-based papyrus, or leather-based parchment, preparing the writing surface was lengthy and laborious, taking several days to create any substantial amount of userful material. Then, once you had sufficient writing material, it was necessary to make or purchase expensive inks, based on various solvents and dyes, some of which were quite precious.</text:p>
      <text:p text:style-name="Text_20_body"><text:soft-page-break/>So, when people took the time and expense to put material to parchment, you can be sure they considered it important. That was the case in the second century after Yeshua, when the Talmud was committed to writing. But prior to that time, the study of the Torah was done in a completely oral setting, and passed along orally from master to disciple. In this manner, the discussions and rulings of the sages came to be known as the “oral Torah”.</text:p>
      <text:p text:style-name="Text_20_body">It is popular in some circles to vilify the sages of Israel, and marginalize the significance of their role in Jewish history. Those who do this generally advocate the view that the Biblical text is above all else in sufficiency and authority, while the sages and rabbis of Israel are “just mere men”. The conclusion drawn is that the sages of Israel constitute a deficient understanding of God's ways, and can be dismissed out of hand with no due consideration.</text:p>
      <text:p text:style-name="Text_20_body">Yet, it must always be remembered that it was these same sages who performed a number of crucial tasks in preparing Israel for the coming of a <text:span text:style-name="T2">mashiach</text:span>.<text:note text:id="ftn7" text:note-class="footnote"><text:note-citation>7</text:note-citation><text:note-body><text:p text:style-name="Footnote">Hebrew for “Messiah”.</text:p></text:note-body></text:note> It was they who:</text:p>
      <text:list xml:id="list4445464887946932593" text:style-name="L8">
        <text:list-item>
          <text:p text:style-name="P45">Established centers of Jewish learning and self-governance, providing a core infrastructure around which the nation could gather. Today, we call these bodies “yeshivot” and “Jewish community centers”.</text:p>
        </text:list-item>
        <text:list-item>
          <text:p text:style-name="P45">Approved the inspired status of the prophetic writings as they were created.</text:p>
        </text:list-item>
        <text:list-item>
          <text:p text:style-name="P45">Gathered the existing works of Torah, Writings, and Prophets into a collection of canonical books. We now call this collection the “Tanakh”<text:note text:id="ftn8" text:note-class="footnote"><text:note-citation>8</text:note-citation><text:note-body><text:p text:style-name="Footnote">Tanakh is the verbalization of the acronym “TNK”, which is based on the initial letters of the words “<text:span text:style-name="T4">T</text:span>orah” (“Law”), “<text:span text:style-name="T4">N</text:span>avi'im” (“Prophets”), and <text:s/>“<text:span text:style-name="T4">K</text:span>etuvim” (“Writings”).</text:p></text:note-body></text:note>, or “Hebrew Bible”.</text:p>
        </text:list-item>
        <text:list-item>
          <text:p text:style-name="P45">Set in place the entire concept of a messianic office, as the ultimate inheritor of David's throne. The discussion that led to the <text:soft-page-break/>definition of such a role is found throughout the Talmud, especially in b. Mas. Sanhedrin 72-103.</text:p>
        </text:list-item>
      </text:list>
      <text:p text:style-name="Text_20_body">Upon finding themselves exiled to the land of Babylonia, the leadership class of the Judean population recognized they were facing a severe problem. They had obviously been cast out of the Land of Israel as a result of failing to abide by the terms of the covenant with Adonai, God of the Hebrews. </text:p>
      <text:p text:style-name="Text_20_body">The question of the day was, “How do we correct that situation?”</text:p>
      <text:p text:style-name="Text_20_body">This was the point at which Jewish identity and culture became synonymous with the study of Torah. Having identified Israel's fundamental problem as “disregard of the Torah”<text:note text:id="ftn9" text:note-class="footnote"><text:note-citation>9</text:note-citation><text:note-body><text:p text:style-name="Footnote">In accordance with Devarim/Deuteronomy 30.</text:p></text:note-body></text:note>, there seemed to be only one possible resolution—get busy with Torah observance! This meant establishing an entire culture based on the Five Books of Moses. </text:p>
      <text:list xml:id="list6096574471889556696" text:style-name="L9">
        <text:list-item>
          <text:p text:style-name="P42">Read Torah.</text:p>
        </text:list-item>
        <text:list-item>
          <text:p text:style-name="P42">Learn Torah.</text:p>
        </text:list-item>
        <text:list-item>
          <text:p text:style-name="P42">Do Torah.</text:p>
        </text:list-item>
      </text:list>
      <text:p text:style-name="Text_20_body">Thus, the sages of Israel reasoned, If we spend all our time in pursuit of Torah knowledge, and we teach our people that learning Torah is the highest pursuit, then we will begin to foster a communal ethos of learning and doing the things our forefathers promised to do at Sinai—“<text:span text:style-name="T2">Na'aseh v'nishma</text:span>”, “All that the LORD has said, we will do, and we will hear”<text:note text:id="ftn10" text:note-class="footnote"><text:note-citation>10</text:note-citation><text:note-body><text:p text:style-name="Footnote">This phrase is significant in Judaism, and is used to emphasize the priority of obedience, even over personal study.</text:p></text:note-body></text:note>.</text:p>
      <text:p text:style-name="Text_20_body">Of course, by the time of the Babylonian exile, there had been 1,000 years of water under the bridge since the giving of the written Torah at Sinai. Before we can enjoin Torah observance on the people of Israel, we have to be sure we have a clear understanding of what that means. How do we carry out the commandments? Can we standardize them in such <text:soft-page-break/>a manner that everyone knows how to implement them, and know they are doing what Hashem desires?</text:p>
      <text:h text:style-name="Heading_20_1" text:outline-level="3">The Mishna</text:h>
      <text:p text:style-name="P13">Thus began the conversation that eventually was compiled into the text we know as the Mishna. As the early sages discussed the meaning and interpretation of the Torah texts, their conversation became standardized and preserved, in a manner similar to a courtroom transcript. Once standardized, this discussion would be consciously passed on to students through a process of rote memorization. This is, in fact, the very meaning of the “mishna”—“repetition”. </text:p>
      <text:p text:style-name="P13">The Mishna was an early attempt at identifying and codifying all the mitzvot<text:note text:id="ftn11" text:note-class="footnote"><text:note-citation>11</text:note-citation><text:note-body><text:p text:style-name="Footnote">Hebrew for “commandments”; based on the root word, “tzav”.</text:p></text:note-body></text:note> contained in the Torah. This was the first stage of collecting an objective list of the commandments that might serve as a checklist by later interpreters. Compiling a list of specific instructions served as an initial stage, allowing the leaders of Israel to standardize the national law code around these minimal requirements. In this way, the Jewish leaders hoped to correct that which had gone wrong and brought on the national exiles in Assyria and Babylonia. Devarim/Deuteronomy 30 promised that national repentance while in exile would lead to the restoration of Israel to the Land of Israel. </text:p>
      <text:p text:style-name="P13">But one has to know the laws before one can keep them.</text:p>
      <text:h text:style-name="Heading_20_1" text:outline-level="3">The Gemara</text:h>
      <text:p text:style-name="P13">Far less of a legal code, and more like a record of an ongoing conversation, the Gemara contains the text of thousands of debates on topics relating to every commandment in the Torah. Serving as a commentary on the Mishna, the Gemara debates show that the sages of Israel were well aware of contradictory statements issued by the earlier generation of sages. Thus, we find in the Gemara lengthy segments where contrasting views from the Tannaim<text:note text:id="ftn12" text:note-class="footnote"><text:note-citation>12</text:note-citation><text:note-body><text:p text:style-name="Footnote">Tannaim, plural for “Tanna”, the Mishnaic Aramaic word for “repeater”, which is understood to mean, “teacher”. Refers to the class of teachers during the first two centuries of the Common Era, 10-200 CE.</text:p></text:note-body></text:note> are presented by later students who worked to reconcile conflicts between the earlier teachers.</text:p>
      <text:p text:style-name="P13"><text:soft-page-break/>Of course, the Gemara is not limited only to topics previously addressed in the Mishna. The conversations there frequently take off on their own tangents, leading to fascinating conversations about nearly every topic under the sun.</text:p>
      <text:p text:style-name="P13">Most relevant to our topic is the fact that the Gemara is filled with examples of both halacha (legal code) and aggadah (story telling). </text:p>
      <text:h text:style-name="Heading_20_1" text:outline-level="3">The Talmud</text:h>
      <text:p text:style-name="P13">Together, the Mishna and Gemara comprise the collection of 22 volumes known as the Talmud. The Talmud gives us the straightforward listing of mitzvot drawn from the Torah, as well as the commentary on those mitzvot from later times. The purpose of all this commentary is to help the average Jew elevate his state of spiritual awareness and connect with Hashem through observance of the commandments.</text:p>
      <text:p text:style-name="P13"/>
      <text:h text:style-name="P26" text:outline-level="1">Part 3 </text:h>
      <text:h text:style-name="Subtitle" text:outline-level="2">Yeshua as Rosh Galut </text:h>
      <text:p text:style-name="Standard">Yeshua as Rosh Galut</text:p>
      <text:p text:style-name="Standard">Summarize Gospel accounts as the appearance of the rightful heir to the Davidic throne. Cite genealogies and highlight citations of Tanakh texts that tie him in with David.</text:p>
      <text:list xml:id="list8285975511754019463" text:style-name="L10">
        <text:list-item>
          <text:p text:style-name="P34">Davidic bloodline</text:p>
        </text:list-item>
        <text:list-item>
          <text:p text:style-name="P34">Incorporates Monarchy and Priesthood</text:p>
        </text:list-item>
        <text:list-item>
          <text:p text:style-name="P34">Yeshua as Sage, comparable to Shlomo</text:p>
        </text:list-item>
      </text:list>
      <text:h text:style-name="Heading_20_1" text:outline-level="3">Who Was Yeshua?</text:h>
      <text:p text:style-name="Text_20_body">We have to ask ourselves some pointed questions when considering <text:s/>who we think Yeshua was. We are all aware of the basic story—</text:p>
      <text:p text:style-name="Quotation">A man came to call to task a corrupt leadership, and offer a way to know the Almighty in a way that was both more intimate and more revolutionary, all at the same time. He came to throw down established religion, and raise in its place a new focus on inner contemplation and privatized religion.</text:p>
      <text:p text:style-name="Text_20_body">Pretty cool, huh? Yeshua came to destroy Judaism, the Temple, and all the religious leaders who had been guiding Israel for hundreds of years!Does that sound about right to you? Yes? Isn't it odd how similar this sounds to the hippie ideals of the 60's and 70's? It appears that each generation reinterprets the original story through its own unique lens. We tend to take the historical anti-Semitic and anti-Judaism readings of supersessionism, and overlay them on our current generation. Thus, we read Yeshua through the lens of the modern hippie movement!</text:p>
      <text:p text:style-name="Text_20_body">Anglican theologian N.T. Wright puts it this way:</text:p>
      <text:p text:style-name="Quotation">When we read, “Repent and follow me”, we have this idea that Messiah was encouraging people to, “Give up your private sins, get religion, and go join a church.” </text:p>
      <text:p text:style-name="Quotation"><text:soft-page-break/>But that isn't what Messiah meant at all! Rather, he was calling Israel to, “Stop doing things your way, and try my way now.”</text:p>
      <text:p text:style-name="Text_20_body">We have been so ingrained with the idea that everything is about proving Yeshua's divinity, that we develop a myopic view of the Messianic Writings, leading us to overlook the decidedly political and social elements of everything Yeshua said and did in bringing about his Messianic and Kingdom-based agenda. In this section, we will address that myopia, and encourage a re-examination of the purposes that motivated Yeshua and his followers.</text:p>
      <text:h text:style-name="Heading_20_1" text:outline-level="3">The Exilarch, or Rosh Galut</text:h>
      <text:p text:style-name="Text_20_body">Most of us are well aware of Israel's early history. The patriarchs established the concept of ethical monotheism. Their descendants grew in numbers and propagated this belief among their children. Before too long, these children moved into Mitzrayim/Egypt, where they grew into an entire nation. This nation then came forth from slavery, where they entered into a formal bond with Hashem, the God of Abraham, Yizchak, and Ya'akov—a covenant between Israel and the God of the patriarchs.</text:p>
      <text:p text:style-name="Text_20_body">After the Sinai covenant, the Jewish people went through the famous wandering in the wilderness, seeking to enter the promised home land. Once they arrived, the tribes maintained independent status, retaining self-governing status. For the following 450 years or so, no centralized federal headship arose within Israel. The tribes ruled themselves, and incursions from outside powers were repulsed with the assistance of temporary military governors referred to as “shoftim”, or “judges”. These judges would rise to the need, gather the necessary military support, and fight off the attackers. Afterwards, things would return to normal for another few decades.</text:p>
      <text:p text:style-name="Text_20_body">Finally, the people of Israel tired of accepting the idea that their King was an invisible, all-powerful Being. They wanted a king “just like all the other nations”. The person they thought could satisfy the role was Saul, from the tribe of Benjamin. He served for awhile, and then suffered a <text:soft-page-break/>shameful death at the hands of the P'lishtim/Philistines. David subsequently took over the office, and made it his own. During his tenure, David received numerous promises from Hashem<text:note text:id="ftn0" text:note-class="footnote"><text:note-citation>13</text:note-citation><text:note-body><text:p text:style-name="Footnote">Tehillim/Psalms 89; Divrei Hayomim Alef 7.</text:p></text:note-body></text:note>—</text:p>
      <text:list xml:id="list864519838357438576" text:style-name="L11">
        <text:list-item>
          <text:p text:style-name="P46">A perpetual lineage</text:p>
        </text:list-item>
        <text:list-item>
          <text:p text:style-name="P46">Rule extending over the entire Middle East, and further</text:p>
        </text:list-item>
        <text:list-item>
          <text:p text:style-name="P46">Authority over the national religious system of Israel</text:p>
        </text:list-item>
      </text:list>
      <text:p text:style-name="Text_20_body">All this, and more, is the reason for the eventual development of a messianic ideal that would reproduce the Davidic promises.</text:p>
      <text:p text:style-name="Text_20_body">Most of us are aware that, after the death of David and Solomon, the nation of Israel was split into two parts. The Northern Kingdom, lead by Jeroboam, departed from the religion of YHWH worship, and set up their own versions of the worship center in Jerusalem. There were two of them, one in the region of Dan, in the North, and one in Bethel, in the South, near the border with Benjamin. Along with fake worship centers, Jeroboam also established a competing festival on the 15<text:span text:style-name="T9">th</text:span> day of the 8<text:span text:style-name="T9">th</text:span> month, deliberately designed to compete with the Torah-mandated festival of Ingathering in the 7<text:span text:style-name="T9">th</text:span> month (better known as the festival of <text:s/>“Sukkot”). </text:p>
      <text:p text:style-name="Text_20_body">Some 250 years after Solomon's time, the Assyrian empire swept through the Northern kingdom of Israel, also known as “Ephraim”, and wiped out the national leadership in 722 BCE. A significant portion of the population was scattered to other Middle Eastern regions in order to minimize the possibility of a rebellion, fired by national patriotic fervor. This had the impact of destabilizing the kingdom of Israel completely, and has lead to the romanticized notion of the “Lost Ten Tribes”. In fact, not everyone from the Northern tribes went into captivity. Many sought refuge in the South, and merged with the Kingdom of Judah, and the Southern kingdom was known. So, while it is correct to speak of the Northern kingdom going, by and large, into exile <text:span text:style-name="T2">en masse,</text:span><text:span text:style-name="T11"> it is absolutely not correct to suppose that every single member of the Northern tribes went off into exile from the Land of Israel.</text:span></text:p>
      <text:p text:style-name="Text_20_body"><text:soft-page-break/><text:span text:style-name="T11">Of those who were removed from the Israeli territories, they availed themselves of several options:</text:span></text:p>
      <text:list xml:id="list1672405454931076382" text:style-name="L16">
        <text:list-item>
          <text:p text:style-name="P51"><text:span text:style-name="T11">The majority established their own communities at retained full knowledge of their origins, much to the contrary of much “Two House” propaganda.</text:span></text:p>
        </text:list-item>
        <text:list-item>
          <text:p text:style-name="P51"><text:span text:style-name="T11">Many of those exiles probably did forget Hashem, considering the population of the Northern kingdom was largely atheistic and paganized before the captivity ever occurred. </text:span></text:p>
        </text:list-item>
        <text:list-item>
          <text:p text:style-name="P51"><text:span text:style-name="T11">Those who wished to find safe refuge fled to the Southern kingdom of Judah, where they blended in with the local population.</text:span></text:p>
        </text:list-item>
      </text:list>
      <text:p text:style-name="Text_20_body"><text:span text:style-name="T11">During the Assyrian attack upon Israel, Judah watched from the sidelines, horrified that they might suffer the same fate. However, the Assyrians ended their campaign short of crossing the border. This allowed Judah to continue on for roughly another 150 years, until 586 BCE. </text:span></text:p>
      <text:p text:style-name="Text_20_body"><text:span text:style-name="T11">Thus, the Davidic lineage managed to maintain for some 400 years after its original patriarch. Some were truer to the dynastic purpose than others, but all served as links in the chain of promise, proclaiming through their very existence the fidelity of Adonai to his chosen son, David. He had promised to establish a permanent “house” for David, one that would never fail through all eternity—and his word did not fail.</text:span></text:p>
      <text:p text:style-name="Text_20_body"><text:span text:style-name="T11">But then, something unique happened. Something terrifying and novel in the experience of all those who lived in the late 7</text:span><text:span text:style-name="T10">th</text:span><text:span text:style-name="T11"> century before Yeshua. The Babylonian empire swept through the land of Judah! But this was not like the exile of Israel—there was no place to hide. Where can one flee when the last refuge is destroyed? +++++</text:span></text:p>
      <text:p text:style-name="Text_20_body"><text:span text:style-name="T11"/></text:p>
      <text:p text:style-name="Text_20_body"/>
      <text:p text:style-name="Text_20_body">When Yeshua appeared on the scene, he brought with him the hope of restoring the House of David, the monarchial dynasty put in plae by Hashem himself through covenant promises, redeeming Israel from oppression under the heel of Rome. Much of what the prophets foretold <text:soft-page-break/>had already been accomplished by the first century. Israel had returned from captivity. The House of David had been preserved, and set back on the throne, at least in the form of governors who served under the Persian empire... and subsequently again knocked off that throne by the Hasmonean dynasty.<text:note text:id="ftn13" text:note-class="footnote"><text:note-citation>14</text:note-citation><text:note-body><text:p text:style-name="Footnote">The Hasmonean dynasty successfully fended off the Greek armies of Antiochus Epiphanes during the war of approximately 167-164 BCE.</text:p></text:note-body></text:note></text:p>
      <text:p text:style-name="Text_20_body"/>
      <text:p text:style-name="Text_20_body">Summarize Gospel accounts as the appearance of the rightful heir to the Davidic throne. Cite genealogies and highlight citations of Tanakh texts that tie him in with David.</text:p>
      <text:list xml:id="list21259101" text:continue-list="list8285975511754019463" text:style-name="L10">
        <text:list-item text:start-value="1">
          <text:p text:style-name="P47">Davidic bloodline</text:p>
        </text:list-item>
        <text:list-item>
          <text:p text:style-name="P47">Incorporates Monarchy and Priesthood</text:p>
        </text:list-item>
        <text:list-item>
          <text:p text:style-name="P47">Yeshua as Sage, comparable to Shlomo</text:p>
        </text:list-item>
      </text:list>
      <text:p text:style-name="Text_20_body"/>
      <text:p text:style-name="P13">Hasmonean monarchy</text:p>
      <text:p text:style-name="P13">The Hasmoneans, also known as the Maccabees, were a priestly group (kohanim) from the tribe of Levi. They lead the battle against the Greek armies of Antiochus Epiphanes during the war of 167 to 164 BCE. Following the war, they established their own monarchy in Judea. The Hasmoneans were not connected to the Davidic line, nor were they descended from the tribe of Judah. </text:p>
      <text:p text:style-name="P13">The Levites, the priests, had always been excluded from the Israelite monarchy. So, when the Maccabees assumed the throne in order to rededicate the defiled Second Temple, a cardinal rule was broken. According to scholars within Orthodox Judaism this is considered to have contributed to their downfall, and the eventual downfall of Judea; internal strife allowing for Roman occupation and the violent installation of Herod the Great as king of the Roman province of Judea and subsequent rededication then destruction of the Second Temple by the Emperor Ti<text:soft-page-break/>tus<text:line-break/>(http://en.wikipedia.org/wiki/Davidic_li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P26" text:outline-level="1">Part 4 </text:h>
      <text:h text:style-name="Subtitle" text:outline-level="2">The Problems at Hand </text:h>
      <text:p text:style-name="Text_20_body"/>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h text:style-name="P26" text:outline-level="1">Hebrews in <text:line-break/>Rabbinic Relief </text:h>
      <text:h text:style-name="Subtitle" text:outline-level="2">Mashiach, Solution to Our Problems </text:h>
      <text:h text:style-name="Heading_20_1" text:outline-level="3">Occasion for Writing</text:h>
      <text:p text:style-name="Text_20_body">Now that we have reviewed the historical and literary background to Hebrews, we are equipped to review the actual text of the letter. In essence, we will be looking at the material in terms of a series of midrashim, relatively short vignettes designed to encourage the followers of Yeshua after the destruction of the Jerusalem Temple.</text:p>
      <text:p text:style-name="Text_20_body">We have already mentioned that we know nothing about the background of Hebrews. We don't know the author, the audience, the date of writing, or the purpose. There is a text by Clement that seems to be an allusion to Hebrews, but the connection isn't certain. Assuming Clement was actually aware of Hebrews, that still gives us an authorship date of “not later than approximately 98 CE”. Not exactly a specific date, and one that leaves a great deal of room for interpretation.</text:p>
      <text:p text:style-name="Text_20_body">Most commentators like to assume that Hebrews must have been written earlier than 70 CE. They make that assumption because this letter, which includes so much detail relating to the Temple, the priesthood, and the sacrificial system, fails to mention the destruction of the Temple. The reasoning goes that, if the Temple had been destroyed prior to the writing of the letter, then the author surely would have mentioned it to his readers. </text:p>
      <text:p text:style-name="Text_20_body">This leads to a number of conclusions, including the idea that Yeshua and his work would have been in competition with the standing Temple, and therefore we must interpret Hebrews <text:s/>as taking a side in an adversarial controversy. It should be easy to see that such a view serves as the foundation for supersessionist thinking, setting Church over Israel, Christianity over Judaism, Jesus over Torah-mandated priestly service. If we start by assuming the existence of these antagonistic positions, then we are guaranteed to reach the pre-established goal of modern Christian orthodoxy—supersessionism.</text:p>
      <text:p text:style-name="Text_20_body"><text:soft-page-break/>In the absence of any real evidence for a pre-destruction writing, let us propose the alternate possibility. What would change if we were to suggest that the letter to the Hebrews was written after the destruction of the Temple? How would that affect our outlook and the conclusions we reach in our evaluation?</text:p>
      <text:h text:style-name="Heading_20_1" text:outline-level="3">Some Alternatives</text:h>
      <text:p text:style-name="Text_20_body">Let us start with the obvious—If there is no Temple in place, then Yeshua cannot be interpreted as an opposing force. There is a standard stream within Christian theology that dictates Yeshua came to supplant and replace the Temple. The Temple, representing the central focus of Judaism and all Torah-based religion, must therefore be left to fall by the wayside, making room for the new and superior replacement, Yeshua. If we take away the opposing presentation, then we find ourselves having to look just a little harder for a primary purpose in the letter. Harder to see, but generating fewer apparent contradictions. </text:p>
      <text:p text:style-name="Text_20_body">Once we posit that the Temple has already been destroyed prior to the writing of the letter, then we find ourselves answering a completely different set of questions. Now, instead of reading the material as defending an incomprehensibly superior god-man over the relatively meaningless offerings of a defunct sacrificial system, we find ourselves in precisely the opposite scenario—How can we continue to live a life that is pleasing to Hashem, which includes all aspects of obedince to the Word of God, if there is no Temple in place?</text:p>
      <text:p text:style-name="Text_20_body">To the Jewish people, the Temple represented the core of all true worship. Adonai commanded his people to maintain this place of central religious obedience. He required Israel to gather in “the place where I shall put my Name”, for the celebration of his festivals. The Yom Kippur sacrifice was the foundation upon which all national atonement was based. The Passover celebration, commemorating the founding of the nation would have been unthinkable without the Temple. More than that, the Temple was the place where all ritual cleanness began and ended. One could not even begin to live a religious life without the knowledge that <text:soft-page-break/>priests were constantly on duty, making offerings, performing circumcisions, and pronouncing blessings upon the nation of Israel.</text:p>
      <text:p text:style-name="Text_20_body">And now... the Temple had been destroyed. The Romans had attacked Israel at the heart and soul of its spiritual existence with a shot to the religious solar plexus. </text:p>
      <text:p text:style-name="Text_20_body">As a group, the readers' greatest concern would have been how to continue in the face of doom. They had thought that Yeshua would bring about the ultimate regathering and restoration of Israel. They believed that his appearance in the first part of the century was supposed to usher in the renewed Davidic monarchy, and oversee the re-establishment of the true Levitical priesthood. Instead, they saw the candidate-king crucified, and the Roman overrun and destruction of the Temple. Now, with nowhere to go, this forlorn band of refugees no doubt felt they had been left as orphans in a world where non-followers of Yeshua were in the process of consolidating power at Yavneh, and Gentile followers of Yeshua were in the process of establishing a theology based on the replacement of Israel.</text:p>
      <text:p text:style-name="Text_20_body">This scenario called for a response from Messianic leaders—a response that would answer the open questions while encouraging the readers not to lose heart in a time of extreme distress. As a result, we find Hebrews to be a collection of metaphors, linking Yeshua to the kingship, the priesthood, and the Temple, and concluding with an exhortation not to lose heart.</text:p>
      <text:p text:style-name="Text_20_body">In order to help us keep track of the material that follows, let's present the outline we will be following as we treat the letter:</text:p>
      <text:list xml:id="list8503213428338589228" text:style-name="L12">
        <text:list-item>
          <text:p text:style-name="P43">Introduction (1:1-3)</text:p>
        </text:list-item>
        <text:list-item>
          <text:p text:style-name="P43">Midrash 1 (1:4-2:4)<text:line-break/>The Davidic Heir Is Greater than Angels</text:p>
        </text:list-item>
        <text:list-item>
          <text:p text:style-name="P43">Midraash 2 (2:5-2:18(<text:line-break/>The Adamic Heir Is Greater than Angels</text:p>
        </text:list-item>
        <text:list-item>
          <text:p text:style-name="P43"><text:soft-page-break/>Midrash 3 (3:1-3:6)<text:line-break/>The Heir Is Greater than the Servant</text:p>
          <text:list>
            <text:list-item>
              <text:p text:style-name="P43">Exhortation (3:7-4:11)</text:p>
              <text:list>
                <text:list-item>
                  <text:p text:style-name="P43">Be Part of the House</text:p>
                </text:list-item>
                <text:list-item>
                  <text:p text:style-name="P43">The Eternal Rest</text:p>
                </text:list-item>
              </text:list>
            </text:list-item>
          </text:list>
        </text:list-item>
        <text:list-item>
          <text:p text:style-name="P43">Midrash 5 ()<text:line-break/>Torah and the Priesthoods</text:p>
        </text:list-item>
        <text:list-item>
          <text:p text:style-name="P43"/>
        </text:list-item>
      </text:list>
      <text:h text:style-name="Heading_20_1" text:outline-level="3">Introduction</text:h>
      <text:p text:style-name="Quotation">In days gone by, God spoke in many and varied ways to the Fathers through the prophets.<text:span text:style-name="T1"> (2) </text:span>But now, in the acharit-hayamim, he has spoken to us through his Son, to whom he has given ownership of everything and through whom he created the universe.<text:span text:style-name="T1"> (3) </text:span>This Son is the radiance of the Sh'khinah, the very expression of God's essence, upholding all that exists by his powerful word; and after he had, through himself, made purification for sins, he sat down at the right hand of HaG'dulah BaM'romim. <text:span text:style-name="T2">(4) </text:span>So he has become much better than angels, and the name God has given him is superior to theirs. </text:p>
      <text:p text:style-name="Quotation">(Hebrews 1:1-4)</text:p>
      <text:p text:style-name="Text_20_body">Such a beautiful literary opening to this letter with no known author, unidentified recipients, and no historical context for its writing! Hebrews surely contains the most flowery language of any Messianic writing. It employs metaphors and figures of speech that evoke feelings of awe and inspiration. Of course, that is the intended purpose! By drawing equivalencies and applications of historical characteristics and events, the author of Hebrews hoped to assuage the feelings of loss experienced by his readers through the middle of the first century.</text:p>
      <text:p text:style-name="Text_20_body"><text:soft-page-break/>Israel had two primary national institutions—the monarchy and the Temple. These two elements formed the basis for all national identity, political and religious. Between 30 and 70 CE, the audience of Hebrews has seen two apparent failures related to their Messianic expectation. </text:p>
      <text:list xml:id="list2690649562494848155" text:style-name="L13">
        <text:list-item>
          <text:p text:style-name="P49">Political</text:p>
          <text:p text:style-name="P48">First, those who knew Yeshua during his lifetime had expected him to take the throne of Israel right away. He came offering himself as the new King of Israel, the heir of David, prepared to regather Israel and make all things right. It was believed that, with his emplacement on the throne of Israel, the tiny nation would suddenly cast off the chains of Roman bondage, and rise to the head of an empire that would engulf the entire planet! </text:p>
          <text:p text:style-name="P48">Yet, the horrible reality was that his disciples had to watch him die a slow and agonizing death at the hands of the Romans. To all appearances, not only did Yeshua not accomplish what a Messiah should accomplish, he actually did just the opposite, dying at the hands of the Roman government he was supposed to defeat.</text:p>
        </text:list-item>
        <text:list-item>
          <text:p text:style-name="P49">Religious</text:p>
          <text:p text:style-name="P48">Secondly, there was the core of Israel's national identity, the home of YHWH worship, the Temple. Ever since the designation of Jerusalem as the Israeli capital, the “place where I shall put my Name” (M'lachim Alef/First Kings 8:29; 9:3; 11:36; M'lachim Alef/First Kings 8:29; Divrei Hayamim Bet/Second Chronicles 6:6), this was the one place on earth associated with the worship of the God of Israel. There was no other place like it. But now, the Temple had been destroyed... again!</text:p>
          <text:p text:style-name="P48">This was not the first time Israel had experienced such loss. It was foretold that Israel would be cast out of the Land if they failed to uphold the covenant with Hashem (Devarim/Deuteronomy 30), and reiterated at the time of the dedication of the Temple by Solomon (M'lachim Alef/First Kings 9:7). It was a well-<text:soft-page-break/>established principle that disobedience would be met with exile and captivity, while repentance would bring restoration and return. The promise of return, including the restoration of the Temple, was repeated by the prophet Yechezkel/Ezekiel during the Babylonian exile <text:s/>(Yechezke/Ezekiel 43:7). </text:p>
        </text:list-item>
      </text:list>
      <text:p text:style-name="Text_20_body">So, we see that the national restoration of Israel would require at least two components—political and religious. Yet, both targets appeared to have been missed. Yeshua's death negated the political aspirations. Even belief in his resurrection no doubt left his followers with the uneasy feeling of being on the defensive, trying to justify hope despite a fundamental feeling of hopelessness. But, they would reason, they could always turn to the Temple as their ultimate sign of Hashem's eternal covenant with his people—until 70 CE, when that critical symbol was also destroyed!</text:p>
      <text:p text:style-name="Text_20_body">Where could they go? To whom could they turn? We read this question in the Gospels (Yochanon 6:68), and think it applied only to those who personally followed Yeshua. But this is a perpetual question that still carries its full force for us today. Have we wrestled with it?</text:p>
      <text:p text:style-name="Text_20_body">This is the core issue of the letter to the Hebrews. The first readers needed <text:s/>encouragement to continue on, to hope against hope, to trust in the face of failure, to continue to believe Messiah had come despite the apparent failure of all their expectations.</text:p>
      <text:p text:style-name="Text_20_body">How does the author of Hebrews approach this topic? </text:p>
      <text:p text:style-name="Text_20_body">Like Matthew, the writer of Hebrews appeals to a number of texts that were identified by the sages of Israel as pertaining to the ultimate “son of David”. He brings these texts together to remind the readers that the office of Messiah is superlative, not merely reigning over the tiny nation of Israel, but having ultimate authority over all the planet. In light of this vast splendor, we might also acknowledge a greater scope of time than might otherwise be expected.</text:p>
      <text:p text:style-name="Text_20_body">Like the Besorah (“Gospel”) of Yochanon, the author of Hebrews begins his depiction of Messiah's career with the primitive past. He goes back <text:soft-page-break/>to the very beginning of time, in order to get a running start at the present.</text:p>
      <text:p text:style-name="Text_20_body">Ever since the founding of Israel, Hashem had led his people through a variety of intermediaries. There was Moshe, the Judges, Samuel and the Prophets, and the pinnacle of all leaders—the great King David. David sat, literally, at the focal point of Israeli history. Prior to David, Israel was led for 500 years by judges and prophets. After David, the Southern Kingdom of Judah survived for just about another 400 years. Once in the Babylonian Exile, the sages of Israel spent a great deal of time seeking guidance from the Scriptures that would give them insight on how to identify the individual who would restore the Davidic monarchy, and recall his people back to the Land.</text:p>
      <text:p text:style-name="Text_20_body">David the King served as both the pinnacle and the model of Jewish royalty. He was the original, the founder, the schematic of what a true king should be. Then he served as the template for all who who would come after him, creating the standard against which all candidates must be measured.</text:p>
      <text:p text:style-name="Text_20_body">This is what the author means when he says that Yeshua has “inherited” a name that is above all others. Stern's translation glosses over this fact, rendering the word for inheritance of +++++</text:p>
      <text:p text:style-name="Text_20_body"/>
      <text:p text:style-name="Text_20_body">“Name God has given him” is Stern's rendering of a phrase that refers to gifting through the use of lot, or by inheritance (αυτους κεκληρονομηκεν ονομα). This translation conceals the fact that the author's whole intention is to focus on the monarchial inheritance of Yeshua—not the commonly taught idea that Yeshua is personally greater than angels. We understand this based on the following list of source quotations in this chapter, all of which depict the holder of the Davidic throne, whoever he may be, as possessing exalted titles and vast authority. The power lies in the office, not the person.</text:p>
      <text:h text:style-name="Heading_20_1" text:outline-level="3"><text:soft-page-break/>Midrash 1</text:h>
      <text:h text:style-name="Heading_20_2" text:outline-level="4">The Davidic Heir Is Greater than Angels</text:h>
      <text:p text:style-name="Text_20_body"><text:span text:style-name="T1">(5) </text:span>For to which of the angels did God ever say,</text:p>
      <text:p text:style-name="Quotation">"You are my Son; today I have become your Father"?<text:note text:id="ftn14" text:note-class="footnote"><text:note-citation>15</text:note-citation><text:note-body><text:p text:style-name="Footnote">Tehillim/Psalms 2:7</text:p></text:note-body></text:note></text:p>
      <text:p text:style-name="Text_20_body">Also, God never said of any angel, </text:p>
      <text:p text:style-name="Quotation">"I will be his Father, and he will be my Son."<text:note text:id="ftn15" text:note-class="footnote"><text:note-citation>16</text:note-citation><text:note-body><text:p text:style-name="Footnote">Shmuel Bet/Second Samuel 7:14</text:p></text:note-body></text:note> <text:s/></text:p>
      <text:p text:style-name="Text_20_body"><text:span text:style-name="T1">(6) </text:span>And again, when God brings his Firstborn into the world, he says, </text:p>
      <text:p text:style-name="Quotation">"Let all God's angels worship him."<text:note text:id="ftn16" text:note-class="footnote"><text:note-citation>17</text:note-citation><text:note-body><text:p text:style-name="Footnote">Devarim 32:43; Tehillim/Psalms 97:7</text:p></text:note-body></text:note></text:p>
      <text:p text:style-name="Text_20_body"><text:span text:style-name="T1">(7) </text:span>Indeed, when speaking of angels, he says,</text:p>
      <text:p text:style-name="Quotation">". . . who makes his angels winds<text:note text:id="ftn17" text:note-class="footnote"><text:note-citation>18</text:note-citation><text:note-body><text:p text:style-name="Footnote">Midrash Bereishit Rabbah 1:3</text:p></text:note-body></text:note> and his servants fiery flames";<text:note text:id="ftn18" text:note-class="footnote"><text:note-citation>19</text:note-citation><text:note-body><text:p text:style-name="Footnote">Tehillim/Psalms 104:4</text:p></text:note-body></text:note></text:p>
      <text:p text:style-name="Text_20_body"><text:span text:style-name="T1">(8) </text:span>but to the Son, he says,</text:p>
      <text:p text:style-name="Quotation">"Your throne, O God, will last forever and ever; you rule your Kingdom with a scepter of equity;<text:span text:style-name="T1"> (9) </text:span>you have loved righteousness and hated wickedness. Therefore, O God, your God has anointed you with the oil of joy in preference to your companions";<text:note text:id="ftn19" text:note-class="footnote"><text:note-citation>20</text:note-citation><text:note-body><text:p text:style-name="Footnote">Tehillim/Psalms 45:6,7</text:p></text:note-body></text:note></text:p>
      <text:p text:style-name="Text_20_body"><text:span text:style-name="T1">(10) </text:span>and,</text:p>
      <text:p text:style-name="Quotation">"In the beginning, Adonai, you laid the foundations of the earth; heaven is the work of your hands.<text:span text:style-name="T1"> (11) </text:span>They will vanish, but you will remain; like clothing, they will all grow old;<text:span text:style-name="T1"> (12) </text:span>and you will fold them up like a coat. <text:soft-page-break/>Yes, they will be changed like clothing, but you remain the same, your years will never end."<text:note text:id="ftn20" text:note-class="footnote"><text:note-citation>21</text:note-citation><text:note-body><text:p text:style-name="Footnote">Tehillim/Psalms 102:25-27</text:p></text:note-body></text:note></text:p>
      <text:p text:style-name="Text_20_body"><text:span text:style-name="T1">(13) </text:span>Moreover, to which of the angels has he ever said, </text:p>
      <text:p text:style-name="Quotation">"Sit at my right hand until I make your enemies a footstool for your feet"?<text:note text:id="ftn21" text:note-class="footnote"><text:note-citation>22</text:note-citation><text:note-body><text:p text:style-name="Footnote">Tehillim/Psalms 110:1</text:p></text:note-body></text:note></text:p>
      <text:p text:style-name="Text_20_body"><text:span text:style-name="T1">(14) </text:span>Aren't they all merely spirits who serve, sent out to help those whom God will deliver? <text:s/></text:p>
      <text:p text:style-name="Text_20_body"><text:span text:style-name="T3">(2:1)</text:span><text:span text:style-name="T4"> </text:span>Therefore, we must pay much more careful heed to the things we have heard, so that we will not drift away.<text:span text:style-name="T1"> (2) </text:span>For if the word God spoke through angels became binding, so that every violation and act of disobedience received its just deserts in full measure,<text:span text:style-name="T1"> (3) </text:span>then how will we escape if we ignore such a great deliverance? This deliverance, which was first declared by the Lord, was confirmed to us by those who heard him;<text:span text:style-name="T1"> (4) </text:span>while God also bore witness to it with various signs, wonders and miracles, and with gifts of the Ruach HaKodesh which he distributed as he chose. </text:p>
      <text:h text:style-name="Heading_20_1" text:outline-level="3">Midrash 2</text:h>
      <text:h text:style-name="Heading_20_2" text:outline-level="4">The Adamic Heir Is Greater than Angels</text:h>
      <text:p text:style-name="Text_20_body"><text:span text:style-name="T1">(5) </text:span>For it was not to angels that God subjected the `olam haba—which is what we are talking about. <text:span text:style-name="T1">(6) </text:span>And there is a place where someone has given this solemn testimony: </text:p>
      <text:p text:style-name="Quotation">"What is mere man, that you concern yourself with him? or the son of man, that you watch over him with such care?<text:span text:style-name="T1"> (7) </text:span>You made him a little lower than the angels, you crowned him with glory and honor,<text:span text:style-name="T1"> (8) </text:span>you put everything in subjection under his feet."<text:note text:id="ftn22" text:note-class="footnote"><text:note-citation>23</text:note-citation><text:note-body><text:p text:style-name="Footnote">Tehillim/Psalms 8:4-6</text:p></text:note-body></text:note></text:p>
      <text:p text:style-name="Text_20_body"><text:soft-page-break/>In subjecting everything to him, he left nothing unsubjected to him. However, at present, we don't see everything subjected to him—at least, not yet.<text:span text:style-name="T1"> (9) </text:span>But we do see Yeshua—who indeed was made for a little while lower than the angels—now crowned with glory and honor because he suffered death, so that by God's grace he might taste death for all humanity.<text:span text:style-name="T1"> (10) </text:span>For in bringing many sons to glory, it was only fitting that God, the Creator and Preserver of everything, should bring the Initiator of their deliverance to the goal through sufferings.<text:span text:style-name="T1"> (11) </text:span>For both Yeshua, who sets people apart for God, and the ones being set apart have a common origin—this is why he is not ashamed to call them brothers<text:span text:style-name="T1"> (12) </text:span>when he says, </text:p>
      <text:p text:style-name="Quotation">"I will proclaim your name to my brothers; in the midst of the congregation I will sing your praise."<text:note text:id="ftn23" text:note-class="footnote"><text:note-citation>24</text:note-citation><text:note-body><text:p text:style-name="Footnote">Tehillim/Psalms 22:22</text:p></text:note-body></text:note></text:p>
      <text:p text:style-name="Text_20_body"><text:span text:style-name="T1">(13) </text:span>Also, </text:p>
      <text:p text:style-name="Quotation">"I will put my trust in him, . . ."<text:note text:id="ftn24" text:note-class="footnote"><text:note-citation>25</text:note-citation><text:note-body><text:p text:style-name="Footnote">Tehillim/Psalms 18:2; Shmuel Bet/Second Samuel 22:2,3</text:p></text:note-body></text:note></text:p>
      <text:p text:style-name="Text_20_body">and then it goes on, </text:p>
      <text:p text:style-name="Quotation">"Here I am, along with the children God has given me."<text:note text:id="ftn25" text:note-class="footnote"><text:note-citation>26</text:note-citation><text:note-body><text:p text:style-name="Footnote">Yeshayahu/Isaiah 8:17,18</text:p></text:note-body></text:note></text:p>
      <text:p text:style-name="Text_20_body"><text:span text:style-name="T1">(14) </text:span>Therefore, since the children share a common physical nature as human beings, he became like them and shared that same human nature; so that by his death he might render ineffective the one who had power over death (that is, the Adversary)<text:span text:style-name="T1"> (15) </text:span>and thus set free those who had been in bondage all their lives because of their fear of death.<text:span text:style-name="T1"> (16) </text:span>Indeed, it is obvious that he does not take hold of angels to help them; on the contrary, </text:p>
      <text:p text:style-name="Quotation">"He takes hold of the seed of Avraham."</text:p>
      <text:p text:style-name="Text_20_body"><text:span text:style-name="T1">(17) </text:span>This is why he had to become like his brothers in every respect—so that he might become a merciful and faithful cohen gadol in the service of God, making a kapparah for the sins of the people.<text:span text:style-name="T1"> (18) </text:span>For since he <text:soft-page-break/>himself suffered death when he was put to the test, he is able to help those who are being tested now.</text:p>
      <text:h text:style-name="Heading_20_1" text:outline-level="3">Midrash 3</text:h>
      <text:h text:style-name="Heading_20_2" text:outline-level="4">The Heir Is Greater than the Servant</text:h>
      <text:p text:style-name="Text_20_body"><text:span text:style-name="T3">(3:1)</text:span> Therefore, brothers whom God has set apart, who share in the call from heaven, think carefully about Yeshua, whom we acknowledge publicly as God's emissary and as cohen gadol.<text:span text:style-name="T1"> (2) </text:span>He was faithful to God, who appointed him; just as </text:p>
      <text:p text:style-name="Quotation">"Moshe was faithful in all God's house."<text:note text:id="ftn26" text:note-class="footnote"><text:note-citation>27</text:note-citation><text:note-body><text:p text:style-name="Footnote">Bamidbar/Numbers 12:7</text:p></text:note-body></text:note></text:p>
      <text:p text:style-name="Text_20_body"><text:span text:style-name="T1">(3) </text:span>But Yeshua deserves more honor than Moshe, just as the builder of the house deserves more honor than the house.<text:span text:style-name="T1"> (4) </text:span>For every house is built by someone, but the one who built everything is God.<text:span text:style-name="T1"> (5) </text:span>Also, Moshe was faithful in all God's house, as a servant giving witness to things God would divulge later.<text:span text:style-name="T1"> (6) </text:span>But the Messiah, as Son, was faithful over God's house. And we are that house of his, provided we hold firmly to the courage and confidence inspired by what we hope for.</text:p>
      <text:h text:style-name="Heading_20_2" text:outline-level="4">Exhortation—Be Part of the House</text:h>
      <text:p text:style-name="Text_20_body"><text:span text:style-name="T1">(7) </text:span>Therefore, as the Ruach HaKodesh says, </text:p>
      <text:p text:style-name="Quotation">"Today, if you hear God's voice,<text:span text:style-name="T1"> (8) </text:span>don't harden your hearts, as you did in the Bitter Quarrel on that day in the Wilderness when you put God to the test.<text:span text:style-name="T1"> (9) </text:span>Yes, your fathers put me to the test; they challenged me, and they saw my work for forty years!<text:span text:style-name="T1"> (10) </text:span>Therefore, I was disgusted with that generation—I said, 'Their hearts are always going astray, they have not understood how I do things';<text:span text:style-name="T1"> (11) </text:span>in my anger, I swore that they would not enter my rest."<text:note text:id="ftn27" text:note-class="footnote"><text:note-citation>28</text:note-citation><text:note-body><text:p text:style-name="Footnote">Tehillim/Psalms 95:7b-11</text:p></text:note-body></text:note></text:p>
      <text:p text:style-name="Text_20_body"><text:soft-page-break/><text:span text:style-name="T1">(12) </text:span>Watch out, brothers, so that there will not be in any one of you an evil heart lacking trust, which could lead you to apostatize from the living God!<text:span text:style-name="T1"> (13) </text:span>Instead, keep exhorting each other every day, as long as it is called Today, so that none of you will become hardened by the deceit of sin.<text:span text:style-name="T1"> (14) </text:span>For we have become sharers in the Messiah, provided, however, that we hold firmly to the conviction we began with, right through until the goal is reached.<text:span text:style-name="T1"> (15) </text:span>Now where it says, </text:p>
      <text:p text:style-name="Quotation">"Today, if you hear God's voice, don't harden your hearts, as you did in the Bitter Quarrel,"<text:note text:id="ftn28" text:note-class="footnote"><text:note-citation>29</text:note-citation><text:note-body><text:p text:style-name="Footnote">Tehillim/Psalms 95:7b,8</text:p></text:note-body></text:note></text:p>
      <text:p text:style-name="Text_20_body"><text:span text:style-name="T1">(16) </text:span>who were the people who, after they heard, quarreled so bitterly? All those whom Moshe brought out of Egypt.<text:span text:style-name="T1"> (17) </text:span>And with whom was God disgusted for forty years? Those who sinned—yes, they fell dead in the Wilderness!<text:note text:id="ftn29" text:note-class="footnote"><text:note-citation>30</text:note-citation><text:note-body><text:p text:style-name="Footnote">Bamidbar/Numbers 14:35,36</text:p></text:note-body></text:note><text:span text:style-name="T1"> (18) </text:span>And to whom was it that he swore that they would not enter his rest? Those who were disobedient.<text:span text:style-name="T1"> (19) </text:span>So we see that they were unable to enter because of lack of trust. <text:span text:style-name="T3">(4:1)</text:span><text:span text:style-name="T4"> </text:span>Therefore, let us be terrified of the possibility that, even though the promise of entering his rest remains, any one of you might be judged to have fallen short of it;<text:span text:style-name="T1"> (2) </text:span>for Good News has also been proclaimed to us, just as it was to them. But the message they heard didn't do them any good, because those who heard it did not combine it with trust.<text:span text:style-name="T1"> (3) </text:span>For it is we who have trusted who enter the rest. It is just as he said, </text:p>
      <text:p text:style-name="Quotation">"And in my anger, I swore that they would not enter my rest."<text:note text:id="ftn30" text:note-class="footnote"><text:note-citation>31</text:note-citation><text:note-body><text:p text:style-name="Footnote">Tehillim/Psalms 95:11</text:p></text:note-body></text:note></text:p>
      <text:p text:style-name="Text_20_body">He swore this even though his works have been in existence since the founding of the universe.<text:span text:style-name="T1"> (4) </text:span>For there is a place where it is said, concerning the seventh day, </text:p>
      <text:p text:style-name="Quotation">"And God rested on the seventh day from all his works."<text:note text:id="ftn31" text:note-class="footnote"><text:note-citation>32</text:note-citation><text:note-body><text:p text:style-name="Footnote">Bereisheet 2:2,3; Shemot/Exodus 31:17</text:p></text:note-body></text:note></text:p>
      <text:p text:style-name="Text_20_body"><text:soft-page-break/><text:span text:style-name="T1">(5) </text:span>And once more, our present text says, </text:p>
      <text:p text:style-name="Quotation">"They will not enter my rest."<text:note text:id="ftn32" text:note-class="footnote"><text:note-citation>33</text:note-citation><text:note-body><text:p text:style-name="Footnote">Tehillim/Psalms 95:11</text:p></text:note-body></text:note></text:p>
      <text:p text:style-name="Text_20_body"><text:span text:style-name="T1">(6) </text:span>Therefore, since it still remains for some to enter it, and those who received the Good News earlier did not enter,<text:span text:style-name="T1"> (7) </text:span>he again fixes a certain day, <text:span text:style-name="T3">"Today,"</text:span> saying through David, so long afterwards, in the text already given, </text:p>
      <text:p text:style-name="Quotation">"Today, if you hear God's voice, don't harden your hearts."<text:note text:id="ftn33" text:note-class="footnote"><text:note-citation>34</text:note-citation><text:note-body><text:p text:style-name="Footnote">Tehillim/Psalms 95:7,8</text:p></text:note-body></text:note></text:p>
      <text:p text:style-name="Text_20_body"><text:span text:style-name="T1">(8) </text:span>For if <text:span text:style-name="T2">Y'hoshua</text:span><text:span text:style-name="T2"><text:note text:id="ftn34" text:note-class="footnote"><text:note-citation>35</text:note-citation><text:note-body><text:p text:style-name="Footnote">Joshua, the leader who brought the Israelis into the Promised Land after leaving Mitzrayim/Egypt.</text:p></text:note-body></text:note></text:span> had given them rest, God would not have spoken later of another <text:span text:style-name="T3">"day."</text:span><text:span text:style-name="T1"> (9) </text:span>So there remains a Shabbat-keeping for God's people.<text:span text:style-name="T1"> </text:span><text:span text:style-name="T1">(10) </text:span>For the one who has entered God's rest has also rested from his own works, as God did from his.<text:span text:style-name="T1"> (11) </text:span>Therefore, let us do our best to enter that rest; so that no one will fall short because of the same kind of disobedience.<text:span text:style-name="T1"> </text:span></text:p>
      <text:h text:style-name="Heading_20_1" text:outline-level="3">Midrash 5</text:h>
      <text:h text:style-name="Heading_20_2" text:outline-level="4">Torah and the Priesthoods</text:h>
      <text:p text:style-name="Quotation"><text:span text:style-name="T1">(12) </text:span>See, the Word of God is alive! It is at work and is sharper than any double-edged sword—it cuts right through to where soul meets spirit and joints meet marrow, and it is quick to judge the inner reflections and attitudes of the heart.<text:span text:style-name="T1"> (13) </text:span>Before God, nothing created is hidden, but all things are naked and open to the eyes of him to whom we must render an account.<text:span text:style-name="T1"> </text:span></text:p>
      <text:p text:style-name="Quotation"><text:span text:style-name="T1">(14) </text:span>Therefore, since we have a great <text:span text:style-name="T2">cohen gadol</text:span> who has passed through to the highest heaven, Yeshua, the Son of God, let us hold firmly to what we acknowledge <text:soft-page-break/>as true.<text:span text:style-name="T1"> (15) </text:span>For we do not have a cohen gadol unable to empathize with our weaknesses; since in every respect he was tempted just as we are, the only difference being that he did not sin.<text:span text:style-name="T1"> </text:span><text:span text:style-name="T1">(16) </text:span>Therefore, let us confidently approach the throne from which God gives grace, so that we may receive mercy and find grace in our time of need. <text:span text:style-name="T3">(5:1)</text:span><text:span text:style-name="T4"> </text:span>For every cohen gadol taken from among men is appointed to act on people's behalf with regard to things concerning God, to offer gifts and sacrifices for sins.<text:span text:style-name="T1"> (2) </text:span>He can deal gently with the ignorant and with those who go astray, since he too is subject to weakness.<text:span text:style-name="T1"> (3) </text:span>Also, because of this weakness, he has to offer sacrifices for his own sins, as well as those of the people.<text:span text:style-name="T1"> (4) </text:span>And no one takes this honor upon himself, rather, he is called by God, just as Aharon was.<text:note text:id="ftn35" text:note-class="footnote"><text:note-citation>36</text:note-citation><text:note-body><text:p text:style-name="Footnote">Divrei Hayamim Alef/First Chronicles 23:13</text:p></text:note-body></text:note><text:span text:style-name="T1"> (5) </text:span>So neither did the Messiah glorify himself to become <text:span text:style-name="T2">cohen gadol</text:span>; rather, it was the One who said to him, </text:p>
      <text:p text:style-name="Quotation">"You are my Son; today I have become your Father."<text:note text:id="ftn36" text:note-class="footnote"><text:note-citation>37</text:note-citation><text:note-body><text:p text:style-name="Footnote">Tehillim/Psalms 2:7; Shmuel Bet/Second Samuel 7:14</text:p></text:note-body></text:note></text:p>
      <text:p text:style-name="Quotation"><text:span text:style-name="T1">(6) </text:span>Also, as he says in another place, </text:p>
      <text:p text:style-name="Quotation">"You are a cohen forever, to be compared with Malki-Tzedek."<text:note text:id="ftn37" text:note-class="footnote"><text:note-citation>38</text:note-citation><text:note-body><text:p text:style-name="Footnote">Tehillim/Psalms 110:4</text:p></text:note-body></text:note></text:p>
      <text:p text:style-name="Quotation"><text:span text:style-name="T1">(7) </text:span>During Yeshua's life on earth, he offered up prayers and petitions, crying aloud and shedding tears, to the One who had the power to deliver him from death; and he was heard because of his godliness.<text:span text:style-name="T1"> (8) </text:span>Even though he was the Son, he learned obedience through his sufferings.<text:span text:style-name="T1"> (9) </text:span>And after he had been brought to the goal, he became the source of eternal deliverance to all who obey him,<text:span text:style-name="T1"> (10) </text:span>since he had been proclaimed by God as <text:soft-page-break/><text:span text:style-name="T3">“a cohen gadol to be compared with Malki-Tzedek.”</text:span><text:span text:style-name="T3"><text:note text:id="ftn38" text:note-class="footnote"><text:note-citation>39</text:note-citation><text:note-body><text:p text:style-name="Footnote">Tehillim/Psalms 110:4</text:p></text:note-body></text:note></text:span><text:span text:style-name="T1"> (11) </text:span>We have much to say about this subject, but it is hard to explain, because you have become sluggish in understanding.<text:span text:style-name="T1"> (12) </text:span>For although by this time you ought to be teachers, you need someone to teach you the very first principles of God's Word all over again! You need milk, not solid food!<text:span text:style-name="T1"> (13) </text:span>Anyone who has to drink milk is still a baby, without experience in applying the Word about righteousness.<text:span text:style-name="T1"> (14) </text:span>But solid food is for the mature, for those whose faculties have been trained by continuous exercise to distinguish good from evil. <text:span text:style-name="T3">(6:1)</text:span><text:span text:style-name="T4"> </text:span>Therefore, leaving behind the initial lessons about the Messiah, let us go on to maturity, not laying again the foundation of turning from works that lead to death, trusting God,<text:span text:style-name="T1"> (2) </text:span>and instruction about washings, s'mikhah, the resurrection of the dead and eternal punishment.<text:span text:style-name="T1"> (3) </text:span>And, God willing, this is what we will do.<text:span text:style-name="T1"> (4) </text:span>For when people have once been enlightened, tasted the heavenly gift, become sharers in the Ruach HaKodesh,<text:span text:style-name="T1"> (5) </text:span>and tasted the goodness of God's Word and the powers of the `olam haba—<text:span text:style-name="T1">(6) </text:span>and then have fallen away—it is impossible to renew them so that they turn from their sin, as long as for themselves they keep executing the Son of God on the stake all over again and keep holding him up to public contempt.<text:span text:style-name="T1"> (7) </text:span>For the land that soaks up frequent rains and then brings forth a crop useful to its owners receives a blessing from God;<text:span text:style-name="T1"> (8) </text:span>but if it keeps producing thorns and thistles, it fails the test and is close to being cursed; in the end, it will be burned.<text:span text:style-name="T1"> (9) </text:span>Now even though we speak this way, dear friends, we are confident that you have the better things that come with being delivered.<text:span text:style-name="T1"> (10) </text:span>For God is not so unfair as to forget your work and the love you showed <text:soft-page-break/>for him in your past service to his people—and in your present service too.<text:span text:style-name="T1"> (11) </text:span>However, we want each one of you to keep showing the same diligence right up to the end, when your hope will be realized;<text:span text:style-name="T1"> (12) </text:span>so that you will not become sluggish, but will be imitators of those who by their trust and patience are receiving what has been promised.<text:span text:style-name="T1"> </text:span></text:p>
      <text:p text:style-name="Quotation"><text:span text:style-name="T1">(13) </text:span>For when God made his promise to Avraham, he swore an oath to do what he had promised; and since there was no one greater than himself for him to swear by, he swore by himself<text:span text:style-name="T1"> (14) </text:span>and said, </text:p>
      <text:p text:style-name="Quotation">"I will certainly bless you, and I will certainly give you many descendants";<text:note text:id="ftn39" text:note-class="footnote"><text:note-citation>40</text:note-citation><text:note-body><text:p text:style-name="Footnote">Bereisheet/Genesis 12:1-3; 22:16,17</text:p></text:note-body></text:note></text:p>
      <text:p text:style-name="Quotation"><text:span text:style-name="T1">(15) </text:span>and so, after waiting patiently, Avraham saw the promise fulfilled.<text:span text:style-name="T1"> (16) </text:span>Now people swear oaths by someone greater than themselves, and confirmation by an oath puts an end to all dispute.<text:span text:style-name="T1"> (17) </text:span>Therefore, when God wanted to demonstrate still more convincingly the unchangeable character of his intentions to those who were to receive what he had promised, he added an oath to the promise;<text:span text:style-name="T1"> (18) </text:span>so that through two unchangeable things, in neither of which God could lie, we, who have fled to take a firm hold on the hope set before us, would be strongly encouraged.<text:span text:style-name="T1"> (19) </text:span>We have this hope as a sure and safe anchor for ourselves, a hope that goes right on through to what is inside the parokhet,<text:span text:style-name="T1"> (20) </text:span>where a forerunner has entered on our behalf, namely, Yeshua, who has become a cohen gadol forever, to be compared with Malki-Tzedek. <text:span text:style-name="T3">(7:1)</text:span><text:span text:style-name="T4"> </text:span>This Malki-Tzedek, king of Shalem, a cohen of God Ha`Elyon, met Avraham on his way back from the slaughter of the <text:soft-page-break/>kings and blessed him;<text:span text:style-name="T1"> (2) </text:span>also Avraham gave him a tenth of everything.<text:note text:id="ftn40" text:note-class="footnote"><text:note-citation>41</text:note-citation><text:note-body><text:p text:style-name="Footnote">Bereisheet/Genesis 14:17-20</text:p></text:note-body></text:note> </text:p>
      <text:p text:style-name="Quotation">Now first of all, by translation of his name, he is <text:span text:style-name="T3">"king of righteousness"</text:span>; and then he is also king of Shalem, which means <text:span text:style-name="T3">"king of peace."</text:span><text:span text:style-name="T1"> (3) </text:span>There is no record of his father, mother, ancestry, birth or death; rather, like the Son of God, he continues as a cohen for all time.<text:span text:style-name="T1"> </text:span></text:p>
      <text:p text:style-name="Quotation"><text:span text:style-name="T1">(4) </text:span>Just think how great he was! Even the Patriarch Avraham gave him a tenth of the choicest spoils.<text:span text:style-name="T1"> </text:span></text:p>
      <text:p text:style-name="Quotation"><text:span text:style-name="T1">(5) </text:span>Now the descendants of Levi who became cohanim have a commandment in the Torah to take a tenth of the income of the people, that is, from their own brothers, despite the fact that they too are descended from Avraham.<text:span text:style-name="T1"> (6) </text:span>But Malki-Tzedek, even though he was not descended from Levi, took a tenth from Avraham. </text:p>
      <text:p text:style-name="Quotation">Also, he blessed Avraham, the man who received God's promises;<text:span text:style-name="T1"> (7) </text:span>and it is beyond all dispute that the one who blesses has higher status than the one who receives the blessing.<text:span text:style-name="T1"> </text:span></text:p>
      <text:p text:style-name="Quotation"><text:span text:style-name="T1">(8) </text:span>Moreover, in the case of the cohanim, the tenth is received by men who die; while in the case of Malki-Tzedek, it is received by someone who is testified to be still alive.<text:span text:style-name="T1"> (9) </text:span>One might go even further and say that Levi, who himself receives tenths, paid a tenth through Avraham;<text:span text:style-name="T1"> (10) </text:span>inasmuch as he was still in his ancestor Avraham's body when Malki-Tzedek met him.<text:span text:style-name="T1"> </text:span></text:p>
      <text:p text:style-name="Quotation"><text:span text:style-name="T1">(11) </text:span>Therefore, if it had been possible to reach the goal through the system of cohanim derived from Levi (since in connection with it, the people were given the Torah), what need would there have been for another, different kind of cohen, the one spoken of as to be compared with Malki-Tzedek and not to be compared with Aharon?<text:span text:style-name="T1"> </text:span></text:p>
      <text:p text:style-name="Quotation"><text:soft-page-break/><text:span text:style-name="T1">(12) </text:span>For if the system of cohanim is transformed, there must of necessity occur a transformation of Torah.<text:span text:style-name="T1"> (13) </text:span>The one about whom these things are said belongs to another tribe, from which no one has ever served at the altar;<text:span text:style-name="T1"> (14) </text:span>for everyone knows that our Lord arose out of Y'hudah, and that Moshe said nothing about this tribe when he spoke about cohanim.<text:span text:style-name="T1"> (15) </text:span>It becomes even clearer if a <text:span text:style-name="T3">"different kind of cohen,"</text:span> one like Malki-Tzedek, arises,<text:span text:style-name="T1"> (16) </text:span>one who became a cohen not by virtue of a rule in the Torah concerning physical descent, but by virtue of the power of an indestructible life.<text:span text:style-name="T1"> (17) </text:span>For it is stated, </text:p>
      <text:p text:style-name="Quotation">"You are a cohen FOREVER, to be compared with Malki-Tzedek."<text:note text:id="ftn41" text:note-class="footnote"><text:note-citation>42</text:note-citation><text:note-body><text:p text:style-name="Footnote">Tehillim/Psalms 110:4</text:p></text:note-body></text:note></text:p>
      <text:p text:style-name="Quotation"><text:span text:style-name="T1">(18) </text:span>Thus, on the one hand, the earlier rule is set aside because of its weakness and inefficacy<text:span text:style-name="T1"> (19) </text:span>(for the Torah did not bring anything to the goal); and, on the other hand, a Hope of something better is introduced, through which we are drawing near to God.<text:span text:style-name="T1"> (20) </text:span>What is more, God swore an oath. For no oath was sworn in connection with those who become cohanim now;<text:span text:style-name="T1"> (21) </text:span>but Yeshua became a cohen by the oath which God swore when he said to him, </text:p>
      <text:p text:style-name="Quotation">"Adonai has sworn and will not change his mind, 'You are a cohen forever.' "<text:note text:id="ftn42" text:note-class="footnote"><text:note-citation>43</text:note-citation><text:note-body><text:p text:style-name="Footnote">Tehillim/Psalms 110:4</text:p></text:note-body></text:note></text:p>
      <text:p text:style-name="Quotation"><text:span text:style-name="T1">(22) </text:span>Also this shows how much better is the covenant of which Yeshua has become guarantor.<text:span text:style-name="T1"> (23) </text:span>Moreover, the present cohanim are many in number, because they are prevented by death from continuing in office.<text:span text:style-name="T1"> (24) </text:span>But because he lives forever, his position as cohen does not pass on to someone else;<text:span text:style-name="T1"> (25) </text:span>and consequently, he is <text:soft-page-break/>totally able to deliver those who approach God through him; since he is alive forever and thus forever able to intercede on their behalf.<text:span text:style-name="T1"> </text:span></text:p>
      <text:p text:style-name="Quotation"><text:span text:style-name="T1">(26) </text:span>This is the kind of cohen gadol that meets our need—holy, without evil, without stain, set apart from sinners and raised higher than the heavens;<text:span text:style-name="T1"> (27) </text:span>one who does not have the daily necessity, like the other cohanim g'dolim, of offering up sacrifices first for their own sins and only then for those of the people; because he offered one sacrifice, once and for all, by offering up himself.<text:span text:style-name="T1"> (28) </text:span>For the Torah appoints as cohanim g'dolim men who have weakness; but the text which speaks about the swearing of the oath, a text written later than the Torah, appoints a Son who has been brought to the goal forever. </text:p>
      <text:p text:style-name="Quotation"><text:span text:style-name="T3">(8:1)</text:span><text:span text:style-name="T4"> </text:span>Here is the whole point of what we have been saying: we do have just such a cohen gadol as has been described. And he does sit at the right hand of HaG'dulah in heaven.<text:span text:style-name="T1"> (2) </text:span>There he serves in the Holy Place, that is, in the true Tent of Meeting, the one erected not by human beings but by Adonai.<text:span text:style-name="T1"> (3) </text:span>For every cohen gadol is appointed to offer both gifts and sacrifices; so this cohen gadol too has to have something he can offer.<text:span text:style-name="T1"> </text:span></text:p>
      <text:p text:style-name="Quotation"><text:span text:style-name="T1">(4) </text:span>Now if he were on earth, he wouldn't be a cohen at all, since there already are cohanim offering the gifts required by the Torah.<text:span text:style-name="T1"> (5) </text:span>But what they are serving is only a copy and shadow of the heavenly original; for when Moshe was about to erect the Tent, God warned him, </text:p>
      <text:p text:style-name="Quotation">"See to it that you make everything according to the pattern you were shown on the mountain."<text:span text:style-name="T1"><text:note text:id="ftn43" text:note-class="footnote"><text:note-citation>44</text:note-citation><text:note-body><text:p text:style-name="Footnote">Shemot/Exodus 25:40; 26:30; 27:8</text:p></text:note-body></text:note></text:span></text:p>
      <text:p text:style-name="Quotation"><text:soft-page-break/><text:span text:style-name="T1">(6) </text:span>But now the work Yeshua has been given to do is far superior to theirs, just as the covenant he mediates is better. For this covenant has been given as Torah on the basis of better promises.<text:span text:style-name="T1"> (7) </text:span>Indeed, if the first covenant had not given ground for fault-finding, there would have been no need for a second one.<text:span text:style-name="T1"> (8) </text:span>For God does find fault with the people when he says, </text:p>
      <text:p text:style-name="Quotation">“'See! The days are coming,' says Adonai, 'when I will establish over the house of Isra'el and over the house of Y'hudah a new covenant.<text:span text:style-name="T1"> </text:span></text:p>
      <text:p text:style-name="Quotation"><text:span text:style-name="T1">(9) “'</text:span>It will not be like the covenant which I made with their fathers on the day when I took them by their hand and led them forth out of the land of Egypt; because they, for their part, did not remain faithful to my covenant; so I, for my part, stopped concerning myself with them,' says Adonai.<text:span text:style-name="T1"> </text:span></text:p>
      <text:p text:style-name="Quotation"><text:span text:style-name="T1">(10) “'</text:span>For this is the covenant which I will make with the house of Isra'el after those days,' says Adonai: 'I will put my Torah in their minds and write it on their hearts; I will be their God, and they will be my people.</text:p>
      <text:p text:style-name="Quotation"><text:span text:style-name="T1">(11) “'</text:span>None of them will teach his fellow-citizen or his brother, saying, "Know Adonai!" For all will know me, from the least of them to the greatest,<text:span text:style-name="T1"> (12) </text:span>because I will be merciful toward their wickednesses and remember their sins no more.' "<text:note text:id="ftn44" text:note-class="footnote"><text:note-citation>45</text:note-citation><text:note-body><text:p text:style-name="Footnote">Yirmeyahu/Jeremiah 31:31-34</text:p></text:note-body></text:note></text:p>
      <text:p text:style-name="Quotation"><text:span text:style-name="T1">(13) </text:span>By using the term, <text:span text:style-name="T3">"new,"</text:span> he has made the first covenant <text:span text:style-name="T3">"old"</text:span>; and something being made old, something in the process of aging, is on its way to vanishing altogether.</text:p>
      <text:p text:style-name="Quotation"><text:span text:style-name="T3">(9:1)</text:span><text:span text:style-name="T4"> </text:span>Now the first covenant had both regulations for worship and a Holy Place here on earth.<text:span text:style-name="T1"> (2) </text:span>A tent was set up, the outer one, which was called the Holy Place; <text:soft-page-break/>in it were the menorah, the table and the Bread of the Presence.<text:note text:id="ftn45" text:note-class="footnote"><text:note-citation>46</text:note-citation><text:note-body><text:p text:style-name="Footnote">Shemot/Exodus 25:1-40; 26:36; 40:3; Bamidbar/Numbers 17:10</text:p></text:note-body></text:note><text:span text:style-name="T1"> (3) </text:span>Behind the second parokhet was a tent called the Holiest Place,<text:span text:style-name="T1"> (4) </text:span>which had the golden altar for burning incense and the Ark of the Covenant, entirely covered with gold. In the Ark were the gold jar containing the man, Aharon's rod that sprouted and the stone Tablets of the Covenant;<text:span text:style-name="T1"> (5) </text:span>and above it were the k'ruvim representing the Sh'khinah, casting their shadow on the lid of the Ark—but now is not the time to discuss these things in detail.<text:span text:style-name="T1"> (6) </text:span>With things so arranged, the cohanim go into the outer tent all the time to discharge their duties;<text:span text:style-name="T1"> (7) </text:span>but only the cohen hagadol enters the inner one; and he goes in only once a year, and he must always bring blood, which he offers both for himself and for the sins committed in ignorance by the people.<text:note text:id="ftn46" text:note-class="footnote"><text:note-citation>47</text:note-citation><text:note-body><text:p text:style-name="Footnote">Shemot/Exodus 30:10</text:p></text:note-body></text:note><text:span text:style-name="T1"> </text:span></text:p>
      <text:p text:style-name="Quotation"><text:span text:style-name="T1">(8) </text:span>By this arrangement, the Ruach HaKodesh showed that so long as the first Tent had standing, the way into the Holiest Place was still closed.<text:span text:style-name="T1"> (9) </text:span>This symbolizes the present age and indicates that the conscience of the person performing the service cannot be brought to the goal by the gifts and sacrifices he offers.<text:span text:style-name="T1"> (10) </text:span>For they involve only food and drink and various ceremonial washings—regulations concerning the outward life, imposed until the time for God to reshape the whole structure.<text:span text:style-name="T1"> </text:span></text:p>
      <text:p text:style-name="Text_20_body"><text:span text:style-name="T1">(11) </text:span>But when the Messiah appeared as cohen gadol of the good things that are happening already, then, through the greater and more perfect Tent which is not man-made (that is, it is not of this created world),<text:span text:style-name="T1"> (12) </text:span>he entered the Holiest Place once and for all. And he entered not by means of the blood of goats and calves, but by means of his own blood, thus setting people free forever.<text:span text:style-name="T1"> (13) </text:span>For if sprinkling ceremonially un<text:soft-page-break/>clean persons with the blood of goats and bulls and the ashes of a heifer restores their outward purity;<text:note text:id="ftn47" text:note-class="footnote"><text:note-citation>48</text:note-citation><text:note-body><text:p text:style-name="Footnote">Vayikra/Leviticus 16:14</text:p></text:note-body></text:note><text:span text:style-name="T1"> (14) </text:span>then how much more the blood of the Messiah, who, through the eternal Spirit, offered himself to God as a sacrifice without blemish, will purify our conscience from works that lead to death, so that we can serve the living God!<text:span text:style-name="T1"> </text:span></text:p>
      <text:p text:style-name="Text_20_body"><text:span text:style-name="T1">(15) </text:span>It is because of this death that he is mediator of a new covenant [or will]. Because a death has occurred which sets people free from the transgressions committed under the first covenant, those who have been called may receive the promised eternal inheritance.<text:span text:style-name="T1"> (16) </text:span>For where there is a will, there must necessarily be produced evidence of its maker's death,<text:span text:style-name="T1"> (17) </text:span>since a will goes into effect only upon death; it never has force while its maker is still alive.<text:span text:style-name="T1"> </text:span></text:p>
      <text:p text:style-name="Text_20_body"><text:span text:style-name="T1">(18) </text:span>This is why the first covenant too was inaugurated with blood.<text:span text:style-name="T1"> (19) </text:span>After Moshe had proclaimed every command of the Torah to all the people, he took the blood of the calves with some water and used scarlet wool and hyssop to sprinkle both the scroll itself and all the people;<text:span text:style-name="T1"> (20) </text:span>and he said, </text:p>
      <text:p text:style-name="Quotation">"This is the blood of the covenant which God has ordained for you."<text:note text:id="ftn48" text:note-class="footnote"><text:note-citation>49</text:note-citation><text:note-body><text:p text:style-name="Footnote">Shemot/Exodus 24:8</text:p></text:note-body></text:note></text:p>
      <text:p text:style-name="Text_20_body"><text:span text:style-name="T1">(21) </text:span>Likewise, he sprinkled with the blood both the Tent and all the things used in its ceremonies.<text:span text:style-name="T1"> (22) </text:span>In fact, according to the Torah, almost everything is purified with blood; indeed, without the shedding of blood there is no forgiveness of sins.<text:span text:style-name="T1"> </text:span></text:p>
      <text:p text:style-name="Text_20_body"><text:span text:style-name="T1">(23) </text:span>Now this is how the copies of the heavenly things had to be purified, but the heavenly things themselves require better sacrifices than these.<text:span text:style-name="T1"> (24) </text:span>For the Messiah has entered a Holiest Place which is not man-made and merely a copy of the true one, but into heaven itself, in order to appear now on our behalf in the very presence of God.<text:span text:style-name="T1"> (25) </text:span>Further, he did not enter heaven to offer himself over and over again, like the cohen hagadol who enters the Holiest Place year after year with <text:soft-page-break/>blood that is not his own;<text:span text:style-name="T1"> (26) </text:span>for then he would have had to suffer death many times—from the founding of the universe on. But as it is, he has appeared once at the end of the ages in order to do away with sin through the sacrifice of himself.<text:span text:style-name="T1"> </text:span></text:p>
      <text:p text:style-name="Quotation"><text:span text:style-name="T1">(27) </text:span>Just as human beings have to die once, but after this comes judgment,<text:span text:style-name="T1"> (28) </text:span>so also the Messiah, having been offered once to bear the sins of many, will appear a second time, not to deal with sin, but to deliver those who are eagerly waiting for him. <text:span text:style-name="T3">(10:1)</text:span><text:span text:style-name="T4"> </text:span>For the Torah has in it a shadow of the good things to come, but not the actual manifestation of the originals. Therefore, it can never, by means of the same sacrifices repeated endlessly year after year, bring to the goal those who approach the Holy Place to offer them.<text:span text:style-name="T1"> (2) </text:span>Otherwise, wouldn't the offering of those sacrifices have ceased? For if the people performing the service had been cleansed once and for all, they would no longer have sins on their conscience.<text:span text:style-name="T1"> (3) </text:span>No, it is quite the contrary—in these sacrifices is a reminder of sins, year after year.<text:span text:style-name="T1"> (4) </text:span>For it is impossible that the blood of bulls and goats should take away sins.<text:span text:style-name="T1"> (5) </text:span>This is why, on coming into the world, he says, </text:p>
      <text:p text:style-name="Quotation">"It has not been your will to have an animal sacrifice and a meal offering; rather, you have prepared for me a body.<text:span text:style-name="T1"> (6) </text:span>No, you have not been pleased with burnt offerings and sin offerings.<text:span text:style-name="T1"> (7) </text:span>Then I said, 'Look! In the scroll of the book it is written about me. I have come to do your will.' "<text:note text:id="ftn49" text:note-class="footnote"><text:note-citation>50</text:note-citation><text:note-body><text:p text:style-name="Footnote">Tehillim/Psalms 40:6-8; (cf. Shmuel Alef/First Samuel 15:22)</text:p></text:note-body></text:note></text:p>
      <text:p text:style-name="Quotation"><text:span text:style-name="T1">(8) </text:span>In saying first, </text:p>
      <text:p text:style-name="Quotation">"You neither willed nor were pleased with animal sacrifices, meal offerings, burnt offerings and sin offerings,"<text:note text:id="ftn50" text:note-class="footnote"><text:note-citation>51</text:note-citation><text:note-body><text:p text:style-name="Footnote">Tehillim/Psalms 40:6</text:p></text:note-body></text:note></text:p>
      <text:p text:style-name="Quotation"><text:soft-page-break/>things which are offered in accordance with the Torah;<text:span text:style-name="T1"> (9) </text:span>and then, </text:p>
      <text:p text:style-name="Quotation">"Look, I have come to do your will";<text:note text:id="ftn51" text:note-class="footnote"><text:note-citation>52</text:note-citation><text:note-body><text:p text:style-name="Footnote">Tehillim/Psalms 40:8</text:p></text:note-body></text:note></text:p>
      <text:p text:style-name="Quotation">he takes away the first system in order to set up the second.<text:span text:style-name="T1"> (10) </text:span>It is in connection with this will that we have been separated for God and made holy, once and for all, through the offering of Yeshua the Messiah's body.<text:span text:style-name="T1"> </text:span></text:p>
      <text:p text:style-name="Quotation"><text:span text:style-name="T1">(11) </text:span>Now every cohen stands every day doing his service, offering over and over the same sacrifices, which can never take away sins.<text:note text:id="ftn52" text:note-class="footnote"><text:note-citation>53</text:note-citation><text:note-body><text:p text:style-name="Footnote">Shemot/Exodus 29:38-46</text:p></text:note-body></text:note><text:span text:style-name="T1"> (12) </text:span>But this one, after he had offered for all time a single sacrifice for sins, sat down at the right hand of God,<text:span text:style-name="T1"> (13) </text:span>from then on to wait until his enemies be made a footstool for his feet.<text:note text:id="ftn53" text:note-class="footnote"><text:note-citation>54</text:note-citation><text:note-body><text:p text:style-name="Footnote">Tehillim/Psalms 110:1</text:p></text:note-body></text:note><text:span text:style-name="T1"> (14) </text:span>For by a single offering he has brought to the goal for all time those who are being set apart for God and made holy.<text:span text:style-name="T1"> (15) </text:span>And the Ruach HaKodesh too bears witness to us; for after saying,<text:span text:style-name="T1"> </text:span></text:p>
      <text:p text:style-name="Quotation"><text:span text:style-name="T1">(16) </text:span>" 'This is the covenant which I will make with them after those days,' says Adonai: 'I will put my Torah on their hearts, and write it on their minds . . . ,' "<text:note text:id="ftn54" text:note-class="footnote"><text:note-citation>55</text:note-citation><text:note-body><text:p text:style-name="Footnote">Yirmeyahu/Jeremiah 31:33</text:p></text:note-body></text:note><text:span text:style-name="T1"> </text:span></text:p>
      <text:p text:style-name="Quotation"><text:span text:style-name="T1">(17) </text:span>he then adds, </text:p>
      <text:p text:style-name="Quotation">" 'And their sins and their wickednesses I will remember no more.' "<text:note text:id="ftn55" text:note-class="footnote"><text:note-citation>56</text:note-citation><text:note-body><text:p text:style-name="Footnote">Yirmeyahu/Jeremiah 31:34</text:p></text:note-body></text:note></text:p>
      <text:p text:style-name="Quotation"><text:span text:style-name="T1">(18) </text:span>Now where there is forgiveness for these, an offering for sins is no longer needed.<text:span text:style-name="T1"> (19) </text:span>So, brothers, we have confidence to use the way into the Holiest Place opened by the blood of Yeshua.<text:span text:style-name="T1"> </text:span><text:span text:style-name="T1">(20) </text:span>He inaugurated it <text:soft-page-break/>for us as a new and living way through the parokhet, by means of his flesh.<text:span text:style-name="T1"> </text:span></text:p>
      <text:p text:style-name="Quotation"><text:span text:style-name="T1">(21) </text:span>We also have a great cohen <text:span text:style-name="T4">over God's household</text:span>.<text:note text:id="ftn56" text:note-class="footnote"><text:note-citation>57</text:note-citation><text:note-body><text:p text:style-name="Footnote">Hebrews 3:1-6</text:p></text:note-body></text:note><text:span text:style-name="T1"> (22) </text:span>Therefore, let us approach the Holiest Place with a sincere heart, in the full assurance that comes from trusting—with our hearts sprinkled clean from a bad conscience and our bodies washed with pure water.<text:span text:style-name="T1"> (23) </text:span>Let us continue holding fast to the hope we acknowledge, without wavering;<text:note text:id="ftn57" text:note-class="footnote"><text:note-citation>58</text:note-citation><text:note-body><text:p text:style-name="Footnote">Hebrews 3:7-4:11</text:p></text:note-body></text:note> for the One who made the promise is trustworthy.<text:span text:style-name="T1"> </text:span></text:p>
      <text:p text:style-name="Quotation"><text:span text:style-name="T1">(24) </text:span>And let us keep paying attention to one another, in order to spur each other on to love and good deeds,<text:span text:style-name="T1"> (25) </text:span>not neglecting our own congregational meetings, as some have made a practice of doing, but, rather, encouraging each other. And let us do this all the more as you see the Day approaching.<text:span text:style-name="T1"> (26) </text:span>For if we deliberately continue to sin after receiving the knowledge of the truth, there no longer remains a sacrifice for sins,<text:span text:style-name="T1"> (27) </text:span>but only the terrifying prospect of Judgment, of raging fire that will consume the enemies.<text:note text:id="ftn58" text:note-class="footnote"><text:note-citation>59</text:note-citation><text:note-body><text:p text:style-name="Footnote">Yeshayahu/Isaiah 64:1,2</text:p></text:note-body></text:note><text:span text:style-name="T1"> (28) </text:span>Someone who disregards the Torah of Moshe is put to death without mercy on the word of two or three witnesses.<text:note text:id="ftn59" text:note-class="footnote"><text:note-citation>60</text:note-citation><text:note-body><text:p text:style-name="Footnote">Devarim/Deuteronomy 17:6; 19:15</text:p></text:note-body></text:note><text:span text:style-name="T1"> (29) </text:span>Think how much worse will be the punishment deserved by someone who has trampled underfoot the Son of God; who has treated as something common the blood of the covenant which made him holy; and who has insulted the Spirit, giver of God's grace!<text:span text:style-name="T1"> (30) </text:span>For the One we know is the One who said, </text:p>
      <text:p text:style-name="Quotation">"Vengeance is my responsibility; I will repay,"<text:note text:id="ftn60" text:note-class="footnote"><text:note-citation>61</text:note-citation><text:note-body><text:p text:style-name="Footnote">Devarim/Deuteronomy 32:41</text:p></text:note-body></text:note></text:p>
      <text:p text:style-name="Quotation"><text:soft-page-break/>and then said, </text:p>
      <text:p text:style-name="Quotation">"Adonai will judge his people."<text:span text:style-name="T1"><text:note text:id="ftn61" text:note-class="footnote"><text:note-citation>62</text:note-citation><text:note-body><text:p text:style-name="Footnote">Devarim/Deuteronomy 32:35,36</text:p></text:note-body></text:note></text:span></text:p>
      <text:p text:style-name="Quotation"><text:span text:style-name="T1">(31) </text:span>It is a terrifying thing to fall into the hands of the living God!<text:span text:style-name="T1"> (32) </text:span>But remember the earlier days, when, after you had received the light, you endured a hard struggle with sufferings.<text:span text:style-name="T1"> (33) </text:span>Sometimes you were publicly disgraced and persecuted, while at other times you stood loyally by those who were treated this way.<text:span text:style-name="T1"> (34) </text:span>For you shared the sufferings of those who had been put in prison. Also when your possessions were seized, you accepted it gladly; since you knew that what you possessed was better and would last forever.<text:span text:style-name="T1"> (35) </text:span>So don't throw away that courage of yours, which carries with it such a great reward.<text:span text:style-name="T1"> (36) </text:span>For you need to hold out; so that, by having done what God wills, you may receive what he has promised.<text:span text:style-name="T1"> (37) </text:span>For </text:p>
      <text:p text:style-name="Quotation">"There is so, so little time! The One coming will indeed come, he will not delay.<text:span text:style-name="T1"> (38) </text:span>But the person who is righteous will live his life by trusting, and if he shrinks back, I will not be pleased with him."<text:note text:id="ftn62" text:note-class="footnote"><text:note-citation>63</text:note-citation><text:note-body><text:p text:style-name="Footnote">Habakkuk 2:3,4</text:p></text:note-body></text:note></text:p>
      <text:h text:style-name="Heading_20_2" text:outline-level="4">Be “the House” (3:6)</text:h>
      <text:p text:style-name="Quotation">(39) However, we are not the kind who shrink back and are destroyed; on the contrary, we keep trusting and thus preserve our lives! <text:span text:style-name="T3">(11:1)</text:span> Trusting is being confident of what we hope for, convinced about things we do not see.<text:span text:style-name="T1"> (2) </text:span>It was for this that Scripture attested the merit of the people of old.</text:p>
      <text:h text:style-name="Heading_20_2" text:outline-level="4"><text:soft-page-break/>Creation</text:h>
      <text:p text:style-name="Quotation"><text:span text:style-name="T1">(3) </text:span>By trusting, we understand that the universe was created through a spoken word of God,<text:note text:id="ftn63" text:note-class="footnote"><text:note-citation>64</text:note-citation><text:note-body><text:p text:style-name="Footnote">Bereisheet/Genesis 1:1</text:p></text:note-body></text:note> so that what is seen did not come into being out of existing phenomena.</text:p>
      <text:h text:style-name="Heading_20_2" text:outline-level="4">Hevel</text:h>
      <text:p text:style-name="Quotation"><text:span text:style-name="T1">(4) </text:span>By trusting, Hevel offered a greater sacrifice than Kayin; because of this, he was attested as righteous, with God giving him this testimony on the ground of his gifts. Through having trusted, he still continues to speak, even though he is dead.<text:note text:id="ftn64" text:note-class="footnote"><text:note-citation>65</text:note-citation><text:note-body><text:p text:style-name="Footnote">Bereisheet/Genesis 4:1-10</text:p></text:note-body></text:note><text:span text:style-name="T1"> </text:span></text:p>
      <text:h text:style-name="Heading_20_2" text:outline-level="4">Hanokh</text:h>
      <text:p text:style-name="Quotation"><text:span text:style-name="T1">(5) </text:span>By trusting , Hanokh was taken away from this life without seeing death—</text:p>
      <text:p text:style-name="Quotation">"He was not to be found, because God took him away"<text:note text:id="ftn65" text:note-class="footnote"><text:note-citation>66</text:note-citation><text:note-body><text:p text:style-name="Footnote">Bereisheet/Genesis 5:24</text:p></text:note-body></text:note>—</text:p>
      <text:p text:style-name="Quotation">for he has been attested as having been, prior to being taken away, well pleasing to God.<text:span text:style-name="T1"> </text:span></text:p>
      <text:p text:style-name="Quotation"><text:span text:style-name="T1">(6) </text:span>And without trusting, it is impossible to be well pleasing to God, because whoever approaches him must trust that he does exist and that he becomes a Rewarder to those who seek him out.<text:span text:style-name="T1"> </text:span></text:p>
      <text:h text:style-name="Heading_20_2" text:outline-level="4">Noakh</text:h>
      <text:p text:style-name="Quotation"><text:span text:style-name="T1">(7) </text:span>By trusting, Noach, after receiving divine warning about things as yet unseen, was filled with holy fear and built an ark to save his household. Through this trusting, <text:soft-page-break/>he put the world under condemnation and received the righteousness that comes from trusting.<text:span text:style-name="T1"> </text:span></text:p>
      <text:h text:style-name="Heading_20_2" text:outline-level="4">Avraham</text:h>
      <text:h text:style-name="Heading_20_3" text:outline-level="5">The Call</text:h>
      <text:p text:style-name="Quotation"><text:span text:style-name="T1">(8) </text:span>By trusting, Avraham obeyed, after being called to go out to a place which God would give him as a possession; indeed, he went out without knowing where he was going.<text:span text:style-name="T1"> (9) </text:span>By trusting, he lived as a temporary resident in the Land of the promise, as if it were not his, staying in tents with Yitz'chak and Ya`akov, who were to receive what was promised along with him.<text:span text:style-name="T1"> (10) </text:span>For he was looking forward to the city with permanent foundations, of which the architect and builder is God.</text:p>
      <text:h text:style-name="Heading_20_3" text:outline-level="5">The Promised Seed</text:h>
      <text:p text:style-name="Quotation"><text:span text:style-name="T1">(11) </text:span>By trusting, he received potency to father a child, even when he was past the age for it, as was Sarah herself; because he regarded the One who had made the promise as trustworthy.<text:span text:style-name="T1"> (12) </text:span>Therefore this one man, who was virtually dead, fathered descendants as numerous as the stars in the sky, and as countless as the grains of the sand on the seashore.</text:p>
      <text:h text:style-name="Heading_20_2" text:outline-level="4">Summary</text:h>
      <text:p text:style-name="Quotation"><text:span text:style-name="T1">(13) </text:span>All these people kept on trusting until they died, without receiving what had been promised. They had only seen it and welcomed it from a distance, while acknowledging that they were aliens and temporary residents on the earth.<text:span text:style-name="T1"> (14) </text:span>For people who speak this way make it clear that they are looking for a fatherland.<text:span text:style-name="T1"> (15) </text:span>Now if they were to keep recalling the one they left, <text:soft-page-break/>they would have an opportunity to return;<text:span text:style-name="T1"> </text:span><text:span text:style-name="T1">(16) </text:span>but as it is, they aspire to a better fatherland, a heavenly one. This is why God is not ashamed to be called their God, for he has prepared for them a city.<text:span text:style-name="T1"> </text:span></text:p>
      <text:h text:style-name="Heading_20_2" text:outline-level="4">More Avraham</text:h>
      <text:h text:style-name="Heading_20_3" text:outline-level="5">The Promised Seed, Part II</text:h>
      <text:p text:style-name="Quotation"><text:span text:style-name="T1">(17) </text:span>By trusting, Avraham, when he was put to the test, offered up Yitz'chak as a sacrifice. Yes, he offered up his only son, he who had received the promises,<text:span text:style-name="T1"> (18) </text:span>to whom it had been said, </text:p>
      <text:p text:style-name="Quotation">"What is called your 'seed' will be in Yitz'chak."<text:note text:id="ftn66" text:note-class="footnote"><text:note-citation>67</text:note-citation><text:note-body><text:p text:style-name="Footnote">Bereisheet/Genesis 21:12</text:p></text:note-body></text:note></text:p>
      <text:p text:style-name="Quotation"><text:span text:style-name="T1">(19) </text:span>For he had concluded that God could even raise people from the dead! And, figuratively speaking, he did so receive him.<text:span text:style-name="T1"> </text:span></text:p>
      <text:h text:style-name="Heading_20_2" text:outline-level="4">Yitz'chak</text:h>
      <text:p text:style-name="Quotation"><text:span text:style-name="T1">(20) </text:span>By trusting, Yitz'chak, in his blessings over Ya`akov and Esav, made reference to events yet to come.<text:span text:style-name="T1"> </text:span></text:p>
      <text:h text:style-name="Heading_20_2" text:outline-level="4">Ya'akov</text:h>
      <text:p text:style-name="Quotation"><text:span text:style-name="T1">(21) </text:span>By trusting, Ya`akov, when he was dying, blessed each of Yosef's sons, leaning on his walking-stick as he bowed in prayer.<text:note text:id="ftn67" text:note-class="footnote"><text:note-citation>68</text:note-citation><text:note-body><text:p text:style-name="Footnote">Bereisheet/Genesis 47:31</text:p></text:note-body></text:note></text:p>
      <text:h text:style-name="Heading_20_2" text:outline-level="4">Yosef</text:h>
      <text:p text:style-name="Quotation"><text:span text:style-name="T1">(22) </text:span>By trusting, Yosef, near the end of his life, remembered about the Exodus of the people of Isra'el and gave instructions about what to do with his bones.</text:p>
      <text:h text:style-name="Heading_20_2" text:outline-level="4"><text:soft-page-break/>Moshe's Parents</text:h>
      <text:p text:style-name="Quotation"><text:span text:style-name="T1">(23) </text:span>By trusting, the parents of Moshe hid him for three months after he was born, because they saw that he was a beautiful child, and they weren't afraid of the king's decree.</text:p>
      <text:h text:style-name="Heading_20_2" text:outline-level="4">Moshe</text:h>
      <text:h text:style-name="Heading_20_3" text:outline-level="5">Identity</text:h>
      <text:p text:style-name="Quotation"><text:span text:style-name="T1">(24) </text:span>By trusting, Moshe, after he had grown up, refused to be called the son of Pharaoh's daughter.<text:span text:style-name="T1"> (25) </text:span>He chose being mistreated along with God's people rather than enjoying the passing pleasures of sin.<text:span text:style-name="T1"> (26) </text:span>He had come to regard abuse suffered on behalf of the Messiah as greater riches than the treasures of Egypt, for he kept his eyes fixed on the reward.<text:span text:style-name="T1"> </text:span></text:p>
      <text:h text:style-name="Heading_20_3" text:outline-level="5">Stepping Out from Pharaoh's House</text:h>
      <text:p text:style-name="Quotation"><text:span text:style-name="T1">(27) </text:span>By trusting, he left Egypt, not fearing the king's anger; he persevered as one who sees the unseen.<text:span text:style-name="T1"> </text:span></text:p>
      <text:h text:style-name="Heading_20_3" text:outline-level="5">The First Pesach</text:h>
      <text:p text:style-name="Quotation"><text:span text:style-name="T1">(28) </text:span>By trusting, he obeyed the requirements for the Pesach, including the smearing of the blood, so that the Destroyer of the firstborn would not touch the firstborn of Isra'el.</text:p>
      <text:h text:style-name="P31" text:outline-level="5">On the Run</text:h>
      <text:p text:style-name="Quotation"><text:span text:style-name="T1">(29) </text:span>By trusting, they walked through the Red Sea as through dry land; when the Egyptians tried to do it, the sea swallowed them up.</text:p>
      <text:h text:style-name="Heading_20_2" text:outline-level="4"><text:soft-page-break/>Yericho</text:h>
      <text:p text:style-name="Quotation"><text:span text:style-name="T1">(30) </text:span>By trusting, the walls of Yericho fell down—after the people had marched around them for seven days.</text:p>
      <text:h text:style-name="Heading_20_2" text:outline-level="4">Rachav</text:h>
      <text:p text:style-name="Quotation"><text:span text:style-name="T1">(31) </text:span>By trusting, Rachav the prostitute welcomed the spies and therefore did not die along with those who were disobedient.<text:span text:style-name="T1"> </text:span></text:p>
      <text:p text:style-name="Quotation"><text:span text:style-name="T1">(32) </text:span>What more should I say? There isn't time to tell about Gid`on, Barak, Shimshon, Yiftach, David, Sh'mu'el and the prophets;<text:span text:style-name="T1"> (33) </text:span>who, through trusting, conquered kingdoms, worked righteousness, received what was promised, shut the mouths of lions,<text:span text:style-name="T1"> (34) </text:span>quenched the power of fire, escaped the edge of the sword, had their weakness turned to strength, grew mighty in battle and routed foreign armies.<text:span text:style-name="T1"> (35) </text:span>Women received back their dead resurrected; other people were stretched on the rack and beaten to death, refusing to be ransomed, so that they would gain a better resurrection.<text:span text:style-name="T1"> (36) </text:span>Others underwent the trials of being mocked and whipped, then chained and imprisoned.<text:span text:style-name="T1"> (37) </text:span>They were stoned, sawed in two, murdered by the sword; they went about clothed in sheepskins and goatskins, destitute, persecuted, mistreated,<text:span text:style-name="T1"> (38) </text:span>wandering about in deserts and mountains, living in caves and holes in the ground! The world was not worthy of them!<text:span text:style-name="T1"> (39) </text:span>All of these had their merit attested because of their trusting. Nevertheless, they did not receive what had been promised,<text:span text:style-name="T1"> (40) </text:span>because God had planned something better that would involve us, so that only with us would they be brought to the goal. <text:span text:style-name="T3">(12:1)</text:span> So then, since we are surrounded by such a great cloud of witnesses, let us, too, put aside every impediment—that is, the sin which easily hampers our forward movement—and keep run<text:soft-page-break/>ning with endurance in the contest set before us,<text:span text:style-name="T1"> (2) </text:span>looking away to the Initiator and Completer of that trusting, Yeshua—who, in exchange for obtaining the joy set before him, endured execution on a stake as a criminal, scorning the shame, and has sat down at the right hand of the throne of God.<text:span text:style-name="T1"> (3) </text:span>Yes, think about him who endured such hostility against himself from sinners, so that you won't grow tired or become despondent.<text:span text:style-name="T1"> (4) </text:span>You have not yet resisted to the point of shedding blood in the contest against sin.<text:span text:style-name="T1"> (5) </text:span>Also you have forgotten the counsel which speaks with you as sons: </text:p>
      <text:p text:style-name="Quotation">"My son, don't despise the discipline of Adonai or become despondent when he corrects you.<text:span text:style-name="T1"> (6) </text:span>For Adonai disciplines those he loves and whips everyone he accepts as a son."<text:note text:id="ftn68" text:note-class="footnote"><text:note-citation>69</text:note-citation><text:note-body><text:p text:style-name="Footnote">Mishlei/Proverbs 3:11,12 (cf. Iyyov/Job 5:17)</text:p></text:note-body></text:note></text:p>
      <text:p text:style-name="Quotation"><text:span text:style-name="T1">(7) </text:span>Regard your endurance as discipline; God is dealing with you as sons. For what son goes undisciplined by his father?<text:span text:style-name="T1"> (8) </text:span>All legitimate sons undergo discipline; so if you don't, you're a mamzer and not a son!<text:span text:style-name="T1"> (9) </text:span>Furthermore, we had physical fathers who disciplined us, and we respected them; how much more should we submit to our spiritual Father and live!<text:span text:style-name="T1"> (10) </text:span>For they disciplined us only for a short time and only as best they could; but he disciplines us in a way that provides genuine benefit to us and enables us to share in his holiness.</text:p>
      <text:p text:style-name="Quotation"><text:span text:style-name="T1">(11) </text:span>Now, all discipline, while it is happening, does indeed seem painful, not enjoyable; but for those who have been trained by it, it later produces its peaceful fruit, which is righteousness.<text:span text:style-name="T1"> (12) </text:span><text:span text:style-name="T4">So, strengthen your drooping arms, and steady your tottering knees;</text:span><text:span text:style-name="T4"><text:note text:id="ftn69" text:note-class="footnote"><text:note-citation>70</text:note-citation><text:note-body><text:p text:style-name="Footnote">Yeshayahu/Isaiah 35:3</text:p></text:note-body></text:note></text:span><text:span text:style-name="T1"> (13) </text:span>and make a level path for your feet; so that what has been injured will not get wrenched out of joint but <text:soft-page-break/>rather will be healed.<text:span text:style-name="T1"> (14) </text:span>Keep pursuing shalom with everyone and the holiness without which no one will see the Lord.<text:span text:style-name="T1"> </text:span></text:p>
      <text:p text:style-name="Quotation"><text:span text:style-name="T1">(15) </text:span>See to it that no one misses out on God's grace, that no root of bitterness springing up causes trouble and thus contaminates many,<text:span text:style-name="T1"> (16) </text:span>and that no one is sexually immoral, or godless like Esav, who in exchange for a single meal gave up his rights as the firstborn.<text:span text:style-name="T1"> (17) </text:span>For you know that afterwards, when he wanted to obtain his father's blessing, he was rejected; indeed, even though he sought it with tears, his change of heart was to no avail.<text:span text:style-name="T1"> </text:span></text:p>
      <text:p text:style-name="Quotation"><text:span text:style-name="T1">(18) </text:span>For you have not come to a tangible mountain, to an ignited fire, to darkness, to murk, to a whirlwind,<text:span text:style-name="T1"> (19) </text:span>to the sound of a shofar, and to a voice whose words made the hearers beg that no further message be given to them—<text:span text:style-name="T1">(20) </text:span>for they couldn't bear what was being commanded them, </text:p>
      <text:p text:style-name="Quotation">"If even an animal touches the mountain, it is to be stoned to death";<text:note text:id="ftn70" text:note-class="footnote"><text:note-citation>71</text:note-citation><text:note-body><text:p text:style-name="Footnote">Shemot/Exodus 19:12,13</text:p></text:note-body></text:note></text:p>
      <text:p text:style-name="Quotation"><text:span text:style-name="T1">(21) </text:span>and so terrifying was the sight that Moshe said, </text:p>
      <text:p text:style-name="Quotation">"I am quaking with dread."<text:note text:id="ftn71" text:note-class="footnote"><text:note-citation>72</text:note-citation><text:note-body><text:p text:style-name="Footnote">Deuteronomy 9:19</text:p></text:note-body></text:note></text:p>
      <text:p text:style-name="Quotation"><text:span text:style-name="T1">(22) </text:span>On the contrary, you have come to Mount Tziyon, that is, the city of the living God, heavenly Yerushalayim; to myriads of angels in festive assembly;<text:span text:style-name="T1"> (23) </text:span>to a community of the firstborn whose names have been recorded in heaven; to a Judge who is God of everyone; to spirits of righteous people who have been brought to the goal;<text:span text:style-name="T1"> (24) </text:span>to the mediator of a new covenant, Yeshua; and to the sprinkled blood that speaks better things than that of Hevel.<text:span text:style-name="T1"> </text:span></text:p>
      <text:p text:style-name="Quotation"><text:soft-page-break/><text:span text:style-name="T1">(25) </text:span>See that you don't reject the One speaking! For if those did not escape who rejected him when he gave divine warning on earth, think how much less we will escape if we turn away from him when he warns from heaven.<text:span text:style-name="T1"> (26) </text:span>Even then, his voice shook the earth; but now, he has made this promise: </text:p>
      <text:p text:style-name="Quotation">"One more time I will shake not only the earth, but heaven too!"<text:span text:style-name="T1"><text:note text:id="ftn72" text:note-class="footnote"><text:note-citation>73</text:note-citation><text:note-body><text:p text:style-name="Footnote">Haggai 2:6</text:p></text:note-body></text:note></text:span></text:p>
      <text:p text:style-name="Quotation"><text:span text:style-name="T1">(27) </text:span>And this phrase, <text:span text:style-name="T3">"one more time,"</text:span> makes clear that the things shaken are removed, since they are created things, so that the things not shaken may remain.<text:span text:style-name="T1"> (28) </text:span>Therefore, since we have received an unshakeable Kingdom, let us have grace, through which we may offer service that will please God, with reverence and fear.<text:span text:style-name="T1"> (29) </text:span>For indeed, </text:p>
      <text:p text:style-name="Quotation">"Our God is a consuming fire!"<text:note text:id="ftn73" text:note-class="footnote"><text:note-citation>74</text:note-citation><text:note-body><text:p text:style-name="Footnote">Devarim/Deuteronomy 4:24 (cf. Devarim/Deuteronomy 9:3)</text:p></text:note-body></text:note></text:p>
      <text:p text:style-name="Quotation"><text:span text:style-name="T3">(13:1)</text:span><text:span text:style-name="T4"> </text:span>Let brotherly friendship continue;<text:span text:style-name="T1"> (2) </text:span>but don't forget to be friendly to outsiders; for in so doing, some people, without knowing it, have entertained angels.<text:span text:style-name="T1"> (3) </text:span>Remember those in prison and being mistreated, as if you were in prison with them and undergoing their torture yourselves.<text:span text:style-name="T1"> (4) </text:span>Marriage is honorable in every respect; and, in particular, sex within marriage is pure. But God will indeed punish fornicators and adulterers.<text:span text:style-name="T1"> (5) </text:span>Keep your lives free from the love of money; and be satisfied with what you have; for God himself has said,</text:p>
      <text:p text:style-name="Quotation">"I will never fail you or abandon you."<text:note text:id="ftn74" text:note-class="footnote"><text:note-citation>75</text:note-citation><text:note-body><text:p text:style-name="Footnote">Devarim/Deuteronomy 31:6-8; Yehoshua/Joshua 1:5; Divrei Hayamim Alef/First Chronicles 28:20</text:p></text:note-body></text:note></text:p>
      <text:p text:style-name="Quotation"><text:span text:style-name="T1">(6) </text:span>Therefore, we say with confidence,</text:p>
      <text:p text:style-name="Quotation"><text:soft-page-break/>"Adonai is my helper; I will not be afraid—what can a human being do to me?"<text:note text:id="ftn75" text:note-class="footnote"><text:note-citation>76</text:note-citation><text:note-body><text:p text:style-name="Footnote">Tehillim 27:1; 56:4,11; 118:6</text:p></text:note-body></text:note></text:p>
      <text:list xml:id="list3299625351821886753" text:style-name="L14">
        <text:list-item>
          <text:p text:style-name="P20">Remember your leaders, those who spoke God's message to you. Reflect on the results of their way of life, and imitate their trust—<text:span text:style-name="T1">(8) </text:span>Yeshua the Messiah is the same yesterday, today and forever.<text:span text:style-name="T1"> (9) </text:span>Do not be carried away by various strange teachings; for what is good is for the heart to be strengthened by grace, not by foods. People who have made these the focus of their lives have not benefited thereby.<text:span text:style-name="T1"> (10) </text:span>We have an altar from which those who serve in the Tent are not permitted to eat.<text:span text:style-name="T1"> (11) </text:span>For the cohen hagadol brings the blood of animals into the Holiest Place as a sin offering, but their bodies are burned outside the camp.<text:span text:style-name="T1"> (12) </text:span>So too Yeshua suffered death outside the gate, in order to make the people holy through his own blood.<text:span text:style-name="T1"> (13) </text:span>Therefore, let us go out to him who is outside the camp and share his disgrace.<text:span text:style-name="T1"> (14) </text:span>For we have no permanent city here; on the contrary, we seek the one to come.<text:span text:style-name="T1"> (15) </text:span>Through him, therefore, let us offer God a sacrifice of praise continually. For this is the natural product of lips that acknowledge his name.<text:span text:style-name="T1"> </text:span><text:span text:style-name="T1">(16) </text:span>But don't forget doing good and sharing with others, for with such sacrifices God is well pleased.<text:span text:style-name="T1"> (17) </text:span>Obey your leaders and submit to them, for they keep watch over your lives, as people who will have to render an account. So make it a task of joy for them, not one of groaning; for that is of no advantage to you.<text:span text:style-name="T1"> (18) </text:span>Keep praying for us, for we are certain that we have a clear conscience and want to conduct ourselves properly in everything we do.<text:span text:style-name="T1"> (19) </text:span>And all the more I beg you to do this, so that I may be restored to you that much sooner.<text:span text:style-name="T1"> (20) </text:span>The God of shalom brought up from the dead the great Shepherd of the sheep, our Lord Yeshua, by the blood of an eternal covenant.<text:span text:style-name="T1"> (21) </text:span>May God equip you with every good thing you need to do his will; and may he do in us whatever pleases him, through Yeshua the Messiah. To him be the glory forever and ever. Amen.<text:span text:style-name="T1"> (22) </text:span>Now I <text:soft-page-break/>urge you, brothers, to bear with my message of exhortation; for I have written you only briefly.<text:span text:style-name="T1"> (23) </text:span>Know that our brother Timothy has been released. If he comes soon enough, I will bring him with me when I come to see you.<text:span text:style-name="T1"> (24) </text:span>Greet all your leaders and all God's people. The people from Italy send greetings to you.<text:span text:style-name="T1"> (25) </text:span>Grace be with you all.</text:p>
        </text:list-item>
      </text:list>
      <text:p text:style-name="Text_20_body"/>
      <text:h text:style-name="P26" text:outline-level="1">Bibliography </text:h>
      <text:list xml:id="list7497467492167782069" text:style-name="L15">
        <text:list-item>
          <text:p text:style-name="P44">Brown, Raymond. <text:s/>The Message of Hebrews: Christ Above All. <text:s/>Downers Grove, IL: Inter-Varsity, 1982.</text:p>
        </text:list-item>
        <text:list-item>
          <text:p text:style-name="P44">Bruce, F.F. The Epistle to the Hebrews. <text:s/>Grand Rapids: Eerdmans, 1964.</text:p>
        </text:list-item>
        <text:list-item>
          <text:p text:style-name="P44">---. <text:s/>New Testament Development of Old Testament Themes. <text:s/>Grand Rapids, Eerdmans, 1968.</text:p>
        </text:list-item>
        <text:list-item>
          <text:p text:style-name="P44">Evans, Craig A. <text:s/>“The Function of the Old Testament in the New.” Introducing New Testament Interpretation. <text:s/>Grand Rapids: Baker, 1989.</text:p>
        </text:list-item>
        <text:list-item>
          <text:p text:style-name="P44">Hays, Richard B. <text:s/>Echoes of Scripture in the Letters of Paul. <text:s/>New Haven: Yale UP, 1989.</text:p>
        </text:list-item>
        <text:list-item>
          <text:p text:style-name="P44">Lane, William L. <text:s/>Word Biblical Commentary: Hebrews 1-8. <text:s/>Dallas: Word, 1991.</text:p>
        </text:list-item>
        <text:list-item>
          <text:p text:style-name="P44">Longenecker, Richard N. <text:s/>Biblical Exegesis in the Apostolic Period. Grand Rapids, Eerdmans, 1975, 1999.</text:p>
        </text:list-item>
        <text:list-item>
          <text:p text:style-name="P50">McKee, “Hebrews for the Practical Messianic”</text:p>
        </text:list-item>
        <text:list-item>
          <text:p text:style-name="P44">Moo, Douglas. <text:s/>“The Problem of Sensus Plenior.”</text:p>
        </text:list-item>
        <text:list-item>
          <text:p text:style-name="P44">Morris, Leon. <text:s/>“Hebrews.” <text:s/>The Expositor’s Bible Commentary. <text:s/>Ed. Frank E. Gaebelein. Grand Rapids: Zondervan, 1981.</text:p>
        </text:list-item>
        <text:list-item>
          <text:p text:style-name="P44">Newell, William R. <text:s/>Hebrews Verse-By-Verse. <text:s/>Grand Rapids: Kregel, 1995. <text:s/>Originally pub. Chicago: Moody, 1947.</text:p>
        </text:list-item>
        <text:list-item>
          <text:p text:style-name="P50">Trattner</text:p>
        </text:list-item>
        <text:list-item>
          <text:p text:style-name="P50">Hebrew Lexicon explaining terms for “covenant” versus “last will and testament”</text:p>
        </text:list-item>
      </text:list>
      <text:p text:style-name="P13"/>
      <text:h text:style-name="P26" text:outline-level="1">Glossary</text:h>
      <text:p text:style-name="P13"><text:span text:style-name="T4">Adonai<text:line-break/></text:span><text:span text:style-name="T5">Literally, “Lord”; a euphemism employed by religious Jews to avoid direct pronunciation of the tetragrammaton, the four-letter name of God.</text:span></text:p>
      <text:p text:style-name="P13"><text:span text:style-name="T4">Hashem<text:line-break/></text:span><text:span text:style-name="T5">Literally, “The Name”; a euphemism employed by religious Jews to avoid direct pronunciation of the tetragrammaton, the four-letter name of God.</text:span></text:p>
      <text:p text:style-name="P13"><text:span text:style-name="T4">Yeshua<text:line-break/></text:span>The Aramaic name usually rendered as “Jesus” in our English Bibles and religious writings. We employ this version of his name in order to remind the reader of his Jewish culture and setting.</text:p>
      <text:p text:style-name="P13"/>
      <text:p text:style-name="Text_20_body"/>
      <text:h text:style-name="P27" text:outline-level="1">Notes</text:h>
      <text:p text:style-name="Standard">McKee, footnote 1<text:line-break/>Excellent observation that Hebrews is a <text:span text:style-name="T4">LETTER</text:span><text:span text:style-name="T5"> rather than a </text:span><text:span text:style-name="T4">BOOK</text:span><text:span text:style-name="T5">.</text:span></text:p>
      <text:p text:style-name="Standard"><text:span text:style-name="T5">McKee, pg 1<text:line-break/>Credit McKee for recognizing that Yeshua is central to understanding Hebrews. But he fails to understand WHY Yeshua is central. He follows the same error as all Christian interpreters. It is not just about “How are human beings to approach the Supreme Creator?” The theme is, “How are human beings to approach the Supreme Creator, </text:span><text:span text:style-name="T4">in the absence of the divinely mandated Temple</text:span><text:span text:style-name="T5">?</text:span></text:p>
      <text:p text:style-name="P12">McKee, pg 2<text:line-break/>McKee asserts that Hebrews is not sufficiently exposited within Christendom. However, he fails to acknowledge that concepts taken from Hebrews lie at the root of many key Christian doctrines.</text:p>
      <text:p text:style-name="P12">McKee, pg 2<text:line-break/>EPIC FAIL! <text:line-break/>“The overwhelming theme of the Epistle to the Hebrews is the superiority of Yeshua's sacrifice and blood atonement over the animal sacrifices of the Levitical priesthood.”</text:p>
      <text:p text:style-name="P12"/>
      <text:h text:style-name="P26" text:outline-level="1">Internet Articles</text:h>
      <text:h text:style-name="Subtitle" text:outline-level="2">New Testament Use of the Old Testament:<text:line-break/>A Case Study from Hebrews 1-2</text:h>
      <text:p text:style-name="P15">by Tim Clark</text:p>
      <text:p text:style-name="P13">Must interact with the material at http://www.xenos.org/ministries/crossroads/OnlineJournal/issue3/ntothebr.htm !</text:p>
      <text:p text:style-name="P15"/>
      <text:p text:style-name="P15">In considering how any particular writer in the New Testament uses the Old Testament, it is important first to have a clear notion of the hermeneutic principles we will use, and indeed the way that the New Testament writers view both texts and history. <text:s/>In short, their hermeneutic is based in their philosophy of history, and their philosophy of history is teleological: history has a beginning, and it is moving in a particular direction, toward a culmination. <text:s/>What things prior to the time of Christ are primarily pointing toward, for NT authors, is Jesus Christ himself. <text:s/>This can be seen in Christ’s words in Luke 24:44: “Now He said to them, "These are My words which I spoke to you while I was still with you, that all things which are written about Me in the Law of Moses and the Prophets and the Psalms must be fulfilled.” <text:s/>In other words, all portions of the OT looked forward to Jesus. <text:s/>(That is, parts of each section; <text:s/>Christ’s statement need not lead us to allegorize every event in the OT into messianic prophecy.) <text:s/>History is “filled up” in the person and ministry of Christ.i</text:p>
      <text:p text:style-name="P15"><text:tab/>Certain principles can thus be observed. <text:s/>First, the future is rooted in the past, but it is greater, more expansive; the end of history is like the beginning of history, but greater. <text:s/>In other words, history is a unified whole, a story with a unified plot, and subsequent events are carrying forward the same narrative. Furthermore, the same theology is operative, and the same language describes it. <text:s text:c="2"/>In addition, the unity of history is often demonstrated in both OT and NT texts by typological correlations of different events. <text:s/>This enables us to say that there is a canonical hermeneutic, and that it is exegetically demonstrable. Prototypical events carry the theology forward into God’s larger plan/program; <text:s/>without the earlier prototype, the later events could not be <text:soft-page-break/>understood. <text:s/>An important point, then, for the NT writer and his view of “fulfillment” is that the past is incomplete, and thus can be “filled” by new revelation. <text:s/></text:p>
      <text:p text:style-name="P15"><text:tab/>What such a view of history requires is that we take a “big picture” view of the Bible and its interpretation of itself. <text:s/>As Douglas Moo has pointed out, we need to understand that the canon is “the ultimate context of meaning” (p. 211). <text:s/>He says, “The meaning intended by the human author of a particular text can take on ‘fuller’ meaning, legitimately developed from his meaning, in the light of the text’s ultimate canonical context” (p. 210, emphasis mine). <text:s/>What Moo calls a “canonical approach” is to “focus on the ultimate canonical context of any single scriptural text as the basis on which to find a ‘fuller’ sense in that text than its human author may have been cognizant of” (p. 204). <text:s/>What this approach suggests is that “any specific biblical text can legitimately be interpreted in light of its ultimate literary context—the whole canon, which receives its unity from the single divine author of the whole” (p. 205). <text:s/>Moo asserts that “the use of the Old Testament in the New cannot be understood without setting it in the framework of the canon as witness to salvation history” (p. 209). <text:s/>Furthermore, in order properly to apply Moo’s insight, it is necessary for us to realize that often the NT writer will quote a few verses of a passage, intending that we make the connections with the broader theological truths contained in the surrounding context. <text:s/>As Richard Hays points out, “Allusive echo functions to suggest to the reader that text B should be understood in light of a broad interplay with text A, encompassing aspects of A beyond those explicitly echoed.” <text:s/>Thus, we he calls “metalepsis… places the reader within a field of whispered or unstated correspondences” (Hays, p. 20). <text:s/>Further, Scriptural quotations and allusions “usually must be understood as allusive recollections of the wider narrative setting from which they are taken” (Hays, p. 157-58).</text:p>
      <text:p text:style-name="P15">Thus, the most important point to glean about analyzing NT writers use of the OT is that each OT reference must be seen in its broader theological and historical context, which is all of history and the whole of the OT, and that even when only a phrase or a verse is referred to, it often res<text:soft-page-break/>onates with much deeper and broader meaning that can be discerned only by understanding the broader historical, literary, and theological context.</text:p>
      <text:p text:style-name="P15"><text:tab/>Another important point to realize, and one which is especially pertinent for our study of the early chapters of Hebrews, is that NT writers use OT texts in a wide variety of ways. <text:s/>As we discussed above, these men were steeped in the OT, and therefore it makes sense that they would have OT quotes and allusions at their fingertips almost constantly. As the thrust of Douglas Moo’s excellent essay makes clear, different NT writers use the OT in a variety of ways, and even individual writers will use the OT in different ways within the same book. Thus, we make a grave mistake if we assume, for example, that the writer of Hebrews is attempting the same thing with his use of the OT that Matthew is doing when he speaks of Christ’s actions or words “fulfilling” the OT. <text:s/>I think my analysis will explain what I mean by this distinction.</text:p>
      <text:p text:style-name="P15">I want to focus primarily on the use of the Old Testament in the first two chapters of the book of Hebrews. <text:s/>But in order to do an adequate job on that, we really need to understand what the author of Hebrews is doing in especially the first seven chapters of the book. <text:s/>Thus I will look at the first seven chapters, but I will not be able to adequately analyze chapters 3-7; <text:s/>I will merely consider their overall argument as it is relevant for our understanding of the use of the OT in chapters 1-2.</text:p>
      <text:p text:style-name="P15">The intent of the author of Hebrews in his use of the OT in chapters 1-2 is seen in the very beginning verses of this book, in 1:1-4: </text:p>
      <text:p text:style-name="P15">1 <text:tab/>God, after He spoke long ago to the fathers in the prophets in many portions and in many ways,</text:p>
      <text:p text:style-name="P15">2<text:tab/>in these last days has spoken to us in His Son, whom He appointed heir of all things, through whom also He made the world.</text:p>
      <text:p text:style-name="P15">3<text:tab/>And He is the radiance of His glory and the exact representation of His nature, and upholds all things by the word of His power. When He <text:soft-page-break/>had made purification of sins, He sat down at the right hand of the Majesty on high,</text:p>
      <text:p text:style-name="P15">4<text:tab/>having become as much better than the angels, as He has inherited a more excellent name than they.</text:p>
      <text:p text:style-name="P15"/>
      <text:p text:style-name="P15">In effect, in its most boiled down form, what the author of Hebrews is saying here is, “Jesus is God’s Son, and he has made purification for sins.” <text:s/>Most of the rest of the book of Hebrews is a further explanation of this point and its theological and practical implications. <text:s/>That is, the book of Hebrews is a homily with this point as its topic. <text:s/>The writer will explain this point, flesh it out, explain theological implications, and urge his readers to live their lives in certain ways in response to it. <text:s/>This fact is important for us in our understanding of the use of the OT in Hebrews for a particular reason: <text:s/>it is a homily and NOT an apologetic. <text:s/>It is readily noticed that the uses of the OT in Hebrews are not typically introduced with a formula such as “This was done to fulfill the Scripture which said…” <text:s/>I don’t think this is a simple oversight on the part of the author; <text:s/>rather, I think it fits quite logically with his purpose. <text:s/>Matthew appears to have an apologetic purpose, and puts himself in a position of reasoning from (OT) Scripture to the conclusion that Jesus is God’s Messiah. <text:s/>He is offering proof from the Scriptures that Jesus “fulfills” what the OT predicted about the Messiah. <text:s/>By (important) contrast, fulfillment language is not used in the book of Hebrews because “fulfillment” is not what is being talked about. <text:s/>The writer of Hebrews is making no claims about Jesus as fulfillment of OT Scripture. <text:s/>Rather, he is starting from (rather than reasoning to) the notion that Jesus is God’s Messiah. <text:s/>From there, he examines Scripture which, as he sees it, makes important claims that can be applied to God’s Messiah, and he then proceeds to expound upon the implications of those claims. <text:s/>Indeed, it could almost be argued that the most important verse for understanding the first seven chapters of Hebrews is chapter 5, verse 12: “For though by this time you ought to be teachers, you have need again for someone to teach you the elementary principles of the oracles of God, and you have come <text:soft-page-break/>to need milk and not solid food.” <text:s/>That is, the writer is presenting an explanation of the elementary points of Christian theology, and the implications of those points.</text:p>
      <text:p text:style-name="P15"><text:tab/>I believe that this tactic of the author is by no means suspect, but is in fact quite logical. <text:s/>That is why it is so important for us to realize what his goals are. <text:s/>He is not using these passages to “prove” his theological points, but rather to explain them, to make them more clear. In short, he is adding theological depth without adding detailed theological explanation. <text:s/>What I am referring to in the technique of the writer of Hebrews is similar to what Richard Hays finds in the writings of Paul. <text:s/>Hays points out that in Paul’s use of the OT, “In some cases the logic of the quotation depends on a preexisting conceptual/theological structure, presupposed both by Paul and by his intended readers but not explained in the text” (Hays, p. 87). <text:s/>Hays notes that these references thus carry much more weight for Paul and his readers than they might to a casual reader not familiar with OT literature and history: <text:s/>“Israel’s story, as told in Scripture, so comprehensively constitutes the symbolic universe of Paul’s discourse that he can recall the elements of that story for himself and his readers with the sorts of subtle gestures that pass between members of an interpretive family” (Hays, p. 92). <text:s/>The writer of Hebrews uses a similar technique, employing a neat shorthand way of explaining the theological fullness of his claims by referring to OT passages and applying their theological meaning to Christ. <text:s/>He does not have to spend paragraphs and paragraphs stating “Jesus is like this and like this…”; <text:s/>rather, in a few words he is able to make statements which carry hundreds of years and hundreds of pages worth of meaning. <text:s/>His readers can thus use what they know of the Scriptures—and it seems that we can assume that they know the Scriptures fairly well—as a means of coming to an understanding of the theological nature of Christ.</text:p>
      <text:p text:style-name="P15"><text:tab/>The fact that the author of Hebrews has “started from” rather than “reasoned to” the notion of Jesus as Messiah is, I suppose, the main reason that many commentators refer to this writer’s “christocentric hermeneutic.” <text:s/>While I suppose that technically it could be said, in <text:soft-page-break/>light of my brief analysis, that such a label is correct, I think that it is unfortunately misleading. <text:s/>Whether one means it sympathetically (as I believe Longenecker does) or pejoratively (as Hays seems to), I don’t think it does justice to what the author is doing in Hebrews. <text:s/>For of course a strong implication of such a term is to suggest that its practitioner is guilty of allowing his presuppositions to have full sway over his hermeneutic conclusions. <text:s/>But again, just as the writer is not performing an exercise in apologetics in the book of Hebrews, I would also argue that in chapters 1 and 2 he is not performing an exercise in hermeneutics. <text:s/>(Let me note that I do think to a large degree what he is doing in chapter 7 is precisely an exercise in hermeneutics: an exposition of Psalm 110. <text:s/>But that does not mean he is doing the same thing in chapters 1 and 2.) <text:s/>By way of clarification, let me say that of course any time we work with texts, we are engaging in a hermeneutic exercise. <text:s/>But I fear that when we refer to the writer’s “christocentric hermeneutic,” it is easy to assume that the writer imposes his christocentric presuppositions upon a text to reason from that text that Jesus is Messiah. <text:s/>Of course as evangelical Christians, we believe that we have a perspective on the OT that is able to take in the “big picture,” in short, that Jesus Christ provides the culmination of God’s redemptive plan for humanity. <text:s/>And our understanding of OT texts is unavoidably—and rightly—colored by that perspective. <text:s/>However, there is a danger in willy nilly applying a “christocentric hermeneutic” to OT passages. <text:s/>Besides the problem mentioned above of allowing our presuppositions to determine our interpretation, more fundamentally we are susceptible to not doing justice to the OT text. <text:s/>Just as good interpretation of the NT seeks understanding of the original historical, cultural, and literary context and meaning, good interpretation of the OT must do the same. <text:s/>We very well may come to a christologic conclusion about a passage, but that conclusion needs to be reached inductively with each text, rather than imposed upon all texts. <text:s/>But too often a “christocentric hermeneutic” means imposing a grid on passages in the OT without first doing justice to their original meaning. <text:s/>For example, while I believe I accept and agree with his intent, I believe that Raymond Brown overstates his case when he says that the writer of Hebrews maintains “the profound conviction that <text:soft-page-break/>the Old Testament is a Christ-centred book” (p. 36). <text:s/>Thus he asserts, “It is not that he superimposes on the text a meaning it was not intended to convey; he brings out a truth already there. <text:s/>He believes that Christ is everywhere present in the Old Testament, though that might not necessarily have been discerned by the original writers and readers” (p. 37). <text:s/>I think that Brown is simply painting with too wide of a brush here. <text:s/>He is making claims that are beyond the scope of the book of Hebrews, and particularly are not necessarily evident in the first two chapters. <text:s/>I would suggest, again, that is not what the writer of Hebrews is doing in chapters 1 and 2. <text:s/>Rather, what he is doing is taking certain texts from the OT, interpreting those, and then applying that meaning to Christ in order to make a statement about his nature. <text:s/>The claims he makes about Jesus in doing so then become the foundation for the points he makes in chapters 3-7 (which in turn becomes the foundation for the theological points in the chapters which follow).</text:p>
      <text:p text:style-name="P15"><text:tab/>Thus, I have to disagree with the conclusion Longenecker draws regarding what the author of Hebrews is doing in the first two chapters. <text:s/>He asserts that “one thing in the exegetical procedure seems certain: that from a christocentric perspective, the author of Hebrews was asking concerning what the Scriptures mean when they speak of God’s son (Ps 2:7; 2 Sam 7:14), of one whom all the angels of God are to worship (Deut 32:43, LXX), and of one who is addressed as God by God, yet distinguished from God (Pss 45:6-7; 102:25-27; 110:1)” (p. 161). <text:s/>I do not believe that the author of Hebrews is venturing into such textual minutiae, and he is not claiming that what the original texts “mean” is christocentric. <text:s/>As I believe I can demonstrate, he rather interprets the OT passages in a very straightforward way, and is in fact referring to them to make a claim about the nature of Jesus.</text:p>
      <text:p text:style-name="P15"><text:tab/>As we look at the flow of thought in Hebrews chapters 1 and 2, I think that the author is making three points as explication of his initial statement that Jesus is God’s Son, and he has made purification for sins: Jesus is King, Jesus is God, Jesus is man. <text:s/>We see his first quotes from the <text:soft-page-break/>OT in verse 5: <text:s/>“For to which of the angels did He ever say, ‘YOU ARE MY SON, TODAY I HAVE BEGOTTEN YOU’?”</text:p>
      <text:p text:style-name="P15">The first reference is to verse 7 of Psalm 2. <text:s/>But we need to understand the whole of Psalm 2 to understand how the writer of Hebrews is using this verse:</text:p>
      <text:p text:style-name="P15">1<text:tab/>Why are the nations in an uproar and the peoples devising a vain thing?</text:p>
      <text:p text:style-name="P15">2<text:tab/>The kings of the earth take their stand and the rulers take counsel together against the LORD and against His Anointed, saying,</text:p>
      <text:p text:style-name="P15">3<text:tab/>"Let us tear their fetters apart and cast away their cords from us!"</text:p>
      <text:p text:style-name="P15">4<text:tab/>He who sits in the heavens laughs, the Lord scoffs at them.</text:p>
      <text:p text:style-name="P15">5<text:tab/>Then He will speak to them in His anger and terrify them in His fury, saying,</text:p>
      <text:p text:style-name="P15">6<text:tab/>"But as for me, I have installed My King upon Zion, My holy mountain."</text:p>
      <text:p text:style-name="P15">7<text:tab/>"I will surely tell of the decree of the LORD: He said to me, "You are My Son, today I have begotten you.</text:p>
      <text:p text:style-name="P15">8<text:tab/>"Ask of me, and I will surely give the nations as your inheritance, and the {very} ends of the earth as your possession.</text:p>
      <text:p text:style-name="P15">9<text:tab/>"You shall break them with a rod of iron, you shall shatter them like earthenware."'</text:p>
      <text:p text:style-name="P15">10<text:tab/>Now therefore, O kings, show discernment; take warning, O judges of the earth.</text:p>
      <text:p text:style-name="P15">11<text:tab/>Worship the LORD with reverence and rejoice with trembling.</text:p>
      <text:p text:style-name="P15">12<text:tab/>Do homage to the Son, that He not become angry, and you perish {in} the way, for His wrath may soon be kindled. How blessed are all who take refuge in Him!</text:p>
      <text:p text:style-name="P15"/>
      <text:p text:style-name="P15"><text:soft-page-break/>This is a royal psalm, a psalm about God’s king. <text:s/>It can be argued that it is actually about the king reigning in Israel at the time of its writing…and I would suggest that this is exactly correct. <text:s/>There is no reason to make a claim that Psalm 2 is a “messianic psalm”,ii or to suggest that the psalmist actually saw himself writing about the messiah. <text:s/>This is a psalm about God’s king, and that is precisely why our author uses it here. <text:s/>For as a psalm about God’s king, it is a psalm about the davidic king. <text:s/>In case his readers don’t quite grasp that, the author in the second half of verse 5 says: “And again, ‘I WILL BE A FATHER TO HIM AND HE SHALL BE A SON TO ME’?” <text:s/>This of course is a reference to the davidic covenant of 2 Samuel 7:</text:p>
      <text:p text:style-name="P15">8<text:tab/>"Now therefore, thus you shall say to My servant David, "Thus says the LORD of hosts, "I took you from the pasture, from following the sheep, to be ruler over My people Israel.</text:p>
      <text:p text:style-name="P15">9<text:tab/>"I have been with you wherever you have gone and have cut off all your enemies from before you; and I will make you a great name, like the names of the great men who are on the earth.</text:p>
      <text:p text:style-name="P15">10<text:tab/>"I will also appoint a place for My people Israel and will plant them, that they may live in their own place and not be disturbed again, nor will the wicked afflict them any more as formerly,</text:p>
      <text:p text:style-name="P15">11<text:tab/>even from the day that I commanded judges to be over My people Israel; and I will give you rest from all your enemies. The LORD also declares to you that the LORD will make a house for you.</text:p>
      <text:p text:style-name="P15">12<text:tab/>"When your days are complete and you lie down with your fathers, I will raise up your descendant after you, who will come forth from you, and I will establish his kingdom.</text:p>
      <text:p text:style-name="P15">13<text:tab/>"He shall build a house for My name, and I will establish the throne of his kingdom forever.</text:p>
      <text:p text:style-name="P15">14<text:tab/>"I will be a father to him and he will be a son to Me; when he commits iniquity, I will correct him with the rod of men and the strokes of the sons of men,</text:p>
      <text:p text:style-name="P15"><text:soft-page-break/>15<text:tab/>but My lovingkindness shall not depart from him, as I took {it} away from Saul, whom I removed from before you.</text:p>
      <text:p text:style-name="P15">16<text:tab/>"Your house and your kingdom shall endure before Me forever; your throne shall be established forever.""'</text:p>
      <text:p text:style-name="P15"/>
      <text:p text:style-name="P15">Much can be said about this covenant with David, but let’s understand the most important part for our purposes: <text:s/>in verse 16, God tells David, “Your house and your kingdom shall endure before Me forever; your throne shall be established forever.” <text:s/>David of course immediately recognized the import of the promises God was making to him: “You have spoken also of the house of Your servant concerning the distant future” (v. 19). <text:s/>Clearly these two passages together point to the fact that there will be a davidic king ruling in the distant future. <text:s/>And just as clearly, the writer of Hebrews is making the claim that Jesus is the King. <text:s/>Or, to put it another way, the point of the writer is not necessarily to say that “the OT author was referring to Christ”, but rather that “Christ is also a davidic king.” <text:s/>He is making a retrojective (rather than suggesting the existence of a projective) claim about the nature of Jesus.iii</text:p>
      <text:p text:style-name="P15"><text:tab/>So, the author of Hebrews first makes the claim about Jesus: He is king. <text:s/>Next, he claims that Jesus is God. <text:s/>The next quote in Hebrews 1 reads as follows: “And when He again brings the firstborn into the world, He says, "AND LET ALL THE ANGELS OF GOD WORSHIP HIM” (v. 6). <text:s/>This passage is a reference to the LXX version of Deuteronomy 32:43. <text:s/>About this passage from Deuteronomy William Lane says: <text:s/>“This well-known passage was subsequently removed from its context in Deuteronomy and adopted for liturgical use in the Temple, synagogue, and Church” (p. 28). <text:s/>But more importantly for our purposes, Lane also points out that “in its original context the summons has reference to the worship or homage due to God” (p. 28). <text:s/>Here is a good example of how it is misleading to claim that the writer uses a “christocentric hermeneutic.” <text:s/>The writer’s hermeneutic is quite straightforward here: <text:s/>this is a statement about God. <text:s/>The writer realizes it is about God. <text:s/>Furthermore, I would assert that our author is by no means claiming that the original writer—in<text:soft-page-break/>spired by God—is writing about Jesus Christ…or about any other messianic figure for that matter. <text:s/>No, he knows it is about God, and that is as far as his hermeneutic goes. <text:s/>At that point, he ceases interpreting and begins theologizing: <text:s/>he is making the claim that Jesus Christ is God. <text:s/>He is not offering the text as “proof” of this bold assertion; he is not reasoning from the OT text to this conclusion. <text:s/>At this point he is merely asserting it as a theological fact; <text:s/>if one begins with the idea that Christ is God, then this passage applies to him.</text:p>
      <text:p text:style-name="P15">The next passage of course quotes Psalm 104 merely for the purpose of contrasting angels to God; <text:s/>its immediate use is not at all confusing, but it is another good example of the fact that the writer selects his passages primarily for the purpose of asserting his theological point, rather than as “proof” for his assertions. <text:s/>More interestingly, the next passage, from Psalm 45, again combines the notion of being king and being God: </text:p>
      <text:p text:style-name="P15">8<text:tab/>But of the Son {He says} <text:s/>"YOUR THRONE, O GOD, IS FOREVER AND EVER, AND THE RIGHTEOUS SCEPTER IS THE SCEPTER OF HIS KINGDOM.</text:p>
      <text:p text:style-name="P15">9<text:tab/>"YOU HAVE LOVED RIGHTEOUSNESS AND HATED LAWLESSNESS; THEREFORE GOD, YOUR GOD, HAS ANOINTED YOU WITH THE OIL OF GLADNESS ABOVE YOUR COMPANIONS.”</text:p>
      <text:p text:style-name="P15"/>
      <text:p text:style-name="P15">These verses are pulled from Psalm 45, and here it is important for us to examine the entire psalm as a whole:</text:p>
      <text:p text:style-name="P15">1<text:tab/>My heart overflows with a good theme; I address my verses to the King; My tongue is the pen of a ready writer.</text:p>
      <text:p text:style-name="P15">2<text:tab/>You are fairer than the sons of men; Grace is poured upon your lips; therefore God has blessed you forever.</text:p>
      <text:p text:style-name="P15">3<text:tab/>Gird your sword on {your} thigh, O Mighty One, {in} your splendor and your majesty!</text:p>
      <text:p text:style-name="P15"><text:soft-page-break/>4<text:tab/>And in your majesty ride on victoriously, for the cause of truth and meekness {and} righteousness; let your right hand teach you awesome things.</text:p>
      <text:p text:style-name="P15">5<text:tab/>Your arrows are sharp; the peoples fall under you; {your arrows are} in the heart of the king's enemies.</text:p>
      <text:p text:style-name="P15">6<text:tab/>Your throne, O God, is forever and ever; a scepter of uprightness is the scepter of your kingdom.</text:p>
      <text:p text:style-name="P15">7<text:tab/>You have loved righteousness and hated wickedness; therefore God, your God, has anointed you with the oil of joy above your fellows.</text:p>
      <text:p text:style-name="P15">8<text:tab/>All your garments are {fragrant with} myrrh and aloes {and} cassia; out of ivory palaces stringed instruments have made you glad.</text:p>
      <text:p text:style-name="P15">9<text:tab/>Kings' daughters are among your noble ladies; at your right hand stands the queen in gold from Ophir.</text:p>
      <text:p text:style-name="P15">10<text:tab/>Listen, O daughter, give attention and incline your ear: forget your people and your father's house;</text:p>
      <text:p text:style-name="P15">11<text:tab/>Then the King will desire your beauty. Because He is your Lord, bow down to Him.</text:p>
      <text:p text:style-name="P15">12<text:tab/>The daughter of Tyre {will come} with a gift; the rich among the people will seek your favor.</text:p>
      <text:p text:style-name="P15">13<text:tab/>The king's daughter is all glorious within; her clothing is interwoven with gold.</text:p>
      <text:p text:style-name="P15">14<text:tab/>She will be led to the King in embroidered work; the virgins, her companions who follow her, will be brought to you.</text:p>
      <text:p text:style-name="P15">15<text:tab/>They will be led forth with gladness and rejoicing; they will enter into the king's palace.</text:p>
      <text:p text:style-name="P15">16<text:tab/>In place of your fathers will be your sons; you shall make them princes in all the earth.</text:p>
      <text:p text:style-name="P15">17<text:tab/>I will cause your name to be remembered in all generations; therefore the peoples will give you thanks forever and ever.</text:p>
      <text:p text:style-name="P15"><text:soft-page-break/></text:p>
      <text:p text:style-name="P15">The use of this passage is particularly interesting in that portions of the beginning of the psalm clearly are speaking of (and to) an historical, human king. <text:s/>Yet at a certain point in the psalm—in fact, right here in verse 6, where our author begins quoting—it clearly shifts to referring to (and addressing) God. <text:s/>But then we realize that for much of the psalm, God and the king are conflated; <text:s/>it is not clear when/if the psalmist refers to a human king and when/if he refers to God. <text:s/>As Bruce notes, “to Hebrew poets and prophets a prince of the house of David was the viceregent of Israel’s God; he belonged to a dynasty to which God had made special promises bound up with the accomplishment of His purpose in the world” (p. 19-20). <text:s/>This poem has thus thrust the reader into the position of conflating the role and rule of God with the role and rule of the king. <text:s/>Thus, this is a brilliant choice on the part of our author; <text:s/>it enables him to reassert both of the claims he has made so far about Jesus: <text:s/>he is both king and God. As Lane says, “The writer’s primary interest in the quotation is not the predication of deity but of the eternal nature of the dominion exercised by the Son. <text:s/>The implication that the Son shares the quality of deity only intensifies the reference to his eternal rule and sharpens the contrast between the unchangeable Son and the mutable angels” (p. 29). <text:s/>Thus once again, we need not view the author as claiming that Psalm 45 is “messianic.” <text:s/>In fact, he knows it is about God, and quotes it in order to make a claim about Jesus. </text:p>
      <text:p text:style-name="P15"><text:tab/>In case we have not gotten the point that Jesus is in fact God, the author of Hebrews makes it crystal clear:</text:p>
      <text:p text:style-name="P15">10<text:tab/>And, YOU, LORD, IN THE BEGINNING LAID THE FOUNDATION OF THE EARTH, AND THE HEAVENS ARE THE WORKS OF YOUR HANDS;</text:p>
      <text:p text:style-name="P15">11<text:tab/>THEY WILL PERISH, BUT YOU REMAIN; AND THEY ALL WILL BECOME OLD LIKE A GARMENT,</text:p>
      <text:p text:style-name="P15">12<text:tab/>AND LIKE A MANTLE YOU WILL ROLL THEM UP; LIKE A GARMENT THEY WILL ALSO BE CHANGED. BUT YOU ARE THE SAME, AND YOUR YEARS WILL NOT COME TO AN END.</text:p>
      <text:p text:style-name="P15"><text:soft-page-break/></text:p>
      <text:p text:style-name="P15">Jesus is not only “a king,” or even a “messianic king,” as it might be possible (though, I think, incorrect) to deduce from the passages already quoted. <text:s/>In case we are inclined to assume that the he uses references to God only to make a point about kingship, the author now quotes from Psalm 102, which clearly refers to the all-powerful God:</text:p>
      <text:p text:style-name="P15">12<text:tab/>But you, O LORD, abide forever, and your name to all generations….</text:p>
      <text:p text:style-name="P15">18<text:tab/>This will be written for the generation to come, that a people yet to be created may praise the LORD.</text:p>
      <text:p text:style-name="P15">19<text:tab/>For He looked down from His holy height; from heaven the LORD gazed upon the earth…</text:p>
      <text:p text:style-name="P15">24<text:tab/>I say, "O my God, do not take me away in the midst of my days, your years are throughout all generations.</text:p>
      <text:p text:style-name="P15">25<text:tab/>"Of old you founded the earth, and the heavens are the work of your hands.</text:p>
      <text:p text:style-name="P15">26<text:tab/>"Even they will perish, but you endure; and all of them will wear out like a garment; like clothing you will change them and they will be changed.</text:p>
      <text:p text:style-name="P15">27<text:tab/>"But you are the same, and your years will not come to an end.</text:p>
      <text:p text:style-name="P15">28<text:tab/>"The children of your servants will continue, and their descendants will be established before you."</text:p>
      <text:p text:style-name="P15"/>
      <text:p text:style-name="P15">Here, the claim is made not only that Jesus in kingly, but that he is in fact one and the same with the eternal creator God. <text:s/>It is he himself who “of old…founded the earth,” and, as can be said only of God, forever he is “the same,” and his years will not come to an end.” <text:s/>Jesus is God.</text:p>
      <text:p text:style-name="P15">Chapter one then concludes with a reference to Psalm 110: “But to which of the angels has He ever said, "SIT AT MY RIGHT HAND, UNTIL I MAKE YOUR ENEMIES A FOOTSTOOL FOR YOUR FEET"? (v. 13). <text:s/>I do not <text:soft-page-break/>wish to say much about this passage other than to note that it at once looks backwards, especially to verses 8 and 9 and Psalm 45, and more generally to the entire chapter, in making the claim that Jesus is king and God; and at the same time looks forward to the detailed explanation of this Psalm in chapter 7.</text:p>
      <text:p text:style-name="P15"><text:tab/>So, up to this point the author has made the claims that “Jesus is King” and “Jesus is God,” and he has used OT passages as the means to make the claim and also to add theological depth to his brief assertions. <text:s/>At this point he continues making theological claims about Jesus, but he shifts focus. <text:s/>His first quotation to reflect this new focus comes in verses 6-8:</text:p>
      <text:p text:style-name="P15">6<text:tab/>But one has testified somewhere, saying, "WHAT IS MAN, THAT YOU REMEMBER HIM? OR THE SON OF MAN, THAT YOU ARE CONCERNED ABOUT HIM?</text:p>
      <text:p text:style-name="P15">7<text:tab/>"YOU HAVE MADE HIM FOR A LITTLE WHILE LOWER THAN THE ANGELS; YOU HAVE CROWNED HIM WITH GLORY AND HONOR, AND HAVE APPOINTED HIM OVER THE WORKS OF YOUR HANDS;</text:p>
      <text:p text:style-name="P15">8<text:tab/>YOU HAVE PUT ALL THINGS IN SUBJECTION UNDER HIS FEET."</text:p>
      <text:p text:style-name="P15"/>
      <text:p text:style-name="P15">This is of course a reference to Psalm 8, a glorious picture of the dignity that God has assigned to man:</text:p>
      <text:p text:style-name="P15">1<text:tab/>O LORD, our Lord, how majestic is your name in all the earth, who have displayed your splendor above the heavens!</text:p>
      <text:p text:style-name="P15">2<text:tab/>From the mouth of infants and nursing babes you have established strength because of your adversaries, to make the enemy and the revengeful cease.</text:p>
      <text:p text:style-name="P15">3<text:tab/>When I consider your heavens, the work of your fingers, the moon and the stars, which you have ordained;</text:p>
      <text:p text:style-name="P15"><text:soft-page-break/>4<text:tab/>What is man that you take thought of him, and the son of man that you care for him?</text:p>
      <text:p text:style-name="P15">5<text:tab/>Yet you have made him a little lower than God, and you crown him with glory and majesty!</text:p>
      <text:p text:style-name="P15">6<text:tab/>You make him to rule over the works of your hands; you have put all things under his feet,</text:p>
      <text:p text:style-name="P15">7<text:tab/>All sheep and oxen, and also the beasts of the field,</text:p>
      <text:p text:style-name="P15">8<text:tab/>The birds of the heavens and the fish of the sea, whatever passes through the paths of the seas.</text:p>
      <text:p text:style-name="P15">9<text:tab/>O LORD, our Lord, how majestic is your name in all the earth!</text:p>
      <text:p text:style-name="P15"/>
      <text:p text:style-name="P15">Here again is a passage which shows the importance of knowing what the author is attempting, rather than merely assuming that he is performing a “christocentric interpretation” of Psalm 8. <text:s/>I assert that he is by no means claiming that Psalm 8 is or ever was a “messianic psalm.” <text:s/>He is not claiming that what is being said could apply only to Christ; <text:s/>the importance of this passage for his argument is that this passage does in fact refer to Christ. <text:s/>This passage in its original context clearly is talking about man; <text:s/>the author of Hebrews does not wax christocentric in order to reinterpret it. <text:s/>As Morris notes, “The passage [from Psalms] is describing the place of mankind in God’s order, and we do not come to Christ’s place until v. 9” (p. 24). <text:s/>The author in fact uses the passage precisely because of its original (and current) meaning: <text:s/>not only is Jesus king and God, but he was in fact also human.</text:p>
      <text:p text:style-name="P15"><text:tab/>It is true that the phrase “son of man,” though used exclusively about human man in Psalm 8, resonates with the messianic turn of phrase from the book of Daniel and picked up by Christ’s own references to himself. <text:s/>And I think there is good reason to think that the author slyly chose this passage in order to take advantage of the ringing in Jewish ears of the messianic implications of that term.iv <text:s/>But the rest of the chapter makes clear that the primary reason for his use of this passage <text:soft-page-break/>is to make the claim that Jesus in fact became a man. <text:s/>This can be seen in the very next OT quotation: “I WILL PROCLAIM YOUR NAME TO MY BRETHREN, IN THE MIDST OF THE CONGREGATION I WILL SING YOUR PRAISE” (v. 12). <text:s/>The writer tells us in verse 11 why he refers to this passage: “He is not ashamed to call them brethren.” <text:s/>From a study of the gospels we can infer that Jesus and the Christian community had already applied Psalm 22, the source of this quotation, to Jesus the Messiah. <text:s/>But, I would assert that that is not its primary reason for being used here; <text:s/>the primary reason here is simply to use language which allows him to assert the way in which Jesus interacts with humanity—he has become to us as brothers, he has become like us. <text:s/>The author does something similar in his quotation of Isaiah 8:18: he uses the passage to bring in the language of human relationship. <text:s/>Thus, we can conclude that the thrust of this chapter, and its use of the OT, is to make the claim that Jesus is human. <text:s/>As the writer himself says in verse 17: “Therefore, He had to be made like His brethren in all things, so that …” <text:s/>The important theological and devotional points that follow the “so that” do not concern us at this point; <text:s/>suffice to say that this foundation that has been laid in chapters 1 and 2—that Jesus is king, God, and at the same time human—provides the theological basis of all that follows in the book.</text:p>
      <text:p text:style-name="P15"><text:tab/>A full analysis of how this theological foundation is used in the rest of the book of Hebrews—particularly in chapters 3-7—is beyond the scope of the paper. <text:s/>But a brief discussion will at least demonstrate that it is a reasonable claim. <text:s/>Let me first of all assert that I absolutely am not suggesting that the methods of using the OT in chapters 1 and 2—in short, beginning with theological conclusions and using the OT to elucidate the points—are used in the rest of the book. <text:s/>The OT is used in several complex ways in the remaining portions of Hebrews, and a discussion of those ways are well beyond the scope of this paper. <text:s/>But the claims that the writer has made in these chapters—that Jesus is king, is God, and is man—do provide a foundation which the author builds upon in chapters 5 and 7. <text:s/>For in fact this discussion of <text:soft-page-break/>Melchizedek (which is, of course, essentially an explanation of the hermeneutic of the author of Psalm 110) rests on this three-fold nature of Jesus. <text:s/>For Melchizedek is a king, which is highlighted by the repetition of the word in the beginning of chapter 7:</text:p>
      <text:p text:style-name="P15">1<text:tab/>For this Melchizedek, king of Salem, priest of the Most High God, who met Abraham as he was returning from the slaughter of the kings and blessed him,</text:p>
      <text:p text:style-name="P15">2<text:tab/>to whom also Abraham apportioned a tenth part of all {the spoils} <text:s/>was first of all, by the translation {of his name} <text:s/>king of righteousness, and then also king of Salem, which is king of peace.</text:p>
      <text:p text:style-name="P15"/>
      <text:p text:style-name="P15">Rather than analyzing by what means the author presumes to stretch the meaning of words in order to assert various types of kingship, I would assert that this repetition rather is designed to emphasize the fact of his kingship. <text:s/>Thus, based on the theological foundation established in chapter 1, we have a clear and immediate connection between him and Jesus; <text:s/>Jesus is a presented as a king in chapters 1 and 2, which makes him like Melchizedek the king. <text:s/>By association, then, Jesus is also like Melchizedek in being a priest, as the author proceeds to explain in chapter 7. <text:s/>This allows the author to make another step: <text:s/>in order to be a true priest, Jesus had to be human. <text:s/>This connection is made in verses 6-7:</text:p>
      <text:p text:style-name="P15">6 <text:s text:c="2"/><text:tab/>just as He says also in another {passage} <text:s/>"YOU ARE A PRIEST FOREVER ACCORDING TO THE ORDER OF MELCHIZEDEK."</text:p>
      <text:p text:style-name="P15">7 <text:tab/> <text:s text:c="2"/>In the days of His flesh, He offered up both prayers and supplications with loud crying and tears to the One able to save Him from death, and He was heard because of His piety.</text:p>
      <text:p text:style-name="P15"/>
      <text:p text:style-name="P15">This of course hearkens back to the beautiful and well-known passage from chapter 4, which really is the beginning of this current section, and which shows how significant it is that Christ is a human high priest:</text:p>
      <text:p text:style-name="P15"><text:soft-page-break/>14 <text:tab/>Therefore, since we have a great high priest who has passed through the heavens, Jesus the Son of God, let us hold fast our confession.</text:p>
      <text:p text:style-name="P15">15 <text:tab/>For we do not have a high priest who cannot sympathize with our weaknesses, but One who has been tempted in all things as {we are, yet} without sin.</text:p>
      <text:p text:style-name="P15">16 <text:tab/>Therefore let us draw near with confidence to the throne of grace, so that we may receive mercy and find grace to help in time of need.</text:p>
      <text:p text:style-name="P15"/>
      <text:p text:style-name="P15">But of course, his priestly actions would not have placed him above the current system had he not been in the nature of the eternal God and thus provided an eternal sacrifice. <text:s/>And this point is indeed the ultimate point of this section of the book, as is seen in this passage from 5:9-10:</text:p>
      <text:p text:style-name="P15">9<text:tab/>And having been made perfect, He became to all those who obey Him the source of eternal salvation,</text:p>
      <text:p text:style-name="P15">10<text:tab/>being designated by God as a high priest according to the order of Melchizedek.</text:p>
      <text:p text:style-name="P15"/>
      <text:p text:style-name="P15">The conclusion that the writer of Hebrews draws from this, and expands upon in chapter 8 and following, is that “so much the more also Jesus has become the guarantee of a better covenant” (v. 22). <text:s/>But the theological basis for the claim is that which was established in chapters 1-2, that Jesus is God and therefore eternal; <text:s/>as the author asserts in 7:23-25:</text:p>
      <text:p text:style-name="P15">23<text:tab/>The {former} priests, on the one hand, existed in greater numbers because they were prevented by death from continuing,</text:p>
      <text:p text:style-name="P15">24<text:tab/>but Jesus, on the other hand, because He continues forever, holds His priesthood permanently.</text:p>
      <text:p text:style-name="P15"><text:soft-page-break/>25<text:tab/>Therefore He is able also to save forever those who draw near to God through Him, since He always lives to make intercession for them.</text:p>
      <text:p text:style-name="P15"/>
      <text:p text:style-name="P15">Of course the next several chapters of Hebrews contain the author’s argument that Jesus has superseded the OT sacrificial system, that Jesus is the only sacrifice for sin. <text:s/>The comparison with Melchizedek has enabled the author to establish the nature of Christ's “priesthood” and the nature of the covenant that he has now established with us; <text:s/>this leads to a discussion of the “new covenant” from Jeremiah and the implications for our current approach to God based upon the blood of Jesus Christ alone. And of course from there the author proceeds to encourage his readers to maintain their faith and live their lives as they should. <text:s/>But the basis, the foundation, for all of these points, must begin with the nature of Jesus Christ himself. <text:s/>If Jesus is not the king, he is not like Melchizedek; <text:s/>if he is not human, he cannot be a high priest for us; <text:s/>and if he is not God, his sacrifice is no better than that of animals and more importantly has no effect on our ultimate relationship with God. <text:s/>Therefore the author begins this book by asserting and explaining the nature of Jesus Christ, the basis for all of the theological and practical implications which follow. </text:p>
      <text:p text:style-name="P15"/>
      <text:p text:style-name="P15">NOTES</text:p>
      <text:p text:style-name="P15">[1] It should be understood that NT writers use the OT in a variety of ways as I will discuss later, and not every use will fit directly into this scheme. But I do believe that that this is the general hermeneutical context for the use of the OT in the NT. </text:p>
      <text:p text:style-name="P15">[2] Or to imply it by capitalizing the first letter of "son," "king," "anointed," etc., as many modern versions do. </text:p>
      <text:p text:style-name="P15">[3] Thus I have to disagree slightly with Newell, who sees in verse 5 an emphasis on the humanity of Jesus. While that might be implied, I believe that the notion of kingship is more important, for it provides a foundation for later points in the book. </text:p>
      <text:p text:style-name="P15"><text:soft-page-break/>[4] I am thinking here of what Hays refers to as "resonant significations" (p. 90) that are contained in the text being quoted. That is, there are theological meanings resounding in the original text which, though they are not expounded on in the NT quotation, nonetheless reverberate for the knowledgeable reader of the text. </text:p>
      <text:p text:style-name="P15">See more at: http://www.xenos.org/ministries/crossroads/OnlineJournal/issue3/ntothebr.htm#NOTES</text:p>
      <text:p text:style-name="P15"/>
      <text:p text:style-name="P15"/>
      <text:h text:style-name="P30" text:outline-level="2">THE INTERPRETATION OF SCRIPTURE</text:h>
      <text:h text:style-name="Subtitle" text:outline-level="2">Course at Crandall University</text:h>
      <text:p text:style-name="Text_20_body">http://www.mycrandall.ca/courses/NewTestament/Hebrews/OTinNT.htm</text:p>
      <text:p text:style-name="P13"/>
      <text:p text:style-name="P13">1. Introduction</text:p>
      <text:p text:style-name="P13">Even a superficial reading of the New Testament reveals how frequently its authors and those about whom they write quote <text:s/>from the Old Testament. <text:s/>This should come as a surprise to no one familiar with the authoritative role that "the scriptures" played in Jewish religious life. <text:s/>What may come as a surprise, at least to the modern reader, however, is the variety of ways in which scripture is interpreted and used by Jesus and the early church. <text:s/>In their hands, the meaning of the Old Testament is not restricted to its so-called literal and historical meaning, but has other dimensions of meaning. <text:s/>Moreover, with one exception, the interpretive methods adopted by Jesus and the early church are identical with those adopted by other Jewish interpreters of the second-Temple and early rabbinic periods.</text:p>
      <text:p text:style-name="P13"/>
      <text:p text:style-name="P13"><text:s text:c="4"/>One can identify three such interpretive methods used by Jesus and the early church that have parallels from texts from the second-Temple period and in early rabbinic exegesis. <text:s/>First, a text from the Old Testament can be interpreted literally, according to the author's intended meaning. <text:s/>Second, Jesus and the early church find subtle and <text:s/>not-so-obvious interpretations for Old Testament texts, in some cases, using certain rules of exegesis known from early rabbinic texts. This interpretive approach could be called midrashic. <text:s/>Third, one finds what scholars call pesher-type interpretations in the New Testament; these are characterized by finding a second, eschatological (including messianic) meaning for an Old Testament text that is not originally eschatological (or messianic) in meaning. <text:s/>In addition, unique to the New Testament is what is <text:soft-page-break/>called typological interpretation, in which a person, place, thing or event in the Old Testament is assumed to foreshadow an eschatological reality to which it is analogically or functionally similar.</text:p>
      <text:p text:style-name="P13"><text:s/></text:p>
      <text:p text:style-name="P13"/>
      <text:p text:style-name="P13">2. Literal Interpretation</text:p>
      <text:p text:style-name="P13"/>
      <text:p text:style-name="P13">Most Jews began with the literal interpretation of the Old Testament, especially the Torah; this was the substratum of all other interpretive approaches. <text:s/>In other words, what the text plainly and literally intended is taken to be the meaning.</text:p>
      <text:p text:style-name="P13"/>
      <text:p text:style-name="P13">2.1. New Testament</text:p>
      <text:p text:style-name="P13"/>
      <text:p text:style-name="P13">2.1.1. Jesus</text:p>
      <text:p text:style-name="P13"/>
      <text:p text:style-name="P13">A. Matt 9:9-13; 12:1-8 (Hosea 6:6)</text:p>
      <text:p text:style-name="P13"/>
      <text:p text:style-name="P13">In the context of responding to the charge that he ate with sinners, Jesus tells the Pharisees "Go and learn the meaning of this: `I desire mercy and not sacrifice' (Hosea 6:6) (Matt 9:13; see also Mark 2:13-17; Luke 5:27-32). <text:s/>Jesus' interprets this passage according to its intended sense, to mean that the commandments are to be prioritized, so that mercy takes precedence over sacrifice.</text:p>
      <text:p text:style-name="P13"/>
      <text:p text:style-name="P13"><text:s text:c="4"/>Jesus applies Hosea 6:6 literally in another context. Once his disciples pluck grain and eat it, but this is work (harvesting) and should not, according to the Pharisaic view, be done on the Sabbath. <text:s/>Jesus replies by <text:soft-page-break/>citing the example of David's breaking the Torah in time of need, in order to make the point that the intention of the Torah is not to lead to hardship. <text:s/>Jesus would probably have argued that out of concern for his hungry disciples, the Pharisees should allow them to pick what grain they need to satisfy their hunger. If Jesus' accusers say that they would like to do this, but cannot, since the Torah forbids it, they will find themselves holding the absurd position that they love human beings more than God does. <text:s/>In Matt 12:7 Jesus tells his critics to read Hosea 6:6 "I desire mercy and not sacrifice," which is intended as a proof that to act to meet human need takes precedence over the fulfillment of the ritual law; that is, the Torah is to be prioritized, so that the ritual law would never preclude an act of mercy (Matt 12:7; see also Mark 2:23-27 = Luke 6:1-5).</text:p>
      <text:p text:style-name="P13"/>
      <text:p text:style-name="P13">B. Mark 7:1-13 = Matt 15:1-9 (Exod 20:12/Deut 5:16; Exod 21:17/Lev 20:9)</text:p>
      <text:p text:style-name="P13"/>
      <text:p text:style-name="P13">Jesus criticizes the Pharisees for allowing their oral tradition to prevent the performance of the commandment to honor one's mother and father (Exod 21:17/Deut 5:16; Exod 21:17/Lev 20:9). The Pharisees allowed someone to dedicate something of value or money to the temple so that only the owner could benefit from its use, but no one else, including the owner's mother and father. <text:s/>It is evident how this would be open to abuse: people would dedicate something of value to the Temple in order that his or her parents could not benefit from it, thereby violating the command of the written Torah to honor his or her mother and father. The point is that with the oral law the Pharisees have actually done evil, or at least prevented good from being done. <text:s/>On the basis of a literal reading of the commandment to honor one's parents (Exod 20:12/Deut 5:16) and not to curse them (Exod 21:17/Lev 20:9), Jesus condemns this Pharisaic practice.</text:p>
      <text:p text:style-name="P13"/>
      <text:p text:style-name="P13"><text:soft-page-break/>2.1.2. 1 Corinthians 6:16 (Gen 2:24)</text:p>
      <text:p text:style-name="P13"/>
      <text:p text:style-name="P13">In 1 Cor 6:12-20, Paul deals with a problem about which he has heard from Chloe’s people. <text:s/>It seems that there were men in the Corinthian church who were claiming that, since “all things are lawful” (1 Cor 6:12a) for them, they could use the services of local prostitutes. <text:s/>In 1 Cor 6:12, Paul appears to be quoting a maxim that the Corinthians are likely bandying about; the source of this maxim, however, is probably Paul himself (see 1 Cor 10:23), since this sounds like something Paul would have taught them (see Gal 5:1a.). <text:s/>(If so, Paul finds himself in a difficult situation, because the Corinthians are using his own words against him.) <text:s/>Paul agrees with the maxim that “all things are lawful,” but he qualifies it by saying that not all things are beneficial (6:12b). <text:s/>He then repeats the maxim, and gives another variation of his qualification of it : “But I will not be mastered by anything.” <text:s/>This means that Paul will not give up his self-control in the name of freedom. <text:s/>In addition, Paul cites Gen 2:24 "And the two become one flesh, " interpreting this passage literally, to prove to the Corinthians that it is wrong for them to make use of prostitutes: <text:s/>his point is that a man should have sexual relations only with his wife, the one with whom he has become one flesh.</text:p>
      <text:p text:style-name="P13"/>
      <text:p text:style-name="P13">2.2. Second-Temple Jewish Texts</text:p>
      <text:p text:style-name="P13"/>
      <text:p text:style-name="P13">There are innumerable examples of literal interpretation of the Old Testament in second-Temple Jewish texts. <text:s/>For example, in Damascus Document 9.12, Lev 19:18 is quoted as binding on the members of the community: <text:s/>"You shall not take vengeance or bear a grudge against of your people." <text:s/>This text is literally interpreted and applied to those who enter the community. <text:s/>It is stipulated that any member of the community who brings a charge against another member without proof is guilty of violating the prohibition of Lev 19:18: <text:s/>he is taking vengeance and bearing a grudge. <text:s/>Similarly, in Damascus Document 10.16-17, Deut 5:12 <text:soft-page-break/>"Keep the Sabbath and make it holy" is interpreted literally as binding on the community. <text:s/>There follows in several Sabbath halakot (regulations) designed to specify how to keep the Sabbath. <text:s/>Of course, it goes without saying that the early rabbis interpreted the Torah literally; like the Qumran community and other Jews, the early rabbis, probably spiritual descendants of the Pharisees, sought to specify exactly what the Torah required.</text:p>
      <text:p text:style-name="P13"><text:s/></text:p>
      <text:p text:style-name="P13"/>
      <text:p text:style-name="P13">3. Midrashic Interpretation</text:p>
      <text:p text:style-name="P13"/>
      <text:p text:style-name="P13">Jews of the second-Temple period also interpreted the Old Testament midrashically. <text:s/>Midrashic interpretation is not really one type of interpretation, but describes a general approach to Old Testament interpretation. <text:s/>What all midrashic interpretation has in common is the characteristic of being a subtle and not-so-obvious interpretation of the Old Testament. <text:s/>In some cases, certain interpretive rules are used to bring out an implicit meaning of an Old Testament text. <text:s/>(Sometimes the interpretive rule is cited explicitly, whereas, in other cases, its used is implicit.) <text:s/>The two most common of these interpretive rules, to use the rabbinic terms, are qal vahomer ("light and heavy") and gezerah shavah ("An equal category"). <text:s/>A qal vahomer argument is an argument from minor to major: <text:s/>"if that is true, how much more is this true." <text:s/>A gezerah shavah argument assumes that an Old Testament passage that has verbal similarities with another Old Testament passage can interpreted in light of that passage, so that meaning can be imported into the interpreted passage from the one to which is it verbally similar. <text:s/>In short, midrashic interpretation begin with the assumption that an Old Testament text may contain a deeper meaning that can be brought to the surface by careful observation and sometimes the application of an interpretive rule.</text:p>
      <text:p text:style-name="P13"/>
      <text:p text:style-name="P13"><text:soft-page-break/>3.1. Jesus</text:p>
      <text:p text:style-name="P13"/>
      <text:p text:style-name="P13">3.1.1. Mark 12:18-27 = Matt 22:23-33 = Luke 20:27-40 (Exod 3:6, 15)</text:p>
      <text:p text:style-name="P13"/>
      <text:p text:style-name="P13">Against the Sadducees, Jesus teaches that there will be a resurrection of the dead; at this time there will be no sexual relations among men and women, since they will be like the angels. <text:s/>To prove that there will be a final resurrection, Jesus points out that God said to Moses, "I am the God of Abraham, the God of Jacob and the God of Isaac," and draws this not-so-obvious conclusion from these Old Testament passages: <text:s/>"God is not the God of the dead but the living; you are greatly deceived." <text:s/>In other words, Jesus argues that God could to Moses not say that He was the God of the patriarchs unless they were still alive; if Abraham, Jacob and Isaac were no longer, then He would have said to Moses, "I was the God of Abraham, the God of Jacob and the God of Isaac."</text:p>
      <text:p text:style-name="P13"/>
      <text:p text:style-name="P13">3.1.2. John 7:16-24</text:p>
      <text:p text:style-name="P13"/>
      <text:p text:style-name="P13">Jesus defends his healing on the Sabbath by an argument from minor to major, an interpretive rule known in early rabbinic exegesis as qal vahomer ("light and heavy"). The Torah stipulates that a male child must be circumcised on the eighth day after birth; since no exceptions to this rule are provided in the Torah, Jews of the second-Temple period assumed that, when the eighth day fell on a Sabbath, one was justified in violating the Sabbath, in order to fulfill the commandment to circumcise on the eighth day (Circumcision was classified as an act of work.) <text:s/>In such a case, both laws cannot be fulfilled, so priority is given to the the law circumcision (There were other exceptions made to the Sabbath law.) <text:s/>Using this valid exception to Sabbath law, Jesus argues from minor to major for the rightness of healing on the Sabbath. <text:s/>He argues that, since one can circumcise a child, and thereby healing a part of the body, <text:soft-page-break/>on the Sabbath and not be guilty of sin, one should also be allowed to heal on the Sabbath and thereby healing the whole body. <text:s/>Jesus likely is using a Jewish tradition that identifies circumcision as an act of healing.</text:p>
      <text:p text:style-name="P13"/>
      <text:p text:style-name="P13">3.1.3. Mark 12:35-37a = Matt 22:41-46 = Luke 20:41-44 ( Ps 110:1)</text:p>
      <text:p text:style-name="P13"/>
      <text:p text:style-name="P13">Jesus gives an important interpretation of the messianic idea of "son of David." <text:s/>He suggests that the son of David (Messiah) actually pre-exists David and is superior to him. <text:s/>He does so by quoting Ps 110:1 (a psalm that Jesus assumes to be messianic, but is not interpreted messianically in the extant literature of the second-Temple period) where David (by the Holy Spirit) says that the LORD (Yahweh) said to his lord, "Sit at my right hand until I make your enemies a footstool for your feet." <text:s/>Jesus points out the peculiarity of David's calling the Messiah, his "lord." <text:s/>From this, he infers both the pre-existence of the Messiah, since Yahweh speaks to him, and his superiority to David, since he calls him "lord."</text:p>
      <text:p text:style-name="P13"/>
      <text:p text:style-name="P13">3.2. Paul (1 Cor 9:8-9) (Deut 25:4)</text:p>
      <text:p text:style-name="P13"/>
      <text:p text:style-name="P13">In good rabbinic fashion, the apostle Paul presents a argument from minor to major for the financial support of apostles, which allows him to say that the Torah itself supports his position. <text:s/>Quoting Deut 25:4, "You shall not muzzle an ox when it treads out the grain," he asks, "Does God care about oxen?" <text:s/>What he means is that God does not care about oxen as much as He cares about human beings. <text:s/>By arguing from minor to major, Paul draws the conclusion, if God requires that the oxen, who labor by treading on the grain helping to separate the husk from the edible kernel, be allowed to benefit from their labor by eating some of the grain, all the more should apostles be allowed to benefit from their labor by being supported materially by those who benefit from them spiritually.</text:p>
      <text:p text:style-name="P13"><text:soft-page-break/></text:p>
      <text:p text:style-name="P13">3.3. Second-Temple Jewish Texts</text:p>
      <text:p text:style-name="P13"/>
      <text:p text:style-name="P13">3.3.1. Rabbinic Use of Qal Vahomer</text:p>
      <text:p text:style-name="P13"/>
      <text:p text:style-name="P13">In the Mekilta, R. Ishmael argues from minor to major (qal vahomer) that suffering obtains pardon from heaven. <text:s/>He reasons that, since a slave can obtain his freedom if physically injured by his master (Exod 21:26-27), the one who suffers at the hand of God as chastisement for sin should all the more obtain pardon (Mek. Nezikin 9.65-67). <text:s/>Ps 118:18 "The LORD has chastised me severely, but has not given me over to death" is cited as further proof that chastisement for sin will lead to forgiveness and eternal life.</text:p>
      <text:p text:style-name="P13"/>
      <text:p text:style-name="P13"><text:s text:c="4"/>Likewise, R. Jose argues from minor to major that, if so many deaths resulted from Adam's one violation of a negative commandment, how great will the reward be that is coming to the righteous in the coming time. <text:s/>The premise for his argument is that God's attribute of the goodness God is greater than His attribute of punishment (Sipra Dehobah parashah 12.10). <text:s/>Thus it only stands to reason that God's reward for the righteous must indeed be great, since death is a such a formidable and universal evil.</text:p>
      <text:p text:style-name="P13"/>
      <text:p text:style-name="P13"><text:s text:c="4"/>The use of the argument from minor to major is used often in clarifying the Torah. <text:s/>For example, on the question of when one should begin the Sabbath, it is argued from minor to major: <text:s/>"If in the case of the sabbatical year, for the disregard of which one does not incur the penalty of extinction or of death at the hands of the human court, one must begin already on the sixth year to rest from work for the seventh, it is but logical that in the case of the Sabbath, for the disregard of which, one incurs the penalty of extinction or of death at the hands of the human court, <text:soft-page-break/>one should already on Friday rest from work done for the Sabbath." <text:s/>The conclusion reached is that preparations for the Sabbath should begin on the sixth day, Friday.</text:p>
      <text:p text:style-name="P13"/>
      <text:p text:style-name="P13">3.3.2. Example of Rabbinic Use of Gezerah Shavah (Mek. Nezikin 1.31-43)</text:p>
      <text:p text:style-name="P13"/>
      <text:p text:style-name="P13">In Exod 21:2, it is stipulated that a Hebrew slave must be released after six years of service to his or her master. <text:s/>The question is raised concerning the meaning of "Hebrew." <text:s/>Based on the use of "Hebrew" in Deut 15:12 "If your brother, a Hebrew...be sold to you," it is concluded that "Hebrew" means "Israelite." <text:s/>In other words, the fact that "Hebrew" is in apposition to "brother" in Deut 15:12, and therefore means fellow countryman or Israelite, allows one to import this meaning into other passages where "Hebrew" occurs, such as Exod 21:2.</text:p>
      <text:p text:style-name="P13"/>
      <text:p text:style-name="P13">3.3.3. Damascus Document 4-5</text:p>
      <text:p text:style-name="P13"/>
      <text:p text:style-name="P13">The author of Damascus Document 4-5 uses a looser version of the interpretive rule gezerah shavah to prove that the prohibition against a king's multiplication of wives means that he should only have one wife. <text:s/>In Deut 17:17, the Torah prohibits a king from having many wives, but does not indicate how many is too many. <text:s/>Gen 1:17 "Male and female he created them" is brought to bear upon this question, and the conclusion is reached that Deut 17:17 actually means that a king should have only one wife. <text:s/>The author interprets Gen 1:17 to mean that a man should have one wife and a wife should have one husband. <text:s/>What is common to Gen 1:27 and Deut 17:17 that the former could influence the interpretation of the latter is that both deal with women, although the same words are not used for "woman" in each. <text:s/>In addition, the author also brings Gen 7:9 "Two by two they entered into the ark" to bear on Deut <text:soft-page-break/>17:17: <text:s/>God's original design, reflected in nature, is that one man be united to one woman. <text:s/>Incidentally, the fact that David, who is depicted as a generally righteous king in scripture, had many wives is explained by saying that David did not know this law of monogamy: <text:s/>"David did not read the sealed book of the Torah which was in the Ark, because it was not opened in Israel since the days of Eleazar and Joshua and the elders" (CD 5.2-3).</text:p>
      <text:p text:style-name="P13"/>
      <text:p text:style-name="P13">3.3.4. The "World to Come" in Early Rabbinic Exegesis</text:p>
      <text:p text:style-name="P13"/>
      <text:p text:style-name="P13">The concept of the world to come is not explicitly expounded in the Torah, nor in the rest of the Old Testament. <text:s/>Thus the early rabbis resorted to ingenious, less-than-obvious exegesis to justify their belief in such a reality. <text:s/>One technique was to interpret any apparently unnecessary multiplicity of expression as implying the existence of the world to come. <text:s/>Duplication of expression when describing the benefits of the righteous in Ps 128:2 suggests that there were too venues, as it were, in which the righteous are rewarded for their obedience: <text:s/>"Happy are you and it will go well for you." <text:s/>The clause "Happy are you" is seen as descriptive of the righteous person's blessedness in this world, whereas "And it will go well for you" describes the quality of life in the world to come (m. Abot 4.1; 6.4). <text:s/>Similarly, Prov 6.22 advises that a son hold fast to his father's commandments and his mother's teaching, so that "when you walk they will guide him, when you lie down, they will watch over him, when you awake, they will speak to him. <text:s/>In early rabbinic exegesis, "when you walk" refers to this world, "when you lie down" to the time of death, and "when you awaken" to the world to come (m. Abot 6.9; Sipre Deut 34; Sipra Lev Ahare pereq 13.10). <text:s/>The same technique is used in the interpretation of Deut 11:21 in Sipre Deut 47: <text:s/>"`That your days may be multiplied'--in this world--and the days of your children...'--in the days of the Messiah--`as the days of the heavens above the earth'--in the world to come." <text:s/>In the same vein, R. Abiba takes the two occurrences of verb "to cut off" to mean the cutting off of the transgres<text:soft-page-break/>sor in this world and in the world to come (Sipre Num 112) (R. Ishmael disagrees, noting that this is an idiom.) <text:s/>Finally, Prov 4:9 is interpreted as follows: "`She [Wisdom] will give to your head a garland of grace'--in this world--`a crown of glory will She present you'--in the world to come"; similarly the clause in Prov 3:16, `Length of days is in her right hand' is said to refer to the world to come, whereas `In her left hand are riches and honor' refers to this world (Sipre Deut 48). <text:s/>(See also example in Sipre Deut 357; Sipre Num 42 [I.8]; Mek Shirata 6.64-68; Mek Vayassa 1.167-75.)</text:p>
      <text:p text:style-name="P13"/>
      <text:p text:style-name="P13"><text:s text:c="4"/>That the world to come is a reality can also be inferred logically from scripture. <text:s/>When Moses blessed the tribes, he says, "Let Reuben live, and not die" (Deut 33:6). <text:s/>The early rabbis conclude that Moses must have meant that Reuben would live in the world to come--in spite of his sin--since he had already died; otherwise Moses' statement is nonsensical. <text:s/>Likewise, it is reasoned that the promise in Lev 18:5 that the person who obeys God's decrees and laws will live by them assumes the existence of the world to come. <text:s/>The promise, "You shall live " is taken to be incompatible with the view that death is the end of human life (Sipra Lev Ahare Parashah 8.10). <text:s/>Similarly, it follows that, if scripture says of one who is utterly cut off that his iniquity remains upon him, this can only be true if the dead must stand before God in judgment, since iniquity cannot remain upon one who no longer exists (Sipre Num 112). <text:s/>The one upon whom his iniquity remains will be excluded from the world to come. <text:s/>Finally, the scroll eaten by Ezekiel, upon both sides of which were written words of lament and mourning is interpreted symbolically as referring to the two worlds: <text:s/>the front of the scroll signifies this world, whereas its reverse signifies the world to come (Sipre Num 103). <text:s/>Apparently, this is the only explanation for the fact that both sides of the scroll were written upon. (See also Mek Shirata 1.8-10.) <text:s/>It is clear, therefore, that such rabbinic exegesis is circular, insofar as the exegetes are seeking scriptural evidence for already existing theological views.</text:p>
      <text:p text:style-name="P13"><text:s/></text:p>
      <text:p text:style-name="P13"><text:soft-page-break/></text:p>
      <text:p text:style-name="P13">4. Pesher Interpretation</text:p>
      <text:p text:style-name="P13"/>
      <text:p text:style-name="P13">Pesher interpretation seeks to uncover an eschatological (including messianic) meaning for an Old Testament text that is not originally eschatological (or messianic) in meaning. The interpreter begins with two assumptions: <text:s/>that his time is that of eschatological fulfillment and that some Old Testament texts have an eschatological reference that remains hidden until the eschaton. <text:s/>(The name pesher derives from the common practice of interpreters at Qumran to introduce their interpretations of the Old Testament with the Hebrew term pesher, which means "interpretation.") <text:s/>Pesher interpretation strikes the modern reader as arbitrary and even dishonest, but it must be remembered that this was a common method of interpretation in second-Temple Judaism. <text:s/>Perhaps one could say that pesher interpretation is more theological assertion than it is interpretation. <text:s/>The acceptance of the validity of an instance of pesher interpretation is contingent upon one's acceptance of the authority of the interpreter, as one who has insight into the sensus plenior (fuller meaning) of the text.</text:p>
      <text:p text:style-name="P13"/>
      <text:p text:style-name="P13">4.1. Jesus</text:p>
      <text:p text:style-name="P13"/>
      <text:p text:style-name="P13">4.1.1. Mark 12:10-11 = Matt 21:42-44 = Luke 20:17-18</text:p>
      <text:p text:style-name="P13"/>
      <text:p text:style-name="P13">Jesus interprets his rejection in light of Ps 118:22-23. <text:s/>In the same way that the stone that the builders rejected turned out to be the cornerstone, so Jesus will turn out to be the Israel's most important figure in salvation history, who is ironically rejected. <text:s/>Ps 118:22-23 is not clearly interpreted messianically in any of the earliest extant sources (See Strack-Billerbeck 1. 875-76 for some evidence of a messianic interpretation of Ps 118:22). <text:s/>Ps 118:25-26, however, is messianically interpreted <text:soft-page-break/>in Midr. Ps. 118. 22, an interpretation that Jesus seems to have known (see Matt 23:29; Luke 13:35b; see also Mark 11:1-11 = Matt 21:1-11 = Luke 19:28-40 = 12:12-19), and therefore one that probably extended back to the first century, if not earlier (Jeremias, Eucharistic Words, 256-62). <text:s/>Thus, Jesus interpreted other parts of Ps 118 as messianic, including Ps 118:22-23. <text:s/>Jesus, therefore, was adopting the well-known Jewish practice of pesher interpretation.</text:p>
      <text:p text:style-name="P13"/>
      <text:p text:style-name="P13">4.1.2. Luke 4:16-30 (Isaiah 61:1-2)</text:p>
      <text:p text:style-name="P13"/>
      <text:p text:style-name="P13">Jesus reads from Isaiah 61:1-2 in the synagogue at Capernaum, sits down, and then proclaims, "Today, this scripture has been fulfilled in your hearing. <text:s/>In the original context, the one speaking in Isa 61:1-2 <text:s/>is the prophet, but, apparently, the fact that Isa 61:1 says that, "The Lord has anointed <text:s/>me" allows Jesus to conclude actually it is the Messiah who is speaking. <text:s/>Jesus interprets this text messianically and then claims implicitly to be the Messiah because he has been doing what is described in Isa 61:1-2 (see also Matt 11:2-6; Luke 7:18-23). <text:s/>It is clear that this is an example of a pesher-type of interpretation of the Old Testament. <text:s/>It should be noted that Isa 61:1-2 was interpreted eschatologically and perhaps messianically (in 4Q521), in a pesher-fashion, in the second-Temple period (4Q521 [Messianic Apocalypse]; 11QMelchizedek 18), so that Jesus was not the first to do so.</text:p>
      <text:p text:style-name="P13"/>
      <text:p text:style-name="P13">4.2. Matthew</text:p>
      <text:p text:style-name="P13"/>
      <text:p text:style-name="P13">In Isa 7:14 Isaiah says to Ahaz that God would give him a sign: the virgin (LXX: ho parthenos; MT: ha-almah) will give birth to a son, and will call his name Emmanuel; before that child knows the difference between right and wrong the two kings that Ahaz fears will no longer be a threat to him. <text:s/>The author of Matthew finds a further meaning for this passage: <text:s/><text:soft-page-break/>It is predictive of the virgin birth of Jesus, who is born of a "virgin" (parthenos) and is named appropriately Emmanuel, "God with us." <text:s/>In other words, he interprets Isa 7:14 in pesher fashion, finding a second, eschatological meaning for this text. <text:s/>(If he were citing the Hebrew text, the author's interpretation would not be as possible, since the Hebrew almah means "young woman" but not necessarily "virgin," as the Greek term parthenos does.)</text:p>
      <text:p text:style-name="P13"/>
      <text:p text:style-name="P13">4.3. Second-Temple Jewish Texts</text:p>
      <text:p text:style-name="P13"/>
      <text:p text:style-name="P13">1QpHab (Habakkuk Pesher)</text:p>
      <text:p text:style-name="P13"/>
      <text:p text:style-name="P13">The Qumran community interpreted certain prophetic books in pesher fashion; individual passages were cited and then an eschatological interpretation was offered, in which the claim is made that the text had been fulfilled in some recent event or would be fulfilled in the near future. <text:s/>The fact that Qumran community viewed themselves as the objects of God's eschatological mercy meant that a prophetic text was to be interpreted as predicting events relating to the history of the community, especially in relation to the Teacher of Righteousness. The Book of Habakkuk was one such prophetic book given a pesher interpretation. <text:s/>One example from the Qumran commentary on Habakkuk (1QpHab) will suffice.</text:p>
      <text:p text:style-name="P13"/>
      <text:p text:style-name="P13"><text:s text:c="4"/>In 1QpHab, Hab 1.5 “Behold the nations and watch marvel and be completely astonished. <text:s/>I do a deed in your days and no one will believe it when” is interpreted as referring to apostates from the community who do not believe the prognostications of the Teacher of Righteousness. <text:s/>As is clear from Hab 1:6, the marvelous and astonishing event of which Habakkuk speaks is the coming of the Babylonians. 1QpHab, however, provides another interpretation for this text: it concerns apostates <text:soft-page-break/>from the community, whose departure is unbelievable and bewildering. These apostates are divided into three groups (1QpHab 2.1-10). <text:s/>The first group is those who apostatized with the Man of Lies, who are said not to have listened to the words of the teacher of righteousness from the mouth of God (see 5.11). <text:s/>The second group is those who have apostatized from the new covenant, because they did not believe the covenant of God and [blasphemed] His holy name. <text:s/>The third group is those apostates who will arise in the last days. <text:s/>Although it is never explicitly said, past, present and future apostates from the covenant of God forfeit any spiritual benefit that they might have derived if they had not rebelled. (See another pesher type interpretation of Hab 1:5 by Paul in Acts 13:41).</text:p>
      <text:p text:style-name="P13"><text:s/></text:p>
      <text:p text:style-name="P13"/>
      <text:p text:style-name="P13">5. Typological Interpretation</text:p>
      <text:p text:style-name="P13"/>
      <text:p text:style-name="P13">In typological interpretation a person, place, thing or event in the Old Testament functions to foreshadow to an eschatological reality to which it is analogically or functionally similar. <text:s/>The assumption is that salvation-historically the type, that which points forward to an eschatological reality, is necessary in order that the antitype, the eschatological reality signified, be fully understood.</text:p>
      <text:p text:style-name="P13"/>
      <text:p text:style-name="P13">5.1. Luke 11:29-30 = Matt 12:38-40</text:p>
      <text:p text:style-name="P13"/>
      <text:p text:style-name="P13">Jesus says that his generation is evil (and adulterous), and will not be given a sign, except the sign of Jonah. <text:s/>In Matthew the sign of Jonah is explained as follows: <text:s/>"For as Jonah was three days and three nights in the belly of a huge fish, so the Son of Man will be three days and three nights in the heart of the earth." <text:s/>Jesus is referring to his death and resurrection. <text:s/>Thus Jonah is a type of Jesus, the Messiah: <text:s/>analogous to Jon<text:soft-page-break/>ah, who spent three days and nights in the belly of a fish, so Jesus must spent three days and three night in "the heart of the earth." Jesus actually spent only three days and two nights in the tomb, but such a small discrepancy does not affect the typological correspondence between Jonah and Jesus. (It may also be that the phrase "three and and three nights" is idiomatic for a few days [see 1 Sam 3:12].)</text:p>
      <text:p text:style-name="P13"/>
      <text:p text:style-name="P13">5.2. 1 Cor 10:-4</text:p>
      <text:p text:style-name="P13"/>
      <text:p text:style-name="P13">Paul interprets the Old Testament typologically, meaning that he sees in Old Testament narratives a prefiguration of some aspect of God's eschatological saving act in Christ. <text:s/>In 1 Cor 10:2-4a, he claims that what happened to the Israelites in the desert is exactly the same as what has happened to the Corinthians. <text:s/>First, both were baptized: <text:s/>the Israelites were baptized into Moses in the cloud and the sea; the Corinthians were baptized into Christ (see Gal 3:7; Rom 6:3). <text:s/>(In Exod 13:20 the cloud is said to have gone before the Israelites, but in Jewish tradition the cloud had enveloped the Israelites.) <text:s/>Second, both ate spiritual food and drink: <text:s/>the Israelites ate the manna and drank the water from the rock; the Corinthians ate the bread and drank the wine at the Lord's supper. <text:s/>What Paul has established is that the Israelites were typological of the church, in spite of the accidental differences. This typological identification allows Paul in 1 Cor 10:5-7 to warn the Corinthians that they will also suffer the same fate as the generation of the exodus, if they, like the Israelites, do not forsake their idolatry.</text:p>
      <text:p text:style-name="P13"><text:s/></text:p>
      <text:p text:style-name="P13"/>
      <text:p text:style-name="P13"/>
      <text:p text:style-name="P13">Last Modified On:<text:line-break/>Thursday, October 10, 2013</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99in" fo:margin-bottom="0in" fo:line-height="100%" style:page-number="auto"/>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0799in" fo:margin-bottom="0in" fo:line-height="100%" fo:text-align="justify" style:justify-single-word="false" fo:orphans="2" fo:widows="2" fo:hyphenation-ladder-count="2" style:page-number="auto"/>
      <style:text-properties style:text-position="0% 100%" fo:font-size="11pt" fo:hyphenate="true" fo:hyphenation-remain-char-count="2" fo:hyphenation-push-char-count="2"/>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0835in" fo:margin-bottom="0.0835in" text:number-lines="false" text:line-number="0"/>
      <style:text-properties style:font-name="Calibri" fo:font-size="11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fo:font-size="11pt" style:font-name-complex="Mangal1"/>
    </style:style>
    <style:style style:name="Quotation" style:family="paragraph" style:parent-style-name="Text_20_body" style:next-style-name="Text_20_body" style:auto-update="true" style:class="extra" style:master-page-name="">
      <style:paragraph-properties fo:margin-left="0.5in" fo:margin-right="0.5in" fo:margin-top="0.0402in" fo:margin-bottom="0in" fo:hyphenation-ladder-count="2" fo:text-indent="0in" style:auto-text-indent="false" style:page-number="auto"/>
      <style:text-properties fo:font-style="italic" fo:font-weight="normal" style:font-weight-asian="normal" style:font-weight-complex="normal" fo:hyphenate="true" fo:hyphenation-remain-char-count="2" fo:hyphenation-push-char-count="2"/>
    </style:style>
    <style:style style:name="Heading_20_1" style:display-name="Heading 1" style:family="paragraph" style:parent-style-name="Heading" style:next-style-name="Text_20_body" style:default-outline-level="3" style:class="text" style:master-page-name="">
      <style:paragraph-properties fo:margin-top="0.1201in" fo:margin-bottom="0in" fo:line-height="100%" style:page-number="auto"/>
      <style:text-properties fo:font-size="16pt" fo:font-weight="bold" style:font-size-asian="115%" style:font-weight-asian="bold" style:font-size-complex="115%" style:font-weight-complex="bold"/>
    </style:style>
    <style:style style:name="Footnote" style:family="paragraph" style:class="extra" style:master-page-name="">
      <style:paragraph-properties fo:margin-left="0.1in" fo:margin-right="0in" fo:margin-top="0in" fo:margin-bottom="0in" fo:text-align="start" style:justify-single-word="false" fo:keep-together="always" fo:text-indent="-0.1in" style:auto-text-indent="false" style:page-number="auto" text:number-lines="false" text:line-number="0">
        <style:tab-stops/>
      </style:paragraph-properties>
      <style:text-properties style:text-position="0% 100%" style:font-name="Calibri1" fo:font-size="10pt" style:font-size-asian="10pt" style:font-size-complex="10pt"/>
    </style:style>
    <style:style style:name="Heading_20_2" style:display-name="Heading 2" style:family="paragraph" style:parent-style-name="Heading" style:next-style-name="Text_20_body" style:default-outline-level="4" style:class="text" style:master-page-name="">
      <style:paragraph-properties fo:margin-top="0.1701in" fo:margin-bottom="0in"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5pt"/>
    </style:style>
    <style:style style:name="Heading_20_3" style:display-name="Heading 3" style:family="paragraph" style:parent-style-name="Heading" style:next-style-name="Text_20_body" style:default-outline-level="5"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default-outline-level="1" style:class="chapter" style:master-page-name="First_20_Page">
      <style:paragraph-properties fo:margin-top="0in" fo:margin-bottom="0in" fo:line-height="100%" fo:text-align="start" style:justify-single-word="false" fo:keep-together="always"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size-asian="18pt" style:font-weight-asian="bold" style:font-size-complex="18pt" style:font-weight-complex="bold"/>
    </style:style>
    <style:style style:name="Subtitle" style:family="paragraph" style:parent-style-name="Heading" style:next-style-name="Text_20_body" style:default-outline-level="2" style:class="chapter" style:master-page-name="">
      <style:paragraph-properties fo:margin-top="0in" fo:margin-bottom="0.0799in" fo:line-height="100%" fo:text-align="start" style:justify-single-word="false" fo:orphans="2" fo:widows="2" style:page-number="auto" fo:background-color="transparent" style:shadow="none">
        <style:tab-stops/>
        <style:background-image/>
      </style:paragraph-properties>
      <style:text-properties fo:font-size="16pt" fo:font-style="italic" fo:font-weight="bold"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8035in" style:type="right" style:leader-style="dotted" style:leader-text="."/>
        </style:tab-stops>
      </style:paragraph-properties>
    </style:style>
    <style:style style:name="Main_20_Title" style:display-name="Main Title" style:family="paragraph" style:parent-style-name="Title" style:next-style-name="Subtitle" style:auto-update="true" style:default-outline-level="" style:list-style-name="" style:master-page-name="">
      <style:paragraph-properties fo:text-align="center" style:justify-single-word="false" style:page-number="auto"/>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Chapter_20_Subtitle" style:display-name="Chapter Subtitle" style:family="paragraph" style:parent-style-name="Subtitle" style:default-outline-level="" style:list-style-name="">
      <style:paragraph-properties fo:margin-top="0.1201in" fo:margin-bottom="0i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Chapter_20_Title" style:display-name="Chapter Title" style:family="paragraph" style:parent-style-name="Header" style:master-page-name="">
      <style:paragraph-properties fo:text-align="start" style:justify-single-word="false" fo:keep-together="always" style:page-number="auto" fo:keep-with-next="always"/>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6"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7"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Main_20_Subtitle" style:display-name="Main Subtitle" style:family="paragraph" style:parent-style-name="Subtitle" style:default-outline-level="" style:list-style-name="">
      <style:paragraph-properties fo:text-align="center" style:justify-single-word="false"/>
    </style:style>
    <style:style style:name="Numbering_20_Symbols" style:display-name="Numbering Symbols" style:family="text"/>
    <style:style style:name="Footnote_20_Symbol" style:display-name="Footnote Symbol" style:family="text">
      <style:text-properties style:text-position="super 60%" style:font-name="Calibri1" fo:font-size="11pt"/>
    </style:style>
    <style:style style:name="Footnote_20_anchor" style:display-name="Footnote anchor" style:family="text">
      <style:text-properties style:text-position="super 60%" style:font-name="Calibri1" fo:font-size="11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start" style:justify-single-word="false"/>
      <style:text-properties fo:font-weight="bold" style:font-weight-asian="bold" style:font-weight-complex="bold"/>
    </style:style>
    <style:style style:name="MP4" style:family="paragraph" style:parent-style-name="Header">
      <style:paragraph-properties fo:text-align="end" style:justify-single-word="false"/>
      <style:text-properties fo:font-weight="bold" style:font-weight-asian="bold" style:font-weight-complex="bold"/>
    </style:style>
    <style:style style:name="MP5" style:family="paragraph" style:parent-style-name="Header">
      <style:paragraph-properties fo:text-align="start" style:justify-single-word="false"/>
    </style:style>
    <style:style style:name="MP6" style:family="paragraph" style:parent-style-name="Footer">
      <style:paragraph-properties fo:text-align="start" style:justify-single-word="false"/>
    </style:style>
    <style:style style:name="MP7" style:family="paragraph" style:parent-style-name="Header">
      <style:paragraph-properties fo:text-align="end"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0in" style:shadow="none"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6in" fo:page-height="9in" style:num-format="1" style:print-orientation="portrait" fo:margin-top="0.75in" fo:margin-bottom="0.75in" fo:margin-left="0.75in" fo:margin-right="0.7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usage="lef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usage="right">
      <style:page-layout-properties fo:page-width="6in" fo:page-height="9in" style:num-format="1" style:print-orientation="portrait" fo:margin-top="0.75in" fo:margin-bottom="0.75in" fo:margin-left="0.75in" fo:margin-right="0.7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6"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7" style:page-usage="lef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8"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9">
      <style:page-layout-properties fo:page-width="6in" fo:page-height="9in" style:num-format="1" style:print-orientation="portrait" fo:margin-top="2in" fo:margin-bottom="0.5in" fo:margin-left="0.5in" fo:margin-right="0.5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0" style:page-usage="righ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11" style:page-usage="lef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3">
      <style:page-layout-properties fo:page-width="6in" fo:page-height="9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4" style:page-usage="righ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h text:style-name="Heading_20_1" text:outline-level="1"><text:bookmark-start text:name="__RefHeading__7528_1623601998"/>Hebrews<text:bookmark-end text:name="__RefHeading__7528_1623601998"/></text:h>
      </style:header>
      <style:footer>
        <text:p text:style-name="MP1"><text:page-number text:select-page="current"/></text:p>
      </style:footer>
    </style:master-page>
    <style:master-page style:name="Footnote" style:page-layout-name="Mpm2"/>
    <style:master-page style:name="First_20_Page" style:display-name="First Page" style:page-layout-name="Mpm3" style:next-style-name="Right_20_Page">
      <style:header>
        <text:p text:style-name="Header"/>
      </style:header>
      <style:footer>
        <text:p text:style-name="MP2"><text:page-number text:select-page="current"/></text:p>
      </style:footer>
    </style:master-page>
    <style:master-page style:name="Left_20_Page" style:display-name="Left Page" style:page-layout-name="Mpm4" style:next-style-name="Right_20_Page">
      <style:header>
        <text:p text:style-name="MP3">Hebrews in Rabbinic Relief</text:p>
      </style:header>
      <style:footer>
        <text:p text:style-name="MP2"><text:page-number text:select-page="current"/></text:p>
      </style:footer>
    </style:master-page>
    <style:master-page style:name="Right_20_Page" style:display-name="Right Page" style:page-layout-name="Mpm5" style:next-style-name="Left_20_Page">
      <style:header>
        <text:p text:style-name="MP4">Hebrews in Rabbinic Relief</text:p>
      </style:header>
      <style:footer>
        <text:p text:style-name="MP2"><text:page-number style:num-format="1" text:select-page="current"/></text:p>
      </style:footer>
    </style:master-page>
    <style:master-page style:name="Intro_20_Right_20_Page" style:display-name="Intro Right Page" style:page-layout-name="Mpm6" style:next-style-name="Intro_20_Left_20_Page">
      <style:header>
        <text:p text:style-name="MP4"><text:chapter text:display="name" text:outline-level="1">Introduction </text:chapter></text:p>
      </style:header>
      <style:footer>
        <text:p text:style-name="MP1"><text:page-number style:num-format="i" text:select-page="current">xiii</text:page-number></text:p>
      </style:footer>
    </style:master-page>
    <style:master-page style:name="Intro_20_Left_20_Page" style:display-name="Intro Left Page" style:page-layout-name="Mpm7" style:next-style-name="Intro_20_Right_20_Page">
      <style:header>
        <text:p text:style-name="MP5"><text:chapter text:display="name" text:outline-level="1">Introduction </text:chapter></text:p>
      </style:header>
      <style:footer>
        <text:p text:style-name="MP6"><text:page-number style:num-format="i" text:select-page="current">xii</text:page-number></text:p>
      </style:footer>
    </style:master-page>
    <style:master-page style:name="Intro_20_First_20_Page" style:display-name="Intro First Page" style:page-layout-name="Mpm8" style:next-style-name="Intro_20_Left_20_Page"/>
    <style:master-page style:name="Cover_20_Page" style:display-name="Cover Page" style:page-layout-name="Mpm9" style:next-style-name="Intro_20_First_20_Page"/>
    <style:master-page style:name="Endnote" style:page-layout-name="Mpm2"/>
    <style:master-page style:name="Forward_20_First_20_Page" style:display-name="Forward First Page" style:page-layout-name="Mpm10" style:next-style-name="Forward_20_Left_20_Page"/>
    <style:master-page style:name="Forward_20_Left_20_Page" style:display-name="Forward Left Page" style:page-layout-name="Mpm11" style:next-style-name="Forward_20_Right_20_Page">
      <style:header>
        <text:p text:style-name="MP5"><text:chapter text:display="name" text:outline-level="1">Forward </text:chapter></text:p>
      </style:header>
      <style:footer>
        <text:p text:style-name="MP6"><text:page-number text:select-page="current">viii</text:page-number></text:p>
      </style:footer>
    </style:master-page>
    <style:master-page style:name="Forward_20_Right_20_Page" style:display-name="Forward Right Page" style:page-layout-name="Mpm12" style:next-style-name="Forward_20_Left_20_Page"/>
    <style:master-page style:name="Chapter_20_Left_20_Page" style:display-name="Chapter Left Page" style:page-layout-name="Mpm13" style:next-style-name="Chapter_20_Right_20_Page">
      <style:header>
        <text:p text:style-name="Chapter_20_Title"><text:chapter text:display="name" text:outline-level="1">Internet Articles</text:chapter></text:p>
      </style:header>
      <style:footer>
        <text:p text:style-name="MP6"><text:page-number text:select-page="current">104</text:page-number></text:p>
      </style:footer>
    </style:master-page>
    <style:master-page style:name="Chapter_20_Right_20_Page" style:display-name="Chapter Right Page" style:page-layout-name="Mpm13" style:next-style-name="Chapter_20_Left_20_Page">
      <style:header>
        <text:p text:style-name="MP7"><text:chapter text:display="name" text:outline-level="2">Course at Crandall University</text:chapter></text:p>
      </style:header>
      <style:footer>
        <text:p text:style-name="MP1"><text:page-number text:select-page="current">103</text:page-number></text:p>
      </style:footer>
    </style:master-page>
    <style:master-page style:name="Chapter_20_First_20_Page" style:display-name="Chapter First Page" style:page-layout-name="Mpm14" style:next-style-name="Chapter_20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Negley</meta:initial-creator>
    <meta:creation-date>2013-12-02T00:52:15.66</meta:creation-date>
    <dc:date>2015-05-08T01:08:29.99</dc:date>
    <meta:editing-duration>P32DT12H57M51S</meta:editing-duration>
    <meta:editing-cycles>60</meta:editing-cycles>
    <meta:generator>OpenOffice/4.1.1$Win32 OpenOffice.org_project/411m6$Build-9775</meta:generator>
    <dc:creator>David Negley</dc:creator>
    <meta:document-statistic meta:table-count="0" meta:image-count="0" meta:object-count="0" meta:page-count="119" meta:paragraph-count="755" meta:word-count="30193" meta:character-count="173035"/>
  </office:meta>
</office:document-meta>
</file>